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rsid="00934b49" officeooo:paragraph-rsid="008fad25" style:font-size-asian="9pt" style:font-size-complex="9pt"/>
    </style:style>
    <style:style style:name="P13" style:family="paragraph" style:parent-style-name="Standard">
      <style:text-properties style:font-name="Sans-serif" fo:font-size="9pt" officeooo:paragraph-rsid="0410781b" style:font-size-asian="9pt" style:font-size-complex="9pt"/>
    </style:style>
    <style:style style:name="P14" style:family="paragraph" style:parent-style-name="Standard">
      <style:text-properties style:font-name="Sans-serif" fo:font-size="9pt" officeooo:paragraph-rsid="007ad0f2" style:font-size-asian="9pt" style:font-size-complex="9pt"/>
    </style:style>
    <style:style style:name="P15" style:family="paragraph" style:parent-style-name="Standard">
      <style:text-properties style:font-name="Sans-serif" fo:font-size="9pt" officeooo:paragraph-rsid="048c271f" style:font-size-asian="9pt" style:font-size-complex="9pt"/>
    </style:style>
    <style:style style:name="P16" style:family="paragraph" style:parent-style-name="Standard">
      <style:text-properties style:font-name="Sans-serif" fo:font-size="9pt" officeooo:paragraph-rsid="049e0084" style:font-size-asian="9pt" style:font-size-complex="9pt"/>
    </style:style>
    <style:style style:name="P17"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18" style:family="paragraph" style:parent-style-name="Standard">
      <style:text-properties style:font-name="Sans-serif" fo:font-size="9pt" fo:font-weight="bold" officeooo:rsid="00bbaccf" officeooo:paragraph-rsid="048c271f" style:font-size-asian="9pt" style:font-weight-asian="bold" style:font-size-complex="9pt" style:font-weight-complex="bold"/>
    </style:style>
    <style:style style:name="P19" style:family="paragraph" style:parent-style-name="Standard">
      <style:text-properties style:font-name="Sans-serif" fo:font-size="9pt" fo:font-style="normal" fo:font-weight="normal" officeooo:rsid="03d566f4" officeooo:paragraph-rsid="00490909" style:font-size-asian="9pt" style:font-style-asian="normal" style:font-weight-asian="normal" style:font-size-complex="9pt" style:font-style-complex="normal" style:font-weight-complex="normal"/>
    </style:style>
    <style:style style:name="P20" style:family="paragraph" style:parent-style-name="Standard">
      <style:text-properties style:font-name="Sans-serif" fo:font-size="9pt" fo:font-style="normal" fo:font-weight="bold" officeooo:paragraph-rsid="04de0e10" style:font-size-asian="9pt" style:font-style-asian="normal" style:font-weight-asian="bold" style:font-size-complex="9pt" style:font-style-complex="normal" style:font-weight-complex="bold"/>
    </style:style>
    <style:style style:name="P21" style:family="paragraph" style:parent-style-name="Standard">
      <style:text-properties style:font-name="Sans-serif" fo:font-size="9pt" fo:font-weight="normal" officeooo:rsid="016f4712" officeooo:paragraph-rsid="049e0084" style:font-size-asian="9pt" style:font-weight-asian="normal" style:font-size-complex="9pt" style:font-weight-complex="normal"/>
    </style:style>
    <style:style style:name="P22" style:family="paragraph" style:parent-style-name="Standard">
      <style:text-properties style:font-name="Sans-serif" fo:font-size="9pt" fo:font-style="italic" officeooo:paragraph-rsid="049e0084" style:font-size-asian="9pt" style:font-style-asian="italic" style:font-size-complex="9pt" style:font-style-complex="italic"/>
    </style:style>
    <style:style style:name="P23" style:family="paragraph" style:parent-style-name="Standard">
      <style:text-properties fo:font-size="9pt" officeooo:paragraph-rsid="0088bbb9" style:font-size-asian="9pt" style:font-size-complex="9pt"/>
    </style:style>
    <style:style style:name="P24" style:family="paragraph" style:parent-style-name="Standard">
      <style:text-properties fo:font-size="9pt" officeooo:paragraph-rsid="00979c0a" style:font-size-asian="9pt" style:font-size-complex="9pt"/>
    </style:style>
    <style:style style:name="P25" style:family="paragraph" style:parent-style-name="Standard">
      <style:text-properties officeooo:paragraph-rsid="049e0084"/>
    </style:style>
    <style:style style:name="P2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2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2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2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48a65fc"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49e0084"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49fa050"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a28830" officeooo:paragraph-rsid="04a28830"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a44ba6" officeooo:paragraph-rsid="04a44ba6"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bfcdb2" officeooo:paragraph-rsid="04bfcdb2"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6b9b3" officeooo:paragraph-rsid="050786db"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48a65fc" style:font-size-asian="9pt" style:font-style-asian="normal" style:font-weight-asian="normal" style:font-size-complex="9pt" style:font-style-complex="normal" style:font-weight-complex="normal"/>
    </style:style>
    <style:style style:name="P5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073f0" officeooo:paragraph-rsid="049fa050" style:font-size-asian="9pt" style:font-style-asian="normal" style:font-weight-asian="normal" style:font-size-complex="9pt" style:font-style-complex="normal" style:font-weight-complex="normal"/>
    </style:style>
    <style:style style:name="P53"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1d220bb" officeooo:paragraph-rsid="0498bb54" style:font-size-asian="9pt" style:font-style-asian="normal" style:font-weight-asian="normal" style:font-size-complex="9pt" style:font-style-complex="normal" style:font-weight-complex="normal"/>
    </style:style>
    <style:style style:name="P54"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067cff2" officeooo:paragraph-rsid="0498bb54" style:font-size-asian="9pt" style:font-style-asian="normal" style:font-weight-asian="normal" style:font-size-complex="9pt" style:font-style-complex="normal" style:font-weight-complex="normal"/>
    </style:style>
    <style:style style:name="P55"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e8eb45" officeooo:paragraph-rsid="050786db" style:font-size-asian="9pt" style:font-style-asian="normal" style:font-weight-asian="normal" style:font-size-complex="9pt" style:font-style-complex="normal" style:font-weight-complex="normal"/>
    </style:style>
    <style:style style:name="P56"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48a65fc" style:font-size-asian="9pt" style:font-style-asian="normal" style:font-weight-asian="bold" style:font-size-complex="9pt" style:font-style-complex="normal" style:font-weight-complex="bold"/>
    </style:style>
    <style:style style:name="P57"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6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6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6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7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4a28830" officeooo:paragraph-rsid="04a28830" style:font-size-asian="9pt" style:font-weight-asian="normal" style:font-size-complex="9pt" style:font-weight-complex="normal"/>
    </style:style>
    <style:style style:name="P71"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72"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4e35c10" style:font-size-asian="9pt" style:font-weight-asian="bold" style:font-size-complex="9pt" style:font-weight-complex="bold"/>
    </style:style>
    <style:style style:name="P73"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74"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75"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48a65fc" style:font-size-asian="9pt" style:font-weight-asian="bold" style:font-size-complex="9pt" style:font-weight-complex="bold"/>
    </style:style>
    <style:style style:name="P76"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77"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7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7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8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8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8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8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8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8a65fc" style:font-size-asian="9pt" style:font-size-complex="9pt"/>
    </style:style>
    <style:style style:name="P8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8c271f"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9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9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9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8a65fc" style:font-size-asian="9pt" style:font-size-complex="9pt"/>
    </style:style>
    <style:style style:name="P9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9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1b58fed" officeooo:paragraph-rsid="048c271f" style:font-size-asian="9pt" style:font-style-asian="normal" style:font-weight-asian="normal" style:font-size-complex="9pt" style:font-style-complex="normal" style:font-weight-complex="normal"/>
    </style:style>
    <style:style style:name="P9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9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8c271f" style:font-size-asian="9pt" style:font-weight-asian="normal" style:font-size-complex="9pt" style:font-weight-complex="normal"/>
    </style:style>
    <style:style style:name="P9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48a65fc" style:font-size-asian="9pt" style:font-weight-asian="bold" style:font-size-complex="9pt" style:font-weight-complex="bold"/>
    </style:style>
    <style:style style:name="P98"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99"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100"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01" style:family="paragraph" style:parent-style-name="Standard">
      <style:text-properties style:font-name="Sans-serif" fo:font-size="9pt" style:font-size-asian="9pt" style:font-size-complex="9pt"/>
    </style:style>
    <style:style style:name="P102"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03"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04"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05"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06"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07"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08"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09"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10"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11"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6357e80" style:font-size-asian="9pt" style:font-size-complex="9pt"/>
    </style:style>
    <style:style style:name="P112"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6365616" style:font-size-asian="9pt" style:font-size-complex="9pt"/>
    </style:style>
    <style:style style:name="P113"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14"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15"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16"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17"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18"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19"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20"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21"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22"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23"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24"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25" style:family="paragraph" style:parent-style-name="Standard" style:list-style-name="L24">
      <loext:graphic-properties draw:fill="none"/>
      <style:paragraph-properties fo:background-color="transparent">
        <style:tab-stops>
          <style:tab-stop style:position="-0.1283in"/>
        </style:tab-stops>
      </style:paragraph-properties>
      <style:text-properties style:font-name="Sans-serif" fo:font-size="9pt" officeooo:rsid="0529ff38" officeooo:paragraph-rsid="0529ff38" style:font-size-asian="9pt" style:font-size-complex="9pt"/>
    </style:style>
    <style:style style:name="P126" style:family="paragraph" style:parent-style-name="Standard" style:list-style-name="L24">
      <loext:graphic-properties draw:fill="none"/>
      <style:paragraph-properties fo:background-color="transparent">
        <style:tab-stops>
          <style:tab-stop style:position="-0.1283in"/>
        </style:tab-stops>
      </style:paragraph-properties>
      <style:text-properties style:font-name="Sans-serif" fo:font-size="9pt" officeooo:rsid="052d74cf" officeooo:paragraph-rsid="052d74cf" style:font-size-asian="9pt" style:font-size-complex="9pt"/>
    </style:style>
    <style:style style:name="P127"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537367c" officeooo:paragraph-rsid="0537367c" style:font-size-asian="9pt" style:font-size-complex="9pt"/>
    </style:style>
    <style:style style:name="P12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5381fc7" officeooo:paragraph-rsid="06b2218b" style:font-size-asian="9pt" style:font-size-complex="9pt"/>
    </style:style>
    <style:style style:name="P129"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53bf671" officeooo:paragraph-rsid="053bf671" style:font-size-asian="9pt" style:font-size-complex="9pt"/>
    </style:style>
    <style:style style:name="P130"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53f9c36" officeooo:paragraph-rsid="053f9c36" style:font-size-asian="9pt" style:font-size-complex="9pt"/>
    </style:style>
    <style:style style:name="P131" style:family="paragraph" style:parent-style-name="Standard">
      <style:text-properties style:font-name="Sans-serif" fo:font-size="9pt" officeooo:paragraph-rsid="049e0084" style:font-size-asian="9pt" style:font-size-complex="9pt"/>
    </style:style>
    <style:style style:name="P132" style:family="paragraph" style:parent-style-name="Standard">
      <style:text-properties style:font-name="Sans-serif" fo:font-size="9pt" officeooo:paragraph-rsid="054ab5bc" style:font-size-asian="9pt" style:font-size-complex="9pt"/>
    </style:style>
    <style:style style:name="P133" style:family="paragraph" style:parent-style-name="Standard">
      <style:text-properties style:font-name="Sans-serif" fo:font-size="9pt" officeooo:paragraph-rsid="058e1921" style:font-size-asian="9pt" style:font-size-complex="9pt"/>
    </style:style>
    <style:style style:name="P134" style:family="paragraph" style:parent-style-name="Standard">
      <style:text-properties style:font-name="Sans-serif" fo:font-size="9pt" officeooo:paragraph-rsid="05e937d2" style:font-size-asian="9pt" style:font-size-complex="9pt"/>
    </style:style>
    <style:style style:name="P135"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rsid="06365616" officeooo:paragraph-rsid="06365616" style:font-size-asian="9pt" style:font-size-complex="9pt"/>
    </style:style>
    <style:style style:name="P136" style:family="paragraph" style:parent-style-name="Standard">
      <style:text-properties style:font-name="Sans-serif" fo:font-size="9pt" officeooo:paragraph-rsid="064e4548" style:font-size-asian="9pt" style:font-size-complex="9pt"/>
    </style:style>
    <style:style style:name="P137"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6563dac" officeooo:paragraph-rsid="06563dac" style:font-size-asian="9pt" style:font-size-complex="9pt"/>
    </style:style>
    <style:style style:name="P138"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65a4249" officeooo:paragraph-rsid="065a4249" style:font-size-asian="9pt" style:font-size-complex="9pt"/>
    </style:style>
    <style:style style:name="P139" style:family="paragraph" style:parent-style-name="Standard">
      <style:text-properties style:font-name="Sans-serif" fo:font-size="9pt" officeooo:paragraph-rsid="067b7759" style:font-size-asian="9pt" style:font-size-complex="9pt"/>
    </style:style>
    <style:style style:name="P140"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6d68442" officeooo:paragraph-rsid="06d68442" style:font-size-asian="9pt" style:font-size-complex="9pt"/>
    </style:style>
    <style:style style:name="P141"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42"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43"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44"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45" style:family="paragraph" style:parent-style-name="Standard" style:list-style-name="L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6b15c61" style:font-size-asian="9pt" style:font-weight-asian="normal" style:font-size-complex="9pt" style:font-weight-complex="normal"/>
    </style:style>
    <style:style style:name="P146"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47"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6b3ea1a" officeooo:paragraph-rsid="06b3ea1a" style:font-size-asian="9pt" style:font-weight-asian="normal" style:font-size-complex="9pt" style:font-weight-complex="normal"/>
    </style:style>
    <style:style style:name="P148" style:family="paragraph" style:parent-style-name="Standard">
      <style:text-properties style:font-name="Sans-serif" fo:font-size="9pt" fo:font-weight="bold" officeooo:paragraph-rsid="054ab5bc" style:font-size-asian="9pt" style:font-weight-asian="bold" style:font-size-complex="9pt" style:font-weight-complex="bold"/>
    </style:style>
    <style:style style:name="P149" style:family="paragraph" style:parent-style-name="Standard">
      <style:text-properties style:font-name="Sans-serif" fo:font-size="9pt" fo:font-weight="bold" officeooo:rsid="05570b6b" officeooo:paragraph-rsid="05570b6b" style:font-size-asian="9pt" style:font-weight-asian="bold" style:font-size-complex="9pt" style:font-weight-complex="bold"/>
    </style:style>
    <style:style style:name="P150" style:family="paragraph" style:parent-style-name="Standard">
      <style:text-properties style:font-name="Sans-serif" fo:font-size="9pt" fo:font-weight="bold" officeooo:rsid="00bbaccf" officeooo:paragraph-rsid="048c271f" style:font-size-asian="9pt" style:font-weight-asian="bold" style:font-size-complex="9pt" style:font-weight-complex="bold"/>
    </style:style>
    <style:style style:name="P151" style:family="paragraph" style:parent-style-name="Standard">
      <style:text-properties style:font-name="Sans-serif" fo:font-size="9pt" fo:font-style="normal" fo:font-weight="bold" officeooo:rsid="055f72d3" officeooo:paragraph-rsid="054ab5bc" style:font-size-asian="9pt" style:font-style-asian="normal" style:font-weight-asian="bold" style:font-size-complex="9pt" style:font-style-complex="normal" style:font-weight-complex="bold"/>
    </style:style>
    <style:style style:name="P152"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153" style:family="paragraph" style:parent-style-name="Standard">
      <style:text-properties officeooo:paragraph-rsid="04de0e10"/>
    </style:style>
    <style:style style:name="P154"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55"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56"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57"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58"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59"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60"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61"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62"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63"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64"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65"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6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6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6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6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7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7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172"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weight="bold" officeooo:rsid="0495c91d" officeooo:paragraph-rsid="054ab5bc" style:font-size-asian="9pt" style:font-weight-asian="bold" style:font-size-complex="9pt" style:font-weight-complex="bold"/>
    </style:style>
    <style:style style:name="P173" style:family="paragraph" style:parent-style-name="Standard" style:list-style-name="L22">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weight="bold" officeooo:rsid="0495c91d" officeooo:paragraph-rsid="048be59d" style:font-size-asian="9pt" style:font-weight-asian="bold" style:font-size-complex="9pt" style:font-weight-complex="bold"/>
    </style:style>
    <style:style style:name="P17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586b24d" officeooo:paragraph-rsid="05893d0d" style:font-size-asian="9pt" style:font-weight-asian="bold" style:font-size-complex="9pt" style:font-weight-complex="bold"/>
    </style:style>
    <style:style style:name="P17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7d5d64" officeooo:paragraph-rsid="047d5d64" style:font-size-asian="9pt" style:font-weight-asian="bold" style:font-size-complex="9pt" style:font-weight-complex="bold"/>
    </style:style>
    <style:style style:name="P17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58b0976" officeooo:paragraph-rsid="058b0976" style:font-size-asian="9pt" style:font-weight-asian="bold" style:font-size-complex="9pt" style:font-weight-complex="bold"/>
    </style:style>
    <style:style style:name="P17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6b9b3" officeooo:paragraph-rsid="050786db" style:font-size-asian="9pt" style:font-weight-asian="bold" style:font-size-complex="9pt" style:font-weight-complex="bold"/>
    </style:style>
    <style:style style:name="P17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81cd1f" officeooo:paragraph-rsid="06cdabd8" style:font-size-asian="9pt" style:font-weight-asian="bold" style:font-size-complex="9pt" style:font-weight-complex="bold"/>
    </style:style>
    <style:style style:name="P17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8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8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82"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83"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067cff2" officeooo:paragraph-rsid="054ab5bc" style:font-size-asian="9pt" style:font-style-asian="normal" style:font-weight-asian="normal" style:font-size-complex="9pt" style:font-style-complex="normal" style:font-weight-complex="normal"/>
    </style:style>
    <style:style style:name="P184"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4ddb0f4" officeooo:paragraph-rsid="054ab5bc" style:font-size-asian="9pt" style:font-style-asian="normal" style:font-weight-asian="normal" style:font-size-complex="9pt" style:font-style-complex="normal" style:font-weight-complex="normal"/>
    </style:style>
    <style:style style:name="P185"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4ddb0f4" officeooo:paragraph-rsid="057584bd" style:font-size-asian="9pt" style:font-style-asian="normal" style:font-weight-asian="normal" style:font-size-complex="9pt" style:font-style-complex="normal" style:font-weight-complex="normal"/>
    </style:style>
    <style:style style:name="P18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8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88"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bold" officeooo:rsid="055bc727" officeooo:paragraph-rsid="055bc727" style:font-size-asian="9pt" style:font-style-asian="normal" style:font-weight-asian="bold" style:font-size-complex="9pt" style:font-style-complex="normal" style:font-weight-complex="bold"/>
    </style:style>
    <style:style style:name="P189"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bold" officeooo:rsid="055f72d3" officeooo:paragraph-rsid="06057f03" style:font-size-asian="9pt" style:font-style-asian="normal" style:font-weight-asian="bold" style:font-size-complex="9pt" style:font-style-complex="normal" style:font-weight-complex="bold"/>
    </style:style>
    <style:style style:name="P190"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bold" officeooo:rsid="055f72d3" officeooo:paragraph-rsid="060a3dd4" style:font-size-asian="9pt" style:font-style-asian="normal" style:font-weight-asian="bold" style:font-size-complex="9pt" style:font-style-complex="normal" style:font-weight-complex="bold"/>
    </style:style>
    <style:style style:name="P19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9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paragraph-rsid="05893d0d" style:font-size-asian="9pt" style:font-weight-asian="normal" style:font-size-complex="9pt" style:font-weight-complex="normal"/>
    </style:style>
    <style:style style:name="P19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6a575da" style:font-size-asian="9pt" style:font-style-asian="italic" style:font-weight-asian="bold" style:font-size-complex="9pt" style:font-style-complex="italic" style:font-weight-complex="bold"/>
    </style:style>
    <style:style style:name="P19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195"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paragraph-rsid="048a65fc" style:font-size-asian="9pt" style:font-size-complex="9pt"/>
    </style:style>
    <style:style style:name="P196"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fo:font-weight="bold" officeooo:rsid="04907496" officeooo:paragraph-rsid="054ab5bc" style:font-weight-asian="bold" style:font-weight-complex="bold"/>
    </style:style>
    <style:style style:name="P197" style:family="paragraph" style:parent-style-name="Standard">
      <loext:graphic-properties draw:fill="none"/>
      <style:paragraph-properties fo:margin-left="0in" fo:margin-right="0in" fo:text-indent="0in" style:auto-text-indent="false" fo:background-color="transparent"/>
      <style:text-properties fo:font-size="9pt" fo:font-weight="bold" officeooo:paragraph-rsid="049fa050" style:font-size-asian="9pt" style:font-weight-asian="bold" style:font-size-complex="9pt" style:font-weight-complex="bold"/>
    </style:style>
    <style:style style:name="P198"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61eebf1" style:font-size-asian="9pt" style:font-weight-asian="bold" style:font-size-complex="9pt" style:font-weight-complex="bold"/>
    </style:style>
    <style:style style:name="P199"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200"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5a6ab9b" style:font-size-asian="9pt" style:font-weight-asian="bold" style:font-size-complex="9pt" style:font-weight-complex="bold"/>
    </style:style>
    <style:style style:name="P201"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ext-properties style:font-name="Sans-serif" fo:font-size="9pt" fo:font-weight="bold" officeooo:rsid="047d5d64" officeooo:paragraph-rsid="047d5d64" style:font-size-asian="9pt" style:font-weight-asian="bold" style:font-size-complex="9pt" style:font-weight-complex="bold"/>
    </style:style>
    <style:style style:name="P20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style="normal" fo:font-weight="bold" officeooo:rsid="01b7eb8e" officeooo:paragraph-rsid="05a8837e" style:font-size-asian="9pt" style:font-style-asian="normal" style:font-weight-asian="bold" style:font-size-complex="9pt" style:font-style-complex="normal" style:font-weight-complex="bold"/>
    </style:style>
    <style:style style:name="P203"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204"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49e0084" style:font-size-asian="9pt" style:font-size-complex="9pt"/>
    </style:style>
    <style:style style:name="P205"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06"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207"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49e0084"/>
    </style:style>
    <style:style style:name="P208"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209"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4a28830" style:font-size-asian="9pt" style:font-size-complex="9pt"/>
    </style:style>
    <style:style style:name="P210"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211" style:family="paragraph" style:parent-style-name="Standard" style:list-style-name="L22"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officeooo:rsid="01da6b33" officeooo:paragraph-rsid="04d963ae"/>
    </style:style>
    <style:style style:name="P212"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213"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49e0084" style:font-size-asian="9pt" style:font-size-complex="9pt"/>
    </style:style>
    <style:style style:name="P214"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49e0084" style:font-size-asian="9pt" style:font-size-complex="9pt"/>
    </style:style>
    <style:style style:name="P215" style:family="paragraph" style:parent-style-name="Standard" style:list-style-name="L23">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54ab5bc" style:font-size-asian="9pt" style:font-size-complex="9pt"/>
    </style:style>
    <style:style style:name="P216"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217"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218"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219"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220"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221"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222"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23"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24"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225"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bold" officeooo:rsid="01761ba2" officeooo:paragraph-rsid="04a28830" style:font-size-asian="9pt" style:font-weight-asian="bold" style:font-size-complex="9pt" style:font-weight-complex="bold"/>
    </style:style>
    <style:style style:name="P226" style:family="paragraph" style:parent-style-name="Standard" style:list-style-name="L2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58bec30" officeooo:paragraph-rsid="058bec30" style:font-size-asian="9pt" style:font-weight-asian="bold" style:font-size-complex="9pt" style:font-weight-complex="bold"/>
    </style:style>
    <style:style style:name="P227" style:family="paragraph" style:parent-style-name="Standard" style:list-style-name="L2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58b0976" officeooo:paragraph-rsid="058b0976" style:font-size-asian="9pt" style:font-weight-asian="bold" style:font-size-complex="9pt" style:font-weight-complex="bold"/>
    </style:style>
    <style:style style:name="P228"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229"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4a15fe3"/>
    </style:style>
    <style:style style:name="P230"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231"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4a28830" style:font-size-asian="9pt" style:font-size-complex="9pt"/>
    </style:style>
    <style:style style:name="P232"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233"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234"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rsid="01da6b33" officeooo:paragraph-rsid="04d963ae"/>
    </style:style>
    <style:style style:name="P235"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paragraph-rsid="048a65fc"/>
    </style:style>
    <style:style style:name="P236"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paragraph-rsid="048be59d"/>
    </style:style>
    <style:style style:name="P237" style:family="paragraph" style:parent-style-name="Standard" style:list-style-name="L23"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54ab5bc" style:font-size-asian="9pt" style:font-size-complex="9pt"/>
    </style:style>
    <style:style style:name="P238" style:family="paragraph" style:parent-style-name="Standard" style:list-style-name="L2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5f6bc39" officeooo:paragraph-rsid="05f6bc39" style:font-size-asian="9pt" style:font-weight-asian="bold" style:font-size-complex="9pt" style:font-weight-complex="bold"/>
    </style:style>
    <style:style style:name="P23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54ab5bc" style:font-size-asian="9pt" style:font-size-complex="9pt"/>
    </style:style>
    <style:style style:name="P24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241" style:family="paragraph" style:parent-style-name="Standard">
      <loext:graphic-properties draw:fill="none"/>
      <style:paragraph-properties fo:margin-left="0.1866in" fo:margin-right="0in" fo:text-indent="-0.1866in" style:auto-text-indent="false" fo:background-color="transparent">
        <style:tab-stops>
          <style:tab-stop style:position="-0.1228in"/>
        </style:tab-stops>
      </style:paragraph-properties>
      <style:text-properties style:font-name="Sans-serif" fo:font-size="9pt" fo:font-weight="bold" officeooo:rsid="0495c91d" officeooo:paragraph-rsid="054ab5bc" style:font-size-asian="9pt" style:font-weight-asian="bold" style:font-size-complex="9pt" style:font-weight-complex="bold"/>
    </style:style>
    <style:style style:name="P24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24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24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24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54ab5bc" style:font-size-asian="9pt" style:font-size-complex="9pt"/>
    </style:style>
    <style:style style:name="P24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54ab5bc" style:font-size-asian="9pt" style:font-size-complex="9pt"/>
    </style:style>
    <style:style style:name="P247" style:family="paragraph" style:parent-style-name="Standard">
      <style:paragraph-properties fo:break-before="column"/>
      <style:text-properties style:font-name="Sans-serif" fo:font-size="9pt" officeooo:paragraph-rsid="054ab5bc" style:font-size-asian="9pt" style:font-size-complex="9pt"/>
    </style:style>
    <style:style style:name="P248" style:family="paragraph" style:parent-style-name="Heading_20_2">
      <style:paragraph-properties fo:text-align="center" style:justify-single-word="false"/>
      <style:text-properties style:font-name="Sans-serif" officeooo:rsid="007bd821" officeooo:paragraph-rsid="007bd821"/>
    </style:style>
    <style:style style:name="P249" style:family="paragraph" style:parent-style-name="Heading_20_2" style:list-style-name="">
      <style:paragraph-properties fo:text-align="center" style:justify-single-word="false" fo:break-before="page"/>
      <style:text-properties officeooo:rsid="020955dd" officeooo:paragraph-rsid="020955dd"/>
    </style:style>
    <style:style style:name="P250" style:family="paragraph" style:parent-style-name="Heading_20_2">
      <style:paragraph-properties fo:text-align="center" style:justify-single-word="false" fo:break-before="page"/>
      <style:text-properties officeooo:paragraph-rsid="049e0084"/>
    </style:style>
    <style:style style:name="P251" style:family="paragraph" style:parent-style-name="Heading_20_3">
      <style:text-properties officeooo:rsid="0379df88" officeooo:paragraph-rsid="0379df88"/>
    </style:style>
    <style:style style:name="P252" style:family="paragraph" style:parent-style-name="Heading_20_3">
      <style:text-properties officeooo:rsid="037ade73" officeooo:paragraph-rsid="037ade73"/>
    </style:style>
    <style:style style:name="P253" style:family="paragraph" style:parent-style-name="Heading_20_3">
      <style:paragraph-properties fo:break-before="column"/>
      <style:text-properties officeooo:rsid="0379df88" officeooo:paragraph-rsid="0379df88"/>
    </style:style>
    <style:style style:name="P254" style:family="paragraph" style:parent-style-name="Heading_20_3">
      <style:paragraph-properties fo:break-before="column"/>
      <style:text-properties officeooo:rsid="037ade73" officeooo:paragraph-rsid="037ade73"/>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16f4712" style:font-weight-asian="bold" style:font-weight-complex="bold"/>
    </style:style>
    <style:style style:name="T5" style:family="text">
      <style:text-properties fo:font-weight="bold" officeooo:rsid="01930445" style:font-weight-asian="bold" style:font-weight-complex="bold"/>
    </style:style>
    <style:style style:name="T6" style:family="text">
      <style:text-properties fo:font-weight="bold" officeooo:rsid="0146835d" style:font-weight-asian="bold" style:font-weight-complex="bold"/>
    </style:style>
    <style:style style:name="T7" style:family="text">
      <style:text-properties fo:font-weight="bold" officeooo:rsid="0153b2b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724388" style:font-weight-asian="normal" style:font-weight-complex="normal"/>
    </style:style>
    <style:style style:name="T10" style:family="text">
      <style:text-properties fo:font-weight="normal" officeooo:rsid="01763c61" style:font-weight-asian="normal" style:font-weight-complex="normal"/>
    </style:style>
    <style:style style:name="T11" style:family="text">
      <style:text-properties fo:font-weight="normal" officeooo:rsid="017ec67e" style:font-weight-asian="normal" style:font-weight-complex="normal"/>
    </style:style>
    <style:style style:name="T12" style:family="text">
      <style:text-properties fo:font-weight="normal" officeooo:rsid="01804f86" style:font-weight-asian="normal" style:font-weight-complex="normal"/>
    </style:style>
    <style:style style:name="T13" style:family="text">
      <style:text-properties fo:font-weight="normal" officeooo:rsid="0181d6a0" style:font-weight-asian="normal" style:font-weight-complex="normal"/>
    </style:style>
    <style:style style:name="T14" style:family="text">
      <style:text-properties fo:font-weight="normal" officeooo:rsid="0182d22c" style:font-weight-asian="normal" style:font-weight-complex="normal"/>
    </style:style>
    <style:style style:name="T15" style:family="text">
      <style:text-properties fo:font-weight="normal" officeooo:rsid="016f4712" style:font-weight-asian="normal" style:font-weight-complex="normal"/>
    </style:style>
    <style:style style:name="T16" style:family="text">
      <style:text-properties fo:font-weight="normal" officeooo:rsid="0193a4c8" style:font-weight-asian="normal" style:font-weight-complex="normal"/>
    </style:style>
    <style:style style:name="T17" style:family="text">
      <style:text-properties fo:font-weight="normal" officeooo:rsid="0195326b" style:font-weight-asian="normal" style:font-weight-complex="normal"/>
    </style:style>
    <style:style style:name="T18" style:family="text">
      <style:text-properties fo:font-weight="normal" officeooo:rsid="01cfbc5f" style:font-weight-asian="normal" style:font-weight-complex="normal"/>
    </style:style>
    <style:style style:name="T19" style:family="text">
      <style:text-properties fo:font-weight="normal" officeooo:rsid="01dd1bb0" style:font-weight-asian="normal" style:font-weight-complex="normal"/>
    </style:style>
    <style:style style:name="T20" style:family="text">
      <style:text-properties fo:font-weight="normal" officeooo:rsid="01df231c" style:font-weight-asian="normal" style:font-weight-complex="normal"/>
    </style:style>
    <style:style style:name="T21" style:family="text">
      <style:text-properties fo:font-weight="normal" officeooo:rsid="02058f41" style:font-weight-asian="normal" style:font-weight-complex="normal"/>
    </style:style>
    <style:style style:name="T22" style:family="text">
      <style:text-properties fo:font-weight="normal" officeooo:rsid="0215f3ff" style:font-weight-asian="normal" style:font-weight-complex="normal"/>
    </style:style>
    <style:style style:name="T23" style:family="text">
      <style:text-properties fo:font-weight="normal" officeooo:rsid="021b8bf3" style:font-weight-asian="normal" style:font-weight-complex="normal"/>
    </style:style>
    <style:style style:name="T24" style:family="text">
      <style:text-properties fo:font-weight="normal" officeooo:rsid="022697e5" style:font-weight-asian="normal" style:font-weight-complex="normal"/>
    </style:style>
    <style:style style:name="T25" style:family="text">
      <style:text-properties fo:font-weight="normal" officeooo:rsid="022bec1c" style:font-weight-asian="normal" style:font-weight-complex="normal"/>
    </style:style>
    <style:style style:name="T26" style:family="text">
      <style:text-properties fo:font-weight="normal" officeooo:rsid="022c4f5c" style:font-weight-asian="normal" style:font-weight-complex="normal"/>
    </style:style>
    <style:style style:name="T27" style:family="text">
      <style:text-properties fo:font-weight="normal" officeooo:rsid="022c591e" style:font-weight-asian="normal" style:font-weight-complex="normal"/>
    </style:style>
    <style:style style:name="T28" style:family="text">
      <style:text-properties fo:font-weight="normal" officeooo:rsid="022db24f" style:font-weight-asian="normal" style:font-weight-complex="normal"/>
    </style:style>
    <style:style style:name="T29" style:family="text">
      <style:text-properties fo:font-weight="normal" officeooo:rsid="022f07d8" style:font-weight-asian="normal" style:font-weight-complex="normal"/>
    </style:style>
    <style:style style:name="T30" style:family="text">
      <style:text-properties fo:font-weight="normal" officeooo:rsid="0233d0cd" style:font-weight-asian="normal" style:font-weight-complex="normal"/>
    </style:style>
    <style:style style:name="T31" style:family="text">
      <style:text-properties fo:font-weight="normal" officeooo:rsid="0237dc93" style:font-weight-asian="normal" style:font-weight-complex="normal"/>
    </style:style>
    <style:style style:name="T32" style:family="text">
      <style:text-properties fo:font-weight="normal" officeooo:rsid="02380329" style:font-weight-asian="normal" style:font-weight-complex="normal"/>
    </style:style>
    <style:style style:name="T33" style:family="text">
      <style:text-properties fo:font-weight="normal" officeooo:rsid="02386b07" style:font-weight-asian="normal" style:font-weight-complex="normal"/>
    </style:style>
    <style:style style:name="T34" style:family="text">
      <style:text-properties fo:font-weight="normal" officeooo:rsid="02393802" style:font-weight-asian="normal" style:font-weight-complex="normal"/>
    </style:style>
    <style:style style:name="T35" style:family="text">
      <style:text-properties fo:font-weight="normal" officeooo:rsid="023ae08f" style:font-weight-asian="normal" style:font-weight-complex="normal"/>
    </style:style>
    <style:style style:name="T36" style:family="text">
      <style:text-properties fo:font-weight="normal" officeooo:rsid="023bc03d" style:font-weight-asian="normal" style:font-weight-complex="normal"/>
    </style:style>
    <style:style style:name="T37" style:family="text">
      <style:text-properties fo:font-weight="normal" officeooo:rsid="023f2d93" style:font-weight-asian="normal" style:font-weight-complex="normal"/>
    </style:style>
    <style:style style:name="T38" style:family="text">
      <style:text-properties fo:font-weight="normal" officeooo:rsid="02448b49" style:font-weight-asian="normal" style:font-weight-complex="normal"/>
    </style:style>
    <style:style style:name="T39" style:family="text">
      <style:text-properties fo:font-weight="normal" officeooo:rsid="024b08af" style:font-weight-asian="normal" style:font-weight-complex="normal"/>
    </style:style>
    <style:style style:name="T40" style:family="text">
      <style:text-properties fo:font-weight="normal" officeooo:rsid="024d0625" style:font-weight-asian="normal" style:font-weight-complex="normal"/>
    </style:style>
    <style:style style:name="T41" style:family="text">
      <style:text-properties fo:font-weight="normal" officeooo:rsid="024ef88f" style:font-weight-asian="normal" style:font-weight-complex="normal"/>
    </style:style>
    <style:style style:name="T42" style:family="text">
      <style:text-properties fo:font-weight="normal" officeooo:rsid="02502895" style:font-weight-asian="normal" style:font-weight-complex="normal"/>
    </style:style>
    <style:style style:name="T43" style:family="text">
      <style:text-properties fo:font-weight="normal" officeooo:rsid="0251173b" style:font-weight-asian="normal" style:font-weight-complex="normal"/>
    </style:style>
    <style:style style:name="T44" style:family="text">
      <style:text-properties fo:font-weight="normal" officeooo:rsid="025311a4" style:font-weight-asian="normal" style:font-weight-complex="normal"/>
    </style:style>
    <style:style style:name="T45" style:family="text">
      <style:text-properties fo:font-weight="normal" officeooo:rsid="025497f3" style:font-weight-asian="normal" style:font-weight-complex="normal"/>
    </style:style>
    <style:style style:name="T46" style:family="text">
      <style:text-properties fo:font-weight="normal" officeooo:rsid="0254f887" style:font-weight-asian="normal" style:font-weight-complex="normal"/>
    </style:style>
    <style:style style:name="T47" style:family="text">
      <style:text-properties fo:font-weight="normal" officeooo:rsid="0254fec8" style:font-weight-asian="normal" style:font-weight-complex="normal"/>
    </style:style>
    <style:style style:name="T48" style:family="text">
      <style:text-properties fo:font-weight="normal" officeooo:rsid="0256caa2" style:font-weight-asian="normal" style:font-weight-complex="normal"/>
    </style:style>
    <style:style style:name="T49" style:family="text">
      <style:text-properties fo:font-weight="normal" officeooo:rsid="02578a73" style:font-weight-asian="normal" style:font-weight-complex="normal"/>
    </style:style>
    <style:style style:name="T50" style:family="text">
      <style:text-properties fo:font-weight="normal" officeooo:rsid="025c60ea" style:font-weight-asian="normal" style:font-weight-complex="normal"/>
    </style:style>
    <style:style style:name="T51" style:family="text">
      <style:text-properties fo:font-weight="normal" officeooo:rsid="02615c98" style:font-weight-asian="normal" style:font-weight-complex="normal"/>
    </style:style>
    <style:style style:name="T52" style:family="text">
      <style:text-properties fo:font-weight="normal" officeooo:rsid="02659d01" style:font-weight-asian="normal" style:font-weight-complex="normal"/>
    </style:style>
    <style:style style:name="T53" style:family="text">
      <style:text-properties fo:font-weight="normal" officeooo:rsid="026a93b5" style:font-weight-asian="normal" style:font-weight-complex="normal"/>
    </style:style>
    <style:style style:name="T54" style:family="text">
      <style:text-properties fo:font-weight="normal" officeooo:rsid="026ed289" style:font-weight-asian="normal" style:font-weight-complex="normal"/>
    </style:style>
    <style:style style:name="T55" style:family="text">
      <style:text-properties fo:font-weight="normal" officeooo:rsid="02b1dc06" style:font-weight-asian="normal" style:font-weight-complex="normal"/>
    </style:style>
    <style:style style:name="T56" style:family="text">
      <style:text-properties fo:font-weight="normal" officeooo:rsid="02b55026" style:font-weight-asian="normal" style:font-weight-complex="normal"/>
    </style:style>
    <style:style style:name="T57" style:family="text">
      <style:text-properties fo:font-weight="normal" officeooo:rsid="02b6c58a" style:font-weight-asian="normal" style:font-weight-complex="normal"/>
    </style:style>
    <style:style style:name="T58" style:family="text">
      <style:text-properties fo:font-weight="normal" officeooo:rsid="02cdd8e5" style:font-weight-asian="normal" style:font-weight-complex="normal"/>
    </style:style>
    <style:style style:name="T59" style:family="text">
      <style:text-properties fo:font-weight="normal" officeooo:rsid="02cf3902" style:font-weight-asian="normal" style:font-weight-complex="normal"/>
    </style:style>
    <style:style style:name="T60" style:family="text">
      <style:text-properties fo:font-weight="normal" officeooo:rsid="02d6ad5d" style:font-weight-asian="normal" style:font-weight-complex="normal"/>
    </style:style>
    <style:style style:name="T61" style:family="text">
      <style:text-properties fo:font-weight="normal" officeooo:rsid="02e12d9d" style:font-weight-asian="normal" style:font-weight-complex="normal"/>
    </style:style>
    <style:style style:name="T62" style:family="text">
      <style:text-properties fo:font-weight="normal" officeooo:rsid="02e22bd2" style:font-weight-asian="normal" style:font-weight-complex="normal"/>
    </style:style>
    <style:style style:name="T63" style:family="text">
      <style:text-properties fo:font-weight="normal" officeooo:rsid="02f4f5a0" style:font-weight-asian="normal" style:font-weight-complex="normal"/>
    </style:style>
    <style:style style:name="T64" style:family="text">
      <style:text-properties fo:font-weight="normal" officeooo:rsid="02f68621" style:font-weight-asian="normal" style:font-weight-complex="normal"/>
    </style:style>
    <style:style style:name="T65" style:family="text">
      <style:text-properties fo:font-weight="normal" officeooo:rsid="02ff0763" style:font-weight-asian="normal" style:font-weight-complex="normal"/>
    </style:style>
    <style:style style:name="T66" style:family="text">
      <style:text-properties fo:font-weight="normal" officeooo:rsid="030592b2" style:font-weight-asian="normal" style:font-weight-complex="normal"/>
    </style:style>
    <style:style style:name="T67" style:family="text">
      <style:text-properties fo:font-weight="normal" officeooo:rsid="030a4697" style:font-weight-asian="normal" style:font-weight-complex="normal"/>
    </style:style>
    <style:style style:name="T68" style:family="text">
      <style:text-properties fo:font-weight="normal" officeooo:rsid="030c43f1" style:font-weight-asian="normal" style:font-weight-complex="normal"/>
    </style:style>
    <style:style style:name="T69" style:family="text">
      <style:text-properties fo:font-weight="normal" officeooo:rsid="030f3ff4" style:font-weight-asian="normal" style:font-weight-complex="normal"/>
    </style:style>
    <style:style style:name="T70" style:family="text">
      <style:text-properties fo:font-weight="normal" officeooo:rsid="0316b8e4" style:font-weight-asian="normal" style:font-weight-complex="normal"/>
    </style:style>
    <style:style style:name="T71" style:family="text">
      <style:text-properties fo:font-weight="normal" officeooo:rsid="031c4d95" style:font-weight-asian="normal" style:font-weight-complex="normal"/>
    </style:style>
    <style:style style:name="T72" style:family="text">
      <style:text-properties fo:font-weight="normal" officeooo:rsid="031d4d82" style:font-weight-asian="normal" style:font-weight-complex="normal"/>
    </style:style>
    <style:style style:name="T73" style:family="text">
      <style:text-properties fo:font-weight="normal" officeooo:rsid="0346d9c1" style:font-weight-asian="normal" style:font-weight-complex="normal"/>
    </style:style>
    <style:style style:name="T74" style:family="text">
      <style:text-properties fo:font-weight="normal" officeooo:rsid="0347a0b7" style:font-weight-asian="normal" style:font-weight-complex="normal"/>
    </style:style>
    <style:style style:name="T75" style:family="text">
      <style:text-properties fo:font-weight="normal" officeooo:rsid="034920c9" style:font-weight-asian="normal" style:font-weight-complex="normal"/>
    </style:style>
    <style:style style:name="T76" style:family="text">
      <style:text-properties fo:font-weight="normal" officeooo:rsid="034f4140" style:font-weight-asian="normal" style:font-weight-complex="normal"/>
    </style:style>
    <style:style style:name="T77" style:family="text">
      <style:text-properties fo:font-weight="normal" officeooo:rsid="0366f70d" style:font-weight-asian="normal" style:font-weight-complex="normal"/>
    </style:style>
    <style:style style:name="T78" style:family="text">
      <style:text-properties fo:font-weight="normal" officeooo:rsid="0368be40" style:font-weight-asian="normal" style:font-weight-complex="normal"/>
    </style:style>
    <style:style style:name="T79" style:family="text">
      <style:text-properties fo:font-weight="normal" officeooo:rsid="03692764" style:font-weight-asian="normal" style:font-weight-complex="normal"/>
    </style:style>
    <style:style style:name="T80" style:family="text">
      <style:text-properties fo:font-weight="normal" officeooo:rsid="03748a0d" style:font-weight-asian="normal" style:font-weight-complex="normal"/>
    </style:style>
    <style:style style:name="T81" style:family="text">
      <style:text-properties fo:font-weight="normal" officeooo:rsid="043b25fd" style:font-weight-asian="normal" style:font-weight-complex="normal"/>
    </style:style>
    <style:style style:name="T82" style:family="text">
      <style:text-properties fo:font-weight="normal" officeooo:rsid="027a31ad" style:font-weight-asian="normal" style:font-weight-complex="normal"/>
    </style:style>
    <style:style style:name="T83" style:family="text">
      <style:text-properties fo:font-weight="normal" officeooo:rsid="027c085d" style:font-weight-asian="normal" style:font-weight-complex="normal"/>
    </style:style>
    <style:style style:name="T84" style:family="text">
      <style:text-properties fo:font-weight="normal" officeooo:rsid="0278b763" style:font-weight-asian="normal" style:font-weight-complex="normal"/>
    </style:style>
    <style:style style:name="T85" style:family="text">
      <style:text-properties fo:font-weight="normal" officeooo:rsid="02c417ad" style:font-weight-asian="normal" style:font-weight-complex="normal"/>
    </style:style>
    <style:style style:name="T86" style:family="text">
      <style:text-properties fo:font-weight="normal" officeooo:rsid="027a1814" style:font-weight-asian="normal" style:font-weight-complex="normal"/>
    </style:style>
    <style:style style:name="T87" style:family="text">
      <style:text-properties fo:font-weight="normal" officeooo:rsid="028c29cb" style:font-weight-asian="normal" style:font-weight-complex="normal"/>
    </style:style>
    <style:style style:name="T88" style:family="text">
      <style:text-properties fo:font-weight="normal" officeooo:rsid="0317d397" style:font-weight-asian="normal" style:font-weight-complex="normal"/>
    </style:style>
    <style:style style:name="T89" style:family="text">
      <style:text-properties fo:font-weight="normal" officeooo:rsid="03fa0180" style:font-weight-asian="normal" style:font-weight-complex="normal"/>
    </style:style>
    <style:style style:name="T90" style:family="text">
      <style:text-properties fo:font-weight="normal" officeooo:rsid="028a678f" style:font-weight-asian="normal" style:font-weight-complex="normal"/>
    </style:style>
    <style:style style:name="T91" style:family="text">
      <style:text-properties fo:font-weight="normal" officeooo:rsid="028aaa5c" style:font-weight-asian="normal" style:font-weight-complex="normal"/>
    </style:style>
    <style:style style:name="T92" style:family="text">
      <style:text-properties fo:font-weight="normal" officeooo:rsid="027dfbc3" style:font-weight-asian="normal" style:font-weight-complex="normal"/>
    </style:style>
    <style:style style:name="T93" style:family="text">
      <style:text-properties fo:font-weight="normal" officeooo:rsid="0280e20c" style:font-weight-asian="normal" style:font-weight-complex="normal"/>
    </style:style>
    <style:style style:name="T94" style:family="text">
      <style:text-properties fo:font-weight="normal" officeooo:rsid="047fc50e" style:font-weight-asian="normal" style:font-weight-complex="normal"/>
    </style:style>
    <style:style style:name="T95" style:family="text">
      <style:text-properties fo:font-weight="normal" officeooo:rsid="019fe37b" style:font-weight-asian="normal" style:font-weight-complex="normal"/>
    </style:style>
    <style:style style:name="T96" style:family="text">
      <style:text-properties fo:font-weight="normal" officeooo:rsid="0157da63" style:font-weight-asian="normal" style:font-weight-complex="normal"/>
    </style:style>
    <style:style style:name="T97" style:family="text">
      <style:text-properties fo:font-weight="normal" officeooo:rsid="01567c33" style:font-weight-asian="normal" style:font-weight-complex="normal"/>
    </style:style>
    <style:style style:name="T98" style:family="text">
      <style:text-properties fo:font-weight="normal" officeooo:rsid="0163ac40" style:font-weight-asian="normal" style:font-weight-complex="normal"/>
    </style:style>
    <style:style style:name="T99" style:family="text">
      <style:text-properties fo:font-weight="normal" officeooo:rsid="01572012" style:font-weight-asian="normal" style:font-weight-complex="normal"/>
    </style:style>
    <style:style style:name="T100" style:family="text">
      <style:text-properties fo:font-weight="normal" officeooo:rsid="01c82b1f" style:font-weight-asian="normal" style:font-weight-complex="normal"/>
    </style:style>
    <style:style style:name="T101" style:family="text">
      <style:text-properties fo:font-weight="normal" officeooo:rsid="01d7a9f2" style:font-weight-asian="normal" style:font-weight-complex="normal"/>
    </style:style>
    <style:style style:name="T102" style:family="text">
      <style:text-properties fo:font-weight="normal" officeooo:rsid="01cfb90a" style:font-weight-asian="normal" style:font-weight-complex="normal"/>
    </style:style>
    <style:style style:name="T103" style:family="text">
      <style:text-properties fo:font-weight="normal" officeooo:rsid="0167b17e" style:font-weight-asian="normal" style:font-weight-complex="normal"/>
    </style:style>
    <style:style style:name="T104" style:family="text">
      <style:text-properties fo:font-weight="normal" officeooo:rsid="01656129" style:font-weight-asian="normal" style:font-weight-complex="normal"/>
    </style:style>
    <style:style style:name="T105" style:family="text">
      <style:text-properties fo:font-weight="normal" officeooo:rsid="01bb7682" style:font-weight-asian="normal" style:font-weight-complex="normal"/>
    </style:style>
    <style:style style:name="T106" style:family="text">
      <style:text-properties fo:font-weight="normal" officeooo:rsid="01b2e3d7" style:font-weight-asian="normal" style:font-weight-complex="normal"/>
    </style:style>
    <style:style style:name="T107" style:family="text">
      <style:text-properties fo:font-weight="normal" officeooo:rsid="0153b2b2" style:font-weight-asian="normal" style:font-weight-complex="normal"/>
    </style:style>
    <style:style style:name="T108" style:family="text">
      <style:text-properties fo:font-weight="normal" officeooo:rsid="0067cff2" style:font-weight-asian="normal" style:font-weight-complex="normal"/>
    </style:style>
    <style:style style:name="T109" style:family="text">
      <style:text-properties fo:font-weight="normal" officeooo:rsid="01a9d4e6" style:font-weight-asian="normal" style:font-weight-complex="normal"/>
    </style:style>
    <style:style style:name="T110" style:family="text">
      <style:text-properties fo:font-weight="normal" officeooo:rsid="01ac0cf0" style:font-weight-asian="normal" style:font-weight-complex="normal"/>
    </style:style>
    <style:style style:name="T111" style:family="text">
      <style:text-properties fo:font-weight="normal" officeooo:rsid="04a28830" style:font-weight-asian="normal" style:font-weight-complex="normal"/>
    </style:style>
    <style:style style:name="T112" style:family="text">
      <style:text-properties fo:font-weight="normal" officeooo:rsid="04b41f17" style:font-weight-asian="normal" style:font-weight-complex="normal"/>
    </style:style>
    <style:style style:name="T113" style:family="text">
      <style:text-properties fo:font-weight="normal" officeooo:rsid="04b49e2f" style:font-weight-asian="normal" style:font-weight-complex="normal"/>
    </style:style>
    <style:style style:name="T114" style:family="text">
      <style:text-properties fo:font-weight="normal" officeooo:rsid="04b6a524" style:font-weight-asian="normal" style:font-weight-complex="normal"/>
    </style:style>
    <style:style style:name="T115" style:family="text">
      <style:text-properties fo:font-weight="normal" officeooo:rsid="04b83e0c" style:font-weight-asian="normal" style:font-weight-complex="normal"/>
    </style:style>
    <style:style style:name="T116" style:family="text">
      <style:text-properties fo:font-weight="normal" officeooo:rsid="04b85ce3" style:font-weight-asian="normal" style:font-weight-complex="normal"/>
    </style:style>
    <style:style style:name="T117" style:family="text">
      <style:text-properties fo:font-weight="normal" officeooo:rsid="04b8a1b6" style:font-weight-asian="normal" style:font-weight-complex="normal"/>
    </style:style>
    <style:style style:name="T118" style:family="text">
      <style:text-properties fo:font-weight="normal" officeooo:rsid="04bc23dc" style:font-weight-asian="normal" style:font-weight-complex="normal"/>
    </style:style>
    <style:style style:name="T119" style:family="text">
      <style:text-properties fo:font-weight="normal" officeooo:rsid="04c2f7e7" style:font-weight-asian="normal" style:font-weight-complex="normal"/>
    </style:style>
    <style:style style:name="T120" style:family="text">
      <style:text-properties fo:font-weight="normal" officeooo:rsid="04c75a10" style:font-weight-asian="normal" style:font-weight-complex="normal"/>
    </style:style>
    <style:style style:name="T121" style:family="text">
      <style:text-properties fo:font-weight="normal" officeooo:rsid="04cb33be" style:font-weight-asian="normal" style:font-weight-complex="normal"/>
    </style:style>
    <style:style style:name="T122" style:family="text">
      <style:text-properties fo:font-weight="normal" officeooo:rsid="04e2661d" style:font-weight-asian="normal" style:font-weight-complex="normal"/>
    </style:style>
    <style:style style:name="T123" style:family="text">
      <style:text-properties fo:font-weight="normal" officeooo:rsid="05452289" style:font-weight-asian="normal" style:font-weight-complex="normal"/>
    </style:style>
    <style:style style:name="T124" style:family="text">
      <style:text-properties fo:font-weight="normal" officeooo:rsid="05486375" style:font-weight-asian="normal" style:font-weight-complex="normal"/>
    </style:style>
    <style:style style:name="T125" style:family="text">
      <style:text-properties fo:font-weight="normal" officeooo:rsid="0559e5b7" style:font-weight-asian="normal" style:font-weight-complex="normal"/>
    </style:style>
    <style:style style:name="T126" style:family="text">
      <style:text-properties fo:font-weight="normal" officeooo:rsid="0559f0a6" style:font-weight-asian="normal" style:font-weight-complex="normal"/>
    </style:style>
    <style:style style:name="T127" style:family="text">
      <style:text-properties fo:font-weight="normal" officeooo:rsid="055ad799" style:font-weight-asian="normal" style:font-weight-complex="normal"/>
    </style:style>
    <style:style style:name="T128" style:family="text">
      <style:text-properties fo:font-weight="normal" officeooo:rsid="04ea41e6" style:font-weight-asian="normal" style:font-weight-complex="normal"/>
    </style:style>
    <style:style style:name="T129" style:family="text">
      <style:text-properties fo:font-weight="normal" officeooo:rsid="04f06d22" style:font-weight-asian="normal" style:font-weight-complex="normal"/>
    </style:style>
    <style:style style:name="T130" style:family="text">
      <style:text-properties fo:font-weight="normal" officeooo:rsid="04e68020" style:font-weight-asian="normal" style:font-weight-complex="normal"/>
    </style:style>
    <style:style style:name="T131" style:family="text">
      <style:text-properties fo:font-weight="normal" officeooo:rsid="055bd161" style:font-weight-asian="normal" style:font-weight-complex="normal"/>
    </style:style>
    <style:style style:name="T132" style:family="text">
      <style:text-properties fo:font-weight="normal" officeooo:rsid="0569c5e6" style:font-weight-asian="normal" style:font-weight-complex="normal"/>
    </style:style>
    <style:style style:name="T133" style:family="text">
      <style:text-properties fo:font-weight="normal" officeooo:rsid="056d973f" style:font-weight-asian="normal" style:font-weight-complex="normal"/>
    </style:style>
    <style:style style:name="T134" style:family="text">
      <style:text-properties fo:font-weight="normal" officeooo:rsid="057584bd" style:font-weight-asian="normal" style:font-weight-complex="normal"/>
    </style:style>
    <style:style style:name="T135" style:family="text">
      <style:text-properties fo:font-weight="normal" officeooo:rsid="05792ac4" style:font-weight-asian="normal" style:font-weight-complex="normal"/>
    </style:style>
    <style:style style:name="T136" style:family="text">
      <style:text-properties fo:font-weight="normal" officeooo:rsid="057c3bb5" style:font-weight-asian="normal" style:font-weight-complex="normal"/>
    </style:style>
    <style:style style:name="T137" style:family="text">
      <style:text-properties fo:font-weight="normal" officeooo:rsid="057f6204" style:font-weight-asian="normal" style:font-weight-complex="normal"/>
    </style:style>
    <style:style style:name="T138" style:family="text">
      <style:text-properties fo:font-weight="normal" officeooo:rsid="058b0976" style:font-weight-asian="normal" style:font-weight-complex="normal"/>
    </style:style>
    <style:style style:name="T139" style:family="text">
      <style:text-properties fo:font-weight="normal" officeooo:rsid="058d723a" style:font-weight-asian="normal" style:font-weight-complex="normal"/>
    </style:style>
    <style:style style:name="T140" style:family="text">
      <style:text-properties fo:font-weight="normal" officeooo:rsid="059c21de" style:font-weight-asian="normal" style:font-weight-complex="normal"/>
    </style:style>
    <style:style style:name="T141" style:family="text">
      <style:text-properties fo:font-weight="normal" officeooo:rsid="059f7864" style:font-weight-asian="normal" style:font-weight-complex="normal"/>
    </style:style>
    <style:style style:name="T142" style:family="text">
      <style:text-properties fo:font-weight="normal" officeooo:rsid="05a18218" style:font-weight-asian="normal" style:font-weight-complex="normal"/>
    </style:style>
    <style:style style:name="T143" style:family="text">
      <style:text-properties fo:font-weight="normal" officeooo:rsid="05a34b88" style:font-weight-asian="normal" style:font-weight-complex="normal"/>
    </style:style>
    <style:style style:name="T144" style:family="text">
      <style:text-properties fo:font-weight="normal" officeooo:rsid="05a4f8ab" style:font-weight-asian="normal" style:font-weight-complex="normal"/>
    </style:style>
    <style:style style:name="T145" style:family="text">
      <style:text-properties fo:font-weight="normal" officeooo:rsid="04adde20" style:font-weight-asian="normal" style:font-weight-complex="normal"/>
    </style:style>
    <style:style style:name="T146" style:family="text">
      <style:text-properties fo:font-weight="normal" officeooo:rsid="05b05fac" style:font-weight-asian="normal" style:font-weight-complex="normal"/>
    </style:style>
    <style:style style:name="T147" style:family="text">
      <style:text-properties fo:font-weight="normal" officeooo:rsid="05b3523a" style:font-weight-asian="normal" style:font-weight-complex="normal"/>
    </style:style>
    <style:style style:name="T148" style:family="text">
      <style:text-properties fo:font-weight="normal" officeooo:rsid="05b46aed" style:font-weight-asian="normal" style:font-weight-complex="normal"/>
    </style:style>
    <style:style style:name="T149" style:family="text">
      <style:text-properties fo:font-weight="normal" officeooo:rsid="05b628a9" style:font-weight-asian="normal" style:font-weight-complex="normal"/>
    </style:style>
    <style:style style:name="T150" style:family="text">
      <style:text-properties fo:font-weight="normal" officeooo:rsid="05e36166" style:font-weight-asian="normal" style:font-weight-complex="normal"/>
    </style:style>
    <style:style style:name="T151" style:family="text">
      <style:text-properties fo:font-weight="normal" officeooo:rsid="05e4b3d3" style:font-weight-asian="normal" style:font-weight-complex="normal"/>
    </style:style>
    <style:style style:name="T152" style:family="text">
      <style:text-properties fo:font-weight="normal" officeooo:rsid="05e5d119" style:font-weight-asian="normal" style:font-weight-complex="normal"/>
    </style:style>
    <style:style style:name="T153" style:family="text">
      <style:text-properties fo:font-weight="normal" officeooo:rsid="05f3a66d" style:font-weight-asian="normal" style:font-weight-complex="normal"/>
    </style:style>
    <style:style style:name="T154" style:family="text">
      <style:text-properties fo:font-weight="normal" officeooo:rsid="05f884b3" style:font-weight-asian="normal" style:font-weight-complex="normal"/>
    </style:style>
    <style:style style:name="T155" style:family="text">
      <style:text-properties fo:font-weight="normal" officeooo:rsid="05f8a75c" style:font-weight-asian="normal" style:font-weight-complex="normal"/>
    </style:style>
    <style:style style:name="T156" style:family="text">
      <style:text-properties fo:font-weight="normal" officeooo:rsid="060331de" style:font-weight-asian="normal" style:font-weight-complex="normal"/>
    </style:style>
    <style:style style:name="T157" style:family="text">
      <style:text-properties fo:font-weight="normal" officeooo:rsid="060655a6" style:font-weight-asian="normal" style:font-weight-complex="normal"/>
    </style:style>
    <style:style style:name="T158" style:family="text">
      <style:text-properties fo:font-weight="normal" officeooo:rsid="0607556c" style:font-weight-asian="normal" style:font-weight-complex="normal"/>
    </style:style>
    <style:style style:name="T159" style:family="text">
      <style:text-properties fo:font-weight="normal" officeooo:rsid="0607fecc" style:font-weight-asian="normal" style:font-weight-complex="normal"/>
    </style:style>
    <style:style style:name="T160" style:family="text">
      <style:text-properties fo:font-weight="normal" officeooo:rsid="0608a2fb" style:font-weight-asian="normal" style:font-weight-complex="normal"/>
    </style:style>
    <style:style style:name="T161" style:family="text">
      <style:text-properties fo:font-weight="normal" officeooo:rsid="060969b0" style:font-weight-asian="normal" style:font-weight-complex="normal"/>
    </style:style>
    <style:style style:name="T162" style:family="text">
      <style:text-properties fo:font-weight="normal" officeooo:rsid="065f8dd4" style:font-weight-asian="normal" style:font-weight-complex="normal"/>
    </style:style>
    <style:style style:name="T163" style:family="text">
      <style:text-properties fo:font-weight="normal" officeooo:rsid="06601401" style:font-weight-asian="normal" style:font-weight-complex="normal"/>
    </style:style>
    <style:style style:name="T164" style:family="text">
      <style:text-properties fo:font-weight="normal" officeooo:rsid="06619aa4" style:font-weight-asian="normal" style:font-weight-complex="normal"/>
    </style:style>
    <style:style style:name="T165" style:family="text">
      <style:text-properties fo:font-weight="normal" officeooo:rsid="06619c58" style:font-weight-asian="normal" style:font-weight-complex="normal"/>
    </style:style>
    <style:style style:name="T166" style:family="text">
      <style:text-properties fo:font-weight="normal" officeooo:rsid="06626427" style:font-weight-asian="normal" style:font-weight-complex="normal"/>
    </style:style>
    <style:style style:name="T167" style:family="text">
      <style:text-properties fo:font-weight="normal" officeooo:rsid="06634343" style:font-weight-asian="normal" style:font-weight-complex="normal"/>
    </style:style>
    <style:style style:name="T168" style:family="text">
      <style:text-properties fo:font-weight="normal" officeooo:rsid="0666122f" style:font-weight-asian="normal" style:font-weight-complex="normal"/>
    </style:style>
    <style:style style:name="T169" style:family="text">
      <style:text-properties fo:font-weight="normal" officeooo:rsid="06681065" style:font-weight-asian="normal" style:font-weight-complex="normal"/>
    </style:style>
    <style:style style:name="T170" style:family="text">
      <style:text-properties fo:font-weight="normal" officeooo:rsid="068c936d" style:font-weight-asian="normal" style:font-weight-complex="normal"/>
    </style:style>
    <style:style style:name="T171" style:family="text">
      <style:text-properties fo:font-weight="normal" officeooo:rsid="068db977" style:font-weight-asian="normal" style:font-weight-complex="normal"/>
    </style:style>
    <style:style style:name="T172" style:family="text">
      <style:text-properties fo:font-weight="normal" officeooo:rsid="0699c527" style:font-weight-asian="normal" style:font-weight-complex="normal"/>
    </style:style>
    <style:style style:name="T173" style:family="text">
      <style:text-properties fo:font-weight="normal" officeooo:rsid="069a0868" style:font-weight-asian="normal" style:font-weight-complex="normal"/>
    </style:style>
    <style:style style:name="T174" style:family="text">
      <style:text-properties fo:font-weight="normal" officeooo:rsid="06b51396" style:font-weight-asian="normal" style:font-weight-complex="normal"/>
    </style:style>
    <style:style style:name="T175" style:family="text">
      <style:text-properties fo:font-weight="normal" officeooo:rsid="06b68ad0" style:font-weight-asian="normal" style:font-weight-complex="normal"/>
    </style:style>
    <style:style style:name="T176" style:family="text">
      <style:text-properties fo:font-weight="normal" officeooo:rsid="06bfed83" style:font-weight-asian="normal" style:font-weight-complex="normal"/>
    </style:style>
    <style:style style:name="T177" style:family="text">
      <style:text-properties fo:font-weight="normal" officeooo:rsid="06c02023" style:font-weight-asian="normal" style:font-weight-complex="normal"/>
    </style:style>
    <style:style style:name="T178" style:family="text">
      <style:text-properties fo:font-weight="normal" officeooo:rsid="06c19bd8" style:font-weight-asian="normal" style:font-weight-complex="normal"/>
    </style:style>
    <style:style style:name="T179" style:family="text">
      <style:text-properties fo:font-weight="normal" officeooo:rsid="06c1d986" style:font-weight-asian="normal" style:font-weight-complex="normal"/>
    </style:style>
    <style:style style:name="T180" style:family="text">
      <style:text-properties fo:font-weight="normal" officeooo:rsid="06c36030" style:font-weight-asian="normal" style:font-weight-complex="normal"/>
    </style:style>
    <style:style style:name="T181" style:family="text">
      <style:text-properties fo:font-weight="normal" officeooo:rsid="06c6ec4c" style:font-weight-asian="normal" style:font-weight-complex="normal"/>
    </style:style>
    <style:style style:name="T182" style:family="text">
      <style:text-properties fo:font-weight="normal" officeooo:rsid="06cd0a95" style:font-weight-asian="normal" style:font-weight-complex="normal"/>
    </style:style>
    <style:style style:name="T183" style:family="text">
      <style:text-properties fo:font-style="italic" style:font-style-asian="italic" style:font-style-complex="italic"/>
    </style:style>
    <style:style style:name="T184" style:family="text">
      <style:text-properties fo:font-style="italic" officeooo:rsid="05047b0e" style:font-style-asian="italic" style:font-style-complex="italic"/>
    </style:style>
    <style:style style:name="T185" style:family="text">
      <style:text-properties fo:font-style="italic" officeooo:rsid="05809ec7" style:font-style-asian="italic" style:font-style-complex="italic"/>
    </style:style>
    <style:style style:name="T186" style:family="text">
      <style:text-properties fo:font-style="italic" officeooo:rsid="06365616" style:font-style-asian="italic" style:font-style-complex="italic"/>
    </style:style>
    <style:style style:name="T187" style:family="text">
      <style:text-properties fo:font-style="italic" fo:font-weight="normal" style:font-style-asian="italic" style:font-weight-asian="normal" style:font-style-complex="italic" style:font-weight-complex="normal"/>
    </style:style>
    <style:style style:name="T188" style:family="text">
      <style:text-properties fo:font-style="italic" fo:font-weight="normal" officeooo:rsid="01dd1bb0" style:font-style-asian="italic" style:font-weight-asian="normal" style:font-style-complex="italic" style:font-weight-complex="normal"/>
    </style:style>
    <style:style style:name="T189" style:family="text">
      <style:text-properties fo:font-style="italic" fo:font-weight="normal" officeooo:rsid="022da1e3" style:font-style-asian="italic" style:font-weight-asian="normal" style:font-style-complex="italic" style:font-weight-complex="normal"/>
    </style:style>
    <style:style style:name="T190" style:family="text">
      <style:text-properties fo:font-style="italic" fo:font-weight="normal" officeooo:rsid="028b168c" style:font-style-asian="italic" style:font-weight-asian="normal" style:font-style-complex="italic" style:font-weight-complex="normal"/>
    </style:style>
    <style:style style:name="T191" style:family="text">
      <style:text-properties fo:font-style="italic" fo:font-weight="normal" officeooo:rsid="02cdd8e5" style:font-style-asian="italic" style:font-weight-asian="normal" style:font-style-complex="italic" style:font-weight-complex="normal"/>
    </style:style>
    <style:style style:name="T192" style:family="text">
      <style:text-properties fo:font-style="italic" fo:font-weight="normal" officeooo:rsid="01cc6557" style:font-style-asian="italic" style:font-weight-asian="normal" style:font-style-complex="italic" style:font-weight-complex="normal"/>
    </style:style>
    <style:style style:name="T193" style:family="text">
      <style:text-properties fo:font-style="italic" fo:font-weight="normal" officeooo:rsid="016486f3" style:font-style-asian="italic" style:font-weight-asian="normal" style:font-style-complex="italic" style:font-weight-complex="normal"/>
    </style:style>
    <style:style style:name="T194" style:family="text">
      <style:text-properties fo:font-style="italic" fo:font-weight="normal" officeooo:rsid="0166ea6b" style:font-style-asian="italic" style:font-weight-asian="normal" style:font-style-complex="italic" style:font-weight-complex="normal"/>
    </style:style>
    <style:style style:name="T195" style:family="text">
      <style:text-properties fo:font-style="italic" fo:font-weight="normal" officeooo:rsid="0067cff2" style:font-style-asian="italic" style:font-weight-asian="normal" style:font-style-complex="italic" style:font-weight-complex="normal"/>
    </style:style>
    <style:style style:name="T196" style:family="text">
      <style:text-properties fo:font-style="italic" fo:font-weight="normal" officeooo:rsid="03d36c9e" style:font-style-asian="italic" style:font-weight-asian="normal" style:font-style-complex="italic" style:font-weight-complex="normal"/>
    </style:style>
    <style:style style:name="T197" style:family="text">
      <style:text-properties fo:font-style="italic" fo:font-weight="normal" officeooo:rsid="04a4c008" style:font-style-asian="italic" style:font-weight-asian="normal" style:font-style-complex="italic" style:font-weight-complex="normal"/>
    </style:style>
    <style:style style:name="T198" style:family="text">
      <style:text-properties fo:font-style="italic" fo:font-weight="normal" officeooo:rsid="04a61fc3" style:font-style-asian="italic" style:font-weight-asian="normal" style:font-style-complex="italic" style:font-weight-complex="normal"/>
    </style:style>
    <style:style style:name="T199" style:family="text">
      <style:text-properties fo:font-style="italic" fo:font-weight="normal" officeooo:rsid="04ea41e6" style:font-style-asian="italic" style:font-weight-asian="normal" style:font-style-complex="italic" style:font-weight-complex="normal"/>
    </style:style>
    <style:style style:name="T200" style:family="text">
      <style:text-properties fo:font-style="italic" fo:font-weight="normal" officeooo:rsid="05b628a9" style:font-style-asian="italic" style:font-weight-asian="normal" style:font-style-complex="italic" style:font-weight-complex="normal"/>
    </style:style>
    <style:style style:name="T201" style:family="text">
      <style:text-properties fo:font-style="italic" fo:font-weight="normal" officeooo:rsid="05f3a66d" style:font-style-asian="italic" style:font-weight-asian="normal" style:font-style-complex="italic" style:font-weight-complex="normal"/>
    </style:style>
    <style:style style:name="T202" style:family="text">
      <style:text-properties fo:font-style="italic" fo:font-weight="normal" officeooo:rsid="05e4b3d3" style:font-style-asian="italic" style:font-weight-asian="normal" style:font-style-complex="italic" style:font-weight-complex="normal"/>
    </style:style>
    <style:style style:name="T203" style:family="text">
      <style:text-properties fo:font-style="italic" fo:font-weight="normal" officeooo:rsid="060655a6" style:font-style-asian="italic" style:font-weight-asian="normal" style:font-style-complex="italic" style:font-weight-complex="normal"/>
    </style:style>
    <style:style style:name="T204" style:family="text">
      <style:text-properties fo:font-style="italic" fo:font-weight="normal" officeooo:rsid="060969b0" style:font-style-asian="italic" style:font-weight-asian="normal" style:font-style-complex="italic" style:font-weight-complex="normal"/>
    </style:style>
    <style:style style:name="T205" style:family="text">
      <style:text-properties fo:font-style="italic" fo:font-weight="normal" officeooo:rsid="04f06d22" style:font-style-asian="italic" style:font-weight-asian="normal" style:font-style-complex="italic" style:font-weight-complex="normal"/>
    </style:style>
    <style:style style:name="T206" style:family="text">
      <style:text-properties fo:font-style="italic" fo:font-weight="normal" officeooo:rsid="06619aa4" style:font-style-asian="italic" style:font-weight-asian="normal" style:font-style-complex="italic" style:font-weight-complex="normal"/>
    </style:style>
    <style:style style:name="T207" style:family="text">
      <style:text-properties fo:font-style="italic" fo:font-weight="normal" officeooo:rsid="055ad799" style:font-style-asian="italic" style:font-weight-asian="normal" style:font-style-complex="italic" style:font-weight-complex="normal"/>
    </style:style>
    <style:style style:name="T208" style:family="text">
      <style:text-properties fo:font-style="italic" fo:font-weight="normal" officeooo:rsid="06bce8b8" style:font-style-asian="italic" style:font-weight-asian="normal" style:font-style-complex="italic" style:font-weight-complex="normal"/>
    </style:style>
    <style:style style:name="T209" style:family="text">
      <style:text-properties fo:font-style="italic" fo:font-weight="normal" officeooo:rsid="06c02023" style:font-style-asian="italic" style:font-weight-asian="normal" style:font-style-complex="italic" style:font-weight-complex="normal"/>
    </style:style>
    <style:style style:name="T210" style:family="text">
      <style:text-properties style:font-name="Sans-serif"/>
    </style:style>
    <style:style style:name="T211" style:family="text">
      <style:text-properties style:font-name="Sans-serif" fo:font-weight="normal" style:font-weight-asian="normal" style:font-weight-complex="normal"/>
    </style:style>
    <style:style style:name="T212" style:family="text">
      <style:text-properties style:font-name="Sans-serif" fo:font-weight="normal" officeooo:rsid="019893f7" style:font-weight-asian="normal" style:font-weight-complex="normal"/>
    </style:style>
    <style:style style:name="T213" style:family="text">
      <style:text-properties style:font-name="Sans-serif" fo:font-weight="normal" officeooo:rsid="019a70f4" style:font-weight-asian="normal" style:font-weight-complex="normal"/>
    </style:style>
    <style:style style:name="T214" style:family="text">
      <style:text-properties style:font-name="Sans-serif" fo:font-weight="normal" officeooo:rsid="019c6611" style:font-weight-asian="normal" style:font-weight-complex="normal"/>
    </style:style>
    <style:style style:name="T215" style:family="text">
      <style:text-properties style:font-name="Sans-serif" fo:font-weight="normal" officeooo:rsid="01ab8e99" style:font-weight-asian="normal" style:font-weight-complex="normal"/>
    </style:style>
    <style:style style:name="T216" style:family="text">
      <style:text-properties style:font-name="Sans-serif" fo:font-weight="normal" officeooo:rsid="01a9d4e6" style:font-weight-asian="normal" style:font-weight-complex="normal"/>
    </style:style>
    <style:style style:name="T217" style:family="text">
      <style:text-properties style:font-name="Sans-serif" fo:font-weight="normal" officeooo:rsid="01ac0cf0" style:font-weight-asian="normal" style:font-weight-complex="normal"/>
    </style:style>
    <style:style style:name="T218" style:family="text">
      <style:text-properties style:font-name="Sans-serif" fo:font-weight="normal" officeooo:rsid="01afe0da" style:font-weight-asian="normal" style:font-weight-complex="normal"/>
    </style:style>
    <style:style style:name="T219" style:family="text">
      <style:text-properties style:font-name="Sans-serif" fo:font-weight="normal" officeooo:rsid="01abe661" style:font-weight-asian="normal" style:font-weight-complex="normal"/>
    </style:style>
    <style:style style:name="T220" style:family="text">
      <style:text-properties style:font-name="Sans-serif" fo:font-weight="normal" officeooo:rsid="019fc98b" style:font-weight-asian="normal" style:font-weight-complex="normal"/>
    </style:style>
    <style:style style:name="T221" style:family="text">
      <style:text-properties style:font-name="Sans-serif" fo:font-weight="normal" officeooo:rsid="01c2dfaa" style:font-weight-asian="normal" style:font-weight-complex="normal"/>
    </style:style>
    <style:style style:name="T222" style:family="text">
      <style:text-properties style:font-name="Sans-serif" fo:font-weight="normal" officeooo:rsid="01c382af" style:font-weight-asian="normal" style:font-weight-complex="normal"/>
    </style:style>
    <style:style style:name="T223" style:family="text">
      <style:text-properties style:font-name="Sans-serif" fo:font-weight="normal" officeooo:rsid="01c4ea53" style:font-weight-asian="normal" style:font-weight-complex="normal"/>
    </style:style>
    <style:style style:name="T224" style:family="text">
      <style:text-properties style:font-name="Sans-serif" fo:font-weight="normal" officeooo:rsid="01c5090a" style:font-weight-asian="normal" style:font-weight-complex="normal"/>
    </style:style>
    <style:style style:name="T225" style:family="text">
      <style:text-properties style:font-name="Sans-serif" fo:font-weight="normal" officeooo:rsid="01c63def" style:font-weight-asian="normal" style:font-weight-complex="normal"/>
    </style:style>
    <style:style style:name="T226" style:family="text">
      <style:text-properties style:font-name="Sans-serif" fo:font-weight="normal" officeooo:rsid="01c81a4c" style:font-weight-asian="normal" style:font-weight-complex="normal"/>
    </style:style>
    <style:style style:name="T227" style:family="text">
      <style:text-properties style:font-name="Sans-serif" fo:font-weight="normal" officeooo:rsid="01ca2b05" style:font-weight-asian="normal" style:font-weight-complex="normal"/>
    </style:style>
    <style:style style:name="T228" style:family="text">
      <style:text-properties style:font-name="Sans-serif" fo:font-weight="normal" officeooo:rsid="01d761c1" style:font-weight-asian="normal" style:font-weight-complex="normal"/>
    </style:style>
    <style:style style:name="T229" style:family="text">
      <style:text-properties style:font-name="Sans-serif" fo:font-weight="normal" officeooo:rsid="01ed6ad9" style:font-weight-asian="normal" style:font-weight-complex="normal"/>
    </style:style>
    <style:style style:name="T230" style:family="text">
      <style:text-properties style:font-name="Sans-serif" fo:font-weight="normal" officeooo:rsid="01f5186a" style:font-weight-asian="normal" style:font-weight-complex="normal"/>
    </style:style>
    <style:style style:name="T231" style:family="text">
      <style:text-properties style:font-name="Sans-serif" fo:font-weight="normal" officeooo:rsid="01f67fb0" style:font-weight-asian="normal" style:font-weight-complex="normal"/>
    </style:style>
    <style:style style:name="T232" style:family="text">
      <style:text-properties style:font-name="Sans-serif" fo:font-weight="normal" officeooo:rsid="033cf7d7" style:font-weight-asian="normal" style:font-weight-complex="normal"/>
    </style:style>
    <style:style style:name="T233" style:family="text">
      <style:text-properties style:font-name="Sans-serif" fo:font-weight="normal" officeooo:rsid="033eef9e" style:font-weight-asian="normal" style:font-weight-complex="normal"/>
    </style:style>
    <style:style style:name="T234" style:family="text">
      <style:text-properties style:font-name="Sans-serif" fo:font-weight="normal" officeooo:rsid="033f278b" style:font-weight-asian="normal" style:font-weight-complex="normal"/>
    </style:style>
    <style:style style:name="T235" style:family="text">
      <style:text-properties style:font-name="Sans-serif" fo:font-weight="normal" officeooo:rsid="03527250" style:font-weight-asian="normal" style:font-weight-complex="normal"/>
    </style:style>
    <style:style style:name="T236" style:family="text">
      <style:text-properties style:font-name="Sans-serif" fo:font-weight="normal" officeooo:rsid="03540859" style:font-weight-asian="normal" style:font-weight-complex="normal"/>
    </style:style>
    <style:style style:name="T237" style:family="text">
      <style:text-properties style:font-name="Sans-serif" fo:font-weight="normal" officeooo:rsid="03c529c6" style:font-weight-asian="normal" style:font-weight-complex="normal"/>
    </style:style>
    <style:style style:name="T238" style:family="text">
      <style:text-properties style:font-name="Sans-serif" fo:font-weight="normal" officeooo:rsid="03c7218e" style:font-weight-asian="normal" style:font-weight-complex="normal"/>
    </style:style>
    <style:style style:name="T239" style:family="text">
      <style:text-properties style:font-name="Sans-serif" fo:font-weight="normal" officeooo:rsid="044d60c0" style:font-weight-asian="normal" style:font-weight-complex="normal"/>
    </style:style>
    <style:style style:name="T240" style:family="text">
      <style:text-properties style:font-name="Sans-serif" fo:font-weight="normal" officeooo:rsid="044eb4c7" style:font-weight-asian="normal" style:font-weight-complex="normal"/>
    </style:style>
    <style:style style:name="T241" style:family="text">
      <style:text-properties style:font-name="Sans-serif" fo:font-weight="normal" officeooo:rsid="0470fd3f" style:font-weight-asian="normal" style:font-weight-complex="normal"/>
    </style:style>
    <style:style style:name="T242" style:family="text">
      <style:text-properties style:font-name="Sans-serif" fo:font-weight="normal" officeooo:rsid="04a28830" style:font-weight-asian="normal" style:font-weight-complex="normal"/>
    </style:style>
    <style:style style:name="T243" style:family="text">
      <style:text-properties style:font-name="Sans-serif" fo:font-weight="normal" officeooo:rsid="04b8a1b6" style:font-weight-asian="normal" style:font-weight-complex="normal"/>
    </style:style>
    <style:style style:name="T244" style:family="text">
      <style:text-properties style:font-name="Sans-serif" fo:font-weight="normal" officeooo:rsid="04bb593b" style:font-weight-asian="normal" style:font-weight-complex="normal"/>
    </style:style>
    <style:style style:name="T245" style:family="text">
      <style:text-properties style:font-name="Sans-serif" fo:font-weight="normal" officeooo:rsid="04be1059" style:font-weight-asian="normal" style:font-weight-complex="normal"/>
    </style:style>
    <style:style style:name="T246" style:family="text">
      <style:text-properties style:font-name="Sans-serif" fo:font-weight="normal" officeooo:rsid="05a5483a" style:font-weight-asian="normal" style:font-weight-complex="normal"/>
    </style:style>
    <style:style style:name="T247" style:family="text">
      <style:text-properties style:font-name="Sans-serif" fo:font-weight="normal" officeooo:rsid="05a5da3f" style:font-weight-asian="normal" style:font-weight-complex="normal"/>
    </style:style>
    <style:style style:name="T248" style:family="text">
      <style:text-properties style:font-name="Sans-serif" fo:font-weight="normal" officeooo:rsid="061eebf1" style:font-weight-asian="normal" style:font-weight-complex="normal"/>
    </style:style>
    <style:style style:name="T249" style:family="text">
      <style:text-properties style:font-name="Sans-serif" fo:font-style="italic" fo:font-weight="normal" style:font-style-asian="italic" style:font-weight-asian="normal" style:font-style-complex="italic" style:font-weight-complex="normal"/>
    </style:style>
    <style:style style:name="T250" style:family="text">
      <style:text-properties style:font-name="Sans-serif" fo:font-style="italic" fo:font-weight="normal" officeooo:rsid="01e65837" style:font-style-asian="italic" style:font-weight-asian="normal" style:font-style-complex="italic" style:font-weight-complex="normal"/>
    </style:style>
    <style:style style:name="T251" style:family="text">
      <style:text-properties style:font-name="Sans-serif" fo:font-style="italic" fo:font-weight="normal" officeooo:rsid="033f278b" style:font-style-asian="italic" style:font-weight-asian="normal" style:font-style-complex="italic" style:font-weight-complex="normal"/>
    </style:style>
    <style:style style:name="T252" style:family="text">
      <style:text-properties style:font-name="Sans-serif" fo:font-style="italic" fo:font-weight="normal" officeooo:rsid="0465bb0c" style:font-style-asian="italic" style:font-weight-asian="normal" style:font-style-complex="italic" style:font-weight-complex="normal"/>
    </style:style>
    <style:style style:name="T253" style:family="text">
      <style:text-properties style:font-name="Sans-serif" fo:font-weight="bold" style:font-weight-asian="bold" style:font-weight-complex="bold"/>
    </style:style>
    <style:style style:name="T254" style:family="text">
      <style:text-properties style:font-name="Sans-serif" fo:font-weight="bold" officeooo:rsid="0067cff2" style:font-weight-asian="bold" style:font-weight-complex="bold"/>
    </style:style>
    <style:style style:name="T255" style:family="text">
      <style:text-properties style:font-name="Sans-serif" fo:font-weight="bold" officeooo:rsid="019893f7" style:font-weight-asian="bold" style:font-weight-complex="bold"/>
    </style:style>
    <style:style style:name="T256" style:family="text">
      <style:text-properties style:font-name="Sans-serif" officeooo:rsid="014d2b16"/>
    </style:style>
    <style:style style:name="T257" style:family="text">
      <style:text-properties style:font-name="Sans-serif" officeooo:rsid="015720ac"/>
    </style:style>
    <style:style style:name="T258" style:family="text">
      <style:text-properties style:font-name="Sans-serif" officeooo:rsid="0067cff2"/>
    </style:style>
    <style:style style:name="T259" style:family="text">
      <style:text-properties style:font-name="Sans-serif" fo:font-style="normal" style:font-style-asian="normal" style:font-style-complex="normal"/>
    </style:style>
    <style:style style:name="T260" style:family="text">
      <style:text-properties style:font-name="Sans-serif" fo:font-style="normal" officeooo:rsid="01d245f3" style:font-style-asian="normal" style:font-style-complex="normal"/>
    </style:style>
    <style:style style:name="T261" style:family="text">
      <style:text-properties style:font-name="Sans-serif" fo:font-style="normal" officeooo:rsid="01d58004" style:font-style-asian="normal" style:font-style-complex="normal"/>
    </style:style>
    <style:style style:name="T262" style:family="text">
      <style:text-properties style:font-name="Sans-serif" fo:font-style="normal" officeooo:rsid="01d5b2fd" style:font-style-asian="normal" style:font-style-complex="normal"/>
    </style:style>
    <style:style style:name="T263" style:family="text">
      <style:text-properties style:font-name="Sans-serif" fo:font-style="normal" officeooo:rsid="01eb6d14" style:font-style-asian="normal" style:font-style-complex="normal"/>
    </style:style>
    <style:style style:name="T264" style:family="text">
      <style:text-properties style:font-name="Sans-serif" fo:font-style="normal" officeooo:rsid="02930a4d" style:font-style-asian="normal" style:font-style-complex="normal"/>
    </style:style>
    <style:style style:name="T265" style:family="text">
      <style:text-properties style:font-name="Sans-serif" fo:font-style="normal" officeooo:rsid="01d220bb" style:font-style-asian="normal" style:font-style-complex="normal"/>
    </style:style>
    <style:style style:name="T266" style:family="text">
      <style:text-properties style:font-name="Sans-serif" fo:font-style="normal" officeooo:rsid="01761ba2" style:font-style-asian="normal" style:font-style-complex="normal"/>
    </style:style>
    <style:style style:name="T267" style:family="text">
      <style:text-properties style:font-name="Sans-serif" fo:font-style="normal" officeooo:rsid="04e09f50" style:font-style-asian="normal" style:font-style-complex="normal"/>
    </style:style>
    <style:style style:name="T268" style:family="text">
      <style:text-properties style:font-name="Sans-serif" fo:font-style="normal" officeooo:rsid="06c86695" style:font-style-asian="normal" style:font-style-complex="normal"/>
    </style:style>
    <style:style style:name="T269" style:family="text">
      <style:text-properties style:font-name="Sans-serif" fo:font-style="normal" officeooo:rsid="06c897f8" style:font-style-asian="normal" style:font-style-complex="normal"/>
    </style:style>
    <style:style style:name="T270" style:family="text">
      <style:text-properties style:font-name="Sans-serif" fo:font-style="normal" fo:font-weight="normal" style:font-style-asian="normal" style:font-weight-asian="normal" style:font-style-complex="normal" style:font-weight-complex="normal"/>
    </style:style>
    <style:style style:name="T271" style:family="text">
      <style:text-properties style:font-name="Sans-serif" fo:font-style="normal" fo:font-weight="normal" officeooo:rsid="01b1116c" style:font-style-asian="normal" style:font-weight-asian="normal" style:font-style-complex="normal" style:font-weight-complex="normal"/>
    </style:style>
    <style:style style:name="T272" style:family="text">
      <style:text-properties style:font-name="Sans-serif" fo:font-style="normal" fo:font-weight="normal" officeooo:rsid="01b1de28" style:font-style-asian="normal" style:font-weight-asian="normal" style:font-style-complex="normal" style:font-weight-complex="normal"/>
    </style:style>
    <style:style style:name="T273" style:family="text">
      <style:text-properties style:font-name="Sans-serif" fo:font-style="normal" fo:font-weight="normal" officeooo:rsid="01b2539a" style:font-style-asian="normal" style:font-weight-asian="normal" style:font-style-complex="normal" style:font-weight-complex="normal"/>
    </style:style>
    <style:style style:name="T274" style:family="text">
      <style:text-properties style:font-name="Sans-serif" fo:font-style="normal" fo:font-weight="normal" officeooo:rsid="01bdf7d8" style:font-style-asian="normal" style:font-weight-asian="normal" style:font-style-complex="normal" style:font-weight-complex="normal"/>
    </style:style>
    <style:style style:name="T275" style:family="text">
      <style:text-properties style:font-name="Sans-serif" fo:font-style="normal" fo:font-weight="normal" officeooo:rsid="01e65837" style:font-style-asian="normal" style:font-weight-asian="normal" style:font-style-complex="normal" style:font-weight-complex="normal"/>
    </style:style>
    <style:style style:name="T276" style:family="text">
      <style:text-properties style:font-name="Sans-serif" fo:font-style="normal" fo:font-weight="normal" officeooo:rsid="01fd7cf7" style:font-style-asian="normal" style:font-weight-asian="normal" style:font-style-complex="normal" style:font-weight-complex="normal"/>
    </style:style>
    <style:style style:name="T277" style:family="text">
      <style:text-properties style:font-name="Sans-serif" fo:font-style="normal" fo:font-weight="normal" officeooo:rsid="0295717f" style:font-style-asian="normal" style:font-weight-asian="normal" style:font-style-complex="normal" style:font-weight-complex="normal"/>
    </style:style>
    <style:style style:name="T278" style:family="text">
      <style:text-properties style:font-name="Sans-serif" fo:font-style="normal" fo:font-weight="normal" officeooo:rsid="0296d008" style:font-style-asian="normal" style:font-weight-asian="normal" style:font-style-complex="normal" style:font-weight-complex="normal"/>
    </style:style>
    <style:style style:name="T279" style:family="text">
      <style:text-properties style:font-name="Sans-serif" fo:font-style="normal" fo:font-weight="normal" officeooo:rsid="032b8ea3" style:font-style-asian="normal" style:font-weight-asian="normal" style:font-style-complex="normal" style:font-weight-complex="normal"/>
    </style:style>
    <style:style style:name="T280" style:family="text">
      <style:text-properties style:font-name="Sans-serif" fo:font-style="normal" fo:font-weight="normal" officeooo:rsid="033f278b" style:font-style-asian="normal" style:font-weight-asian="normal" style:font-style-complex="normal" style:font-weight-complex="normal"/>
    </style:style>
    <style:style style:name="T281" style:family="text">
      <style:text-properties style:font-name="Sans-serif" fo:font-style="normal" fo:font-weight="normal" officeooo:rsid="03565dde" style:font-style-asian="normal" style:font-weight-asian="normal" style:font-style-complex="normal" style:font-weight-complex="normal"/>
    </style:style>
    <style:style style:name="T282" style:family="text">
      <style:text-properties style:font-name="Sans-serif" fo:font-style="normal" fo:font-weight="normal" officeooo:rsid="0465bb0c" style:font-style-asian="normal" style:font-weight-asian="normal" style:font-style-complex="normal" style:font-weight-complex="normal"/>
    </style:style>
    <style:style style:name="T283" style:family="text">
      <style:text-properties style:font-name="Sans-serif" fo:font-style="normal" fo:font-weight="normal" officeooo:rsid="046748a2" style:font-style-asian="normal" style:font-weight-asian="normal" style:font-style-complex="normal" style:font-weight-complex="normal"/>
    </style:style>
    <style:style style:name="T284" style:family="text">
      <style:text-properties style:font-name="Sans-serif" fo:font-style="normal" fo:font-weight="normal" officeooo:rsid="0468da4e" style:font-style-asian="normal" style:font-weight-asian="normal" style:font-style-complex="normal" style:font-weight-complex="normal"/>
    </style:style>
    <style:style style:name="T285" style:family="text">
      <style:text-properties style:font-name="Sans-serif" fo:font-style="normal" fo:font-weight="normal" officeooo:rsid="046ab6a4" style:font-style-asian="normal" style:font-weight-asian="normal" style:font-style-complex="normal" style:font-weight-complex="normal"/>
    </style:style>
    <style:style style:name="T286" style:family="text">
      <style:text-properties style:font-name="Sans-serif" fo:font-style="normal" fo:font-weight="normal" officeooo:rsid="05259d28" style:font-style-asian="normal" style:font-weight-asian="normal" style:font-style-complex="normal" style:font-weight-complex="normal"/>
    </style:style>
    <style:style style:name="T287" style:family="text">
      <style:text-properties style:font-name="Sans-serif" fo:font-style="normal" fo:font-weight="normal" officeooo:rsid="059d9ffe" style:font-style-asian="normal" style:font-weight-asian="normal" style:font-style-complex="normal" style:font-weight-complex="normal"/>
    </style:style>
    <style:style style:name="T288" style:family="text">
      <style:text-properties style:font-name="Sans-serif" fo:font-style="normal" fo:font-weight="normal" officeooo:rsid="059f1d50" style:font-style-asian="normal" style:font-weight-asian="normal" style:font-style-complex="normal" style:font-weight-complex="normal"/>
    </style:style>
    <style:style style:name="T289" style:family="text">
      <style:text-properties style:font-name="Sans-serif" fo:font-style="normal" fo:font-weight="normal" officeooo:rsid="01761ba2" style:font-style-asian="normal" style:font-weight-asian="normal" style:font-style-complex="normal" style:font-weight-complex="normal"/>
    </style:style>
    <style:style style:name="T290" style:family="text">
      <style:text-properties style:font-name="Sans-serif" fo:font-style="normal" fo:font-weight="normal" officeooo:rsid="020073f0" style:font-style-asian="normal" style:font-weight-asian="normal" style:font-style-complex="normal" style:font-weight-complex="normal"/>
    </style:style>
    <style:style style:name="T291" style:family="text">
      <style:text-properties style:font-name="Sans-serif" fo:font-style="normal" fo:font-weight="normal" officeooo:rsid="035e25d9" style:font-style-asian="normal" style:font-weight-asian="normal" style:font-style-complex="normal" style:font-weight-complex="normal"/>
    </style:style>
    <style:style style:name="T292" style:family="text">
      <style:text-properties style:font-name="Sans-serif" fo:font-style="normal" fo:font-weight="normal" officeooo:rsid="061eebf1" style:font-style-asian="normal" style:font-weight-asian="normal" style:font-style-complex="normal" style:font-weight-complex="normal"/>
    </style:style>
    <style:style style:name="T293" style:family="text">
      <style:text-properties style:font-name="Sans-serif" fo:font-style="normal" style:text-underline-style="solid" style:text-underline-width="auto" style:text-underline-color="font-color" officeooo:rsid="02930a4d" style:font-style-asian="normal" style:font-style-complex="normal"/>
    </style:style>
    <style:style style:name="T294" style:family="text">
      <style:text-properties style:font-name="Sans-serif" officeooo:rsid="019fc98b"/>
    </style:style>
    <style:style style:name="T295" style:family="text">
      <style:text-properties style:font-name="Sans-serif" fo:font-size="9pt" fo:font-weight="normal" style:font-size-asian="9pt" style:font-weight-asian="normal" style:font-size-complex="9pt" style:font-weight-complex="normal"/>
    </style:style>
    <style:style style:name="T296" style:family="text">
      <style:text-properties style:font-name="Sans-serif" fo:font-size="9pt" fo:font-weight="normal" officeooo:rsid="0193a4c8" style:font-size-asian="9pt" style:font-weight-asian="normal" style:font-size-complex="9pt" style:font-weight-complex="normal"/>
    </style:style>
    <style:style style:name="T297" style:family="text">
      <style:text-properties style:font-name="Sans-serif" fo:font-size="9pt" fo:font-weight="normal" officeooo:rsid="016f4712" style:font-size-asian="9pt" style:font-weight-asian="normal" style:font-size-complex="9pt" style:font-weight-complex="normal"/>
    </style:style>
    <style:style style:name="T298" style:family="text">
      <style:text-properties style:font-name="Sans-serif" fo:font-size="9pt" fo:font-weight="normal" officeooo:rsid="01724388" style:font-size-asian="9pt" style:font-weight-asian="normal" style:font-size-complex="9pt" style:font-weight-complex="normal"/>
    </style:style>
    <style:style style:name="T299" style:family="text">
      <style:text-properties style:font-name="Sans-serif" fo:font-size="9pt" fo:font-weight="normal" officeooo:rsid="02a4546b" style:font-size-asian="9pt" style:font-weight-asian="normal" style:font-size-complex="9pt" style:font-weight-complex="normal"/>
    </style:style>
    <style:style style:name="T300" style:family="text">
      <style:text-properties style:font-name="Sans-serif" fo:font-size="9pt" fo:font-weight="normal" officeooo:rsid="02a7762d" style:font-size-asian="9pt" style:font-weight-asian="normal" style:font-size-complex="9pt" style:font-weight-complex="normal"/>
    </style:style>
    <style:style style:name="T301" style:family="text">
      <style:text-properties style:font-name="Sans-serif" fo:font-size="9pt" fo:font-weight="normal" officeooo:rsid="02c6b77b" style:font-size-asian="9pt" style:font-weight-asian="normal" style:font-size-complex="9pt" style:font-weight-complex="normal"/>
    </style:style>
    <style:style style:name="T302" style:family="text">
      <style:text-properties style:font-name="Sans-serif" fo:font-size="9pt" fo:font-weight="normal" officeooo:rsid="02f0190d" style:font-size-asian="9pt" style:font-weight-asian="normal" style:font-size-complex="9pt" style:font-weight-complex="normal"/>
    </style:style>
    <style:style style:name="T303" style:family="text">
      <style:text-properties style:font-name="Sans-serif" fo:font-size="9pt" fo:font-weight="normal" officeooo:rsid="0445e733" style:font-size-asian="9pt" style:font-weight-asian="normal" style:font-size-complex="9pt" style:font-weight-complex="normal"/>
    </style:style>
    <style:style style:name="T304" style:family="text">
      <style:text-properties style:font-name="Sans-serif" fo:font-size="9pt" fo:font-weight="normal" officeooo:rsid="0447dda6" style:font-size-asian="9pt" style:font-weight-asian="normal" style:font-size-complex="9pt" style:font-weight-complex="normal"/>
    </style:style>
    <style:style style:name="T305" style:family="text">
      <style:text-properties style:font-name="Sans-serif" fo:font-size="9pt" fo:font-weight="normal" officeooo:rsid="0448e05d" style:font-size-asian="9pt" style:font-weight-asian="normal" style:font-size-complex="9pt" style:font-weight-complex="normal"/>
    </style:style>
    <style:style style:name="T306" style:family="text">
      <style:text-properties style:font-name="Sans-serif" fo:font-size="9pt" fo:font-weight="normal" officeooo:rsid="0449068d" style:font-size-asian="9pt" style:font-weight-asian="normal" style:font-size-complex="9pt" style:font-weight-complex="normal"/>
    </style:style>
    <style:style style:name="T307" style:family="text">
      <style:text-properties style:font-name="Sans-serif" fo:font-size="9pt" fo:font-weight="normal" officeooo:rsid="0459c932" style:font-size-asian="9pt" style:font-weight-asian="normal" style:font-size-complex="9pt" style:font-weight-complex="normal"/>
    </style:style>
    <style:style style:name="T308" style:family="text">
      <style:text-properties style:font-name="Sans-serif" fo:font-size="9pt" fo:font-weight="normal" officeooo:rsid="0551e023" style:font-size-asian="9pt" style:font-weight-asian="normal" style:font-size-complex="9pt" style:font-weight-complex="normal"/>
    </style:style>
    <style:style style:name="T309" style:family="text">
      <style:text-properties style:font-name="Sans-serif" fo:font-size="9pt" fo:font-weight="normal" officeooo:rsid="055270c3" style:font-size-asian="9pt" style:font-weight-asian="normal" style:font-size-complex="9pt" style:font-weight-complex="normal"/>
    </style:style>
    <style:style style:name="T310" style:family="text">
      <style:text-properties style:font-name="Sans-serif" fo:font-size="9pt" fo:font-weight="normal" officeooo:rsid="05529d75" style:font-size-asian="9pt" style:font-weight-asian="normal" style:font-size-complex="9pt" style:font-weight-complex="normal"/>
    </style:style>
    <style:style style:name="T311" style:family="text">
      <style:text-properties style:font-name="Sans-serif" fo:font-size="9pt" fo:font-weight="normal" officeooo:rsid="055322a9" style:font-size-asian="9pt" style:font-weight-asian="normal" style:font-size-complex="9pt" style:font-weight-complex="normal"/>
    </style:style>
    <style:style style:name="T312" style:family="text">
      <style:text-properties style:font-name="Sans-serif" fo:font-size="9pt" fo:font-weight="normal" officeooo:rsid="05f0cc3f" style:font-size-asian="9pt" style:font-weight-asian="normal" style:font-size-complex="9pt" style:font-weight-complex="normal"/>
    </style:style>
    <style:style style:name="T313"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314"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315" style:family="text">
      <style:text-properties style:font-name="Sans-serif" fo:font-size="9pt" fo:font-style="italic" fo:font-weight="normal" officeooo:rsid="016486f3" style:font-size-asian="9pt" style:font-style-asian="italic" style:font-weight-asian="normal" style:font-size-complex="9pt" style:font-style-complex="italic" style:font-weight-complex="normal"/>
    </style:style>
    <style:style style:name="T316" style:family="text">
      <style:text-properties style:font-name="Sans-serif" fo:font-size="9pt" fo:font-style="italic" fo:font-weight="normal" officeooo:rsid="057470a3" style:font-size-asian="9pt" style:font-style-asian="italic" style:font-weight-asian="normal" style:font-size-complex="9pt" style:font-style-complex="italic" style:font-weight-complex="normal"/>
    </style:style>
    <style:style style:name="T317" style:family="text">
      <style:text-properties style:font-name="Sans-serif" fo:font-size="9pt" fo:font-style="italic" fo:font-weight="normal" officeooo:rsid="05f0cc3f" style:font-size-asian="9pt" style:font-style-asian="italic" style:font-weight-asian="normal" style:font-size-complex="9pt" style:font-style-complex="italic" style:font-weight-complex="normal"/>
    </style:style>
    <style:style style:name="T318" style:family="text">
      <style:text-properties style:font-name="Sans-serif" fo:font-size="9pt" fo:font-style="italic" fo:font-weight="normal" officeooo:rsid="05fbf74d" style:font-size-asian="9pt" style:font-style-asian="italic" style:font-weight-asian="normal" style:font-size-complex="9pt" style:font-style-complex="italic" style:font-weight-complex="normal"/>
    </style:style>
    <style:style style:name="T319" style:family="text">
      <style:text-properties style:font-name="Sans-serif" fo:font-size="9pt" fo:font-style="italic" fo:font-weight="normal" officeooo:rsid="06686930" style:font-size-asian="9pt" style:font-style-asian="italic" style:font-weight-asian="normal" style:font-size-complex="9pt" style:font-style-complex="italic" style:font-weight-complex="normal"/>
    </style:style>
    <style:style style:name="T320" style:family="text">
      <style:text-properties style:font-name="Sans-serif" fo:font-size="9pt" fo:font-style="italic" officeooo:rsid="0155df3b" style:font-size-asian="9pt" style:font-style-asian="italic" style:font-size-complex="9pt" style:font-style-complex="italic"/>
    </style:style>
    <style:style style:name="T321" style:family="text">
      <style:text-properties style:font-name="Sans-serif" fo:font-size="9pt" fo:font-style="italic" officeooo:rsid="01ebec01" style:font-size-asian="9pt" style:font-style-asian="italic" style:font-size-complex="9pt" style:font-style-complex="italic"/>
    </style:style>
    <style:style style:name="T322" style:family="text">
      <style:text-properties style:font-name="Sans-serif" fo:font-size="9pt" style:font-size-asian="9pt" style:font-size-complex="9pt"/>
    </style:style>
    <style:style style:name="T323" style:family="text">
      <style:text-properties style:font-name="Sans-serif" fo:font-size="9pt" officeooo:rsid="03ff1a36" style:font-size-asian="9pt" style:font-size-complex="9pt"/>
    </style:style>
    <style:style style:name="T324" style:family="text">
      <style:text-properties style:font-name="Sans-serif" fo:font-size="9pt" officeooo:rsid="0408b66e" style:font-size-asian="9pt" style:font-size-complex="9pt"/>
    </style:style>
    <style:style style:name="T325" style:family="text">
      <style:text-properties style:font-name="Sans-serif" fo:font-size="9pt" fo:font-style="normal" fo:font-weight="normal" style:font-size-asian="9pt" style:font-style-asian="normal" style:font-weight-asian="normal" style:font-size-complex="9pt" style:font-style-complex="normal" style:font-weight-complex="normal"/>
    </style:style>
    <style:style style:name="T326" style:family="text">
      <style:text-properties style:font-name="Sans-serif" fo:font-size="9pt" fo:font-style="normal" fo:font-weight="normal" officeooo:rsid="01b8fd50" style:font-size-asian="9pt" style:font-style-asian="normal" style:font-weight-asian="normal" style:font-size-complex="9pt" style:font-style-complex="normal" style:font-weight-complex="normal"/>
    </style:style>
    <style:style style:name="T327" style:family="text">
      <style:text-properties style:font-name="Sans-serif" fo:font-size="9pt" fo:font-style="normal" fo:font-weight="normal" officeooo:rsid="0166ea6b" style:font-size-asian="9pt" style:font-style-asian="normal" style:font-weight-asian="normal" style:font-size-complex="9pt" style:font-style-complex="normal" style:font-weight-complex="normal"/>
    </style:style>
    <style:style style:name="T328" style:family="text">
      <style:text-properties style:font-name="Sans-serif" fo:font-size="9pt" fo:font-style="normal" fo:font-weight="normal" officeooo:rsid="01b9aaf3" style:font-size-asian="9pt" style:font-style-asian="normal" style:font-weight-asian="normal" style:font-size-complex="9pt" style:font-style-complex="normal" style:font-weight-complex="normal"/>
    </style:style>
    <style:style style:name="T329" style:family="text">
      <style:text-properties style:font-name="Sans-serif" fo:font-size="9pt" fo:font-style="normal" fo:font-weight="normal" officeooo:rsid="0167b17e" style:font-size-asian="9pt" style:font-style-asian="normal" style:font-weight-asian="normal" style:font-size-complex="9pt" style:font-style-complex="normal" style:font-weight-complex="normal"/>
    </style:style>
    <style:style style:name="T330" style:family="text">
      <style:text-properties style:font-name="Sans-serif" fo:font-size="9pt" fo:font-style="normal" fo:font-weight="normal" officeooo:rsid="01b6b107" style:font-size-asian="9pt" style:font-style-asian="normal" style:font-weight-asian="normal" style:font-size-complex="9pt" style:font-style-complex="normal" style:font-weight-complex="normal"/>
    </style:style>
    <style:style style:name="T331" style:family="text">
      <style:text-properties style:font-name="Sans-serif" fo:font-size="9pt" fo:font-style="normal" fo:font-weight="normal" officeooo:rsid="01db3fae" style:font-size-asian="9pt" style:font-style-asian="normal" style:font-weight-asian="normal" style:font-size-complex="9pt" style:font-style-complex="normal" style:font-weight-complex="normal"/>
    </style:style>
    <style:style style:name="T332" style:family="text">
      <style:text-properties style:font-name="Sans-serif" fo:font-size="9pt" fo:font-style="normal" fo:font-weight="normal" officeooo:rsid="016486f3" style:font-size-asian="9pt" style:font-style-asian="normal" style:font-weight-asian="normal" style:font-size-complex="9pt" style:font-style-complex="normal" style:font-weight-complex="normal"/>
    </style:style>
    <style:style style:name="T333" style:family="text">
      <style:text-properties style:font-name="Sans-serif" fo:font-size="9pt" fo:font-style="normal" fo:font-weight="normal" officeooo:rsid="01e06441" style:font-size-asian="9pt" style:font-style-asian="normal" style:font-weight-asian="normal" style:font-size-complex="9pt" style:font-style-complex="normal" style:font-weight-complex="normal"/>
    </style:style>
    <style:style style:name="T334" style:family="text">
      <style:text-properties style:font-name="Sans-serif" fo:font-size="9pt" fo:font-style="normal" fo:font-weight="normal" officeooo:rsid="01abaffe" style:font-size-asian="9pt" style:font-style-asian="normal" style:font-weight-asian="normal" style:font-size-complex="9pt" style:font-style-complex="normal" style:font-weight-complex="normal"/>
    </style:style>
    <style:style style:name="T335" style:family="text">
      <style:text-properties style:font-name="Sans-serif" fo:font-size="9pt" fo:font-style="normal" fo:font-weight="normal" officeooo:rsid="01666320" style:font-size-asian="9pt" style:font-style-asian="normal" style:font-weight-asian="normal" style:font-size-complex="9pt" style:font-style-complex="normal" style:font-weight-complex="normal"/>
    </style:style>
    <style:style style:name="T336" style:family="text">
      <style:text-properties style:font-name="Sans-serif" fo:font-size="9pt" fo:font-style="normal" fo:font-weight="normal" officeooo:rsid="01b833a9" style:font-size-asian="9pt" style:font-style-asian="normal" style:font-weight-asian="normal" style:font-size-complex="9pt" style:font-style-complex="normal" style:font-weight-complex="normal"/>
    </style:style>
    <style:style style:name="T337" style:family="text">
      <style:text-properties style:font-name="Sans-serif" fo:font-size="9pt" fo:font-style="normal" fo:font-weight="normal" officeooo:rsid="0495c91d" style:font-size-asian="9pt" style:font-style-asian="normal" style:font-weight-asian="normal" style:font-size-complex="9pt" style:font-style-complex="normal" style:font-weight-complex="normal"/>
    </style:style>
    <style:style style:name="T338" style:family="text">
      <style:text-properties style:font-name="Sans-serif" fo:font-size="9pt" fo:font-style="normal" fo:font-weight="normal" officeooo:rsid="049a235a" style:font-size-asian="9pt" style:font-style-asian="normal" style:font-weight-asian="normal" style:font-size-complex="9pt" style:font-style-complex="normal" style:font-weight-complex="normal"/>
    </style:style>
    <style:style style:name="T339" style:family="text">
      <style:text-properties style:font-name="Sans-serif" fo:font-size="9pt" fo:font-style="normal" fo:font-weight="normal" officeooo:rsid="02a7762d" style:font-size-asian="9pt" style:font-style-asian="normal" style:font-weight-asian="normal" style:font-size-complex="9pt" style:font-style-complex="normal" style:font-weight-complex="normal"/>
    </style:style>
    <style:style style:name="T340" style:family="text">
      <style:text-properties style:font-name="Sans-serif" fo:font-size="9pt" fo:font-style="normal" fo:font-weight="normal" officeooo:rsid="02c8b5ae" style:font-size-asian="9pt" style:font-style-asian="normal" style:font-weight-asian="normal" style:font-size-complex="9pt" style:font-style-complex="normal" style:font-weight-complex="normal"/>
    </style:style>
    <style:style style:name="T341" style:family="text">
      <style:text-properties style:font-name="Sans-serif" fo:font-size="9pt" fo:font-style="normal" fo:font-weight="normal" officeooo:rsid="04fd737d" style:font-size-asian="9pt" style:font-style-asian="normal" style:font-weight-asian="normal" style:font-size-complex="9pt" style:font-style-complex="normal" style:font-weight-complex="normal"/>
    </style:style>
    <style:style style:name="T342" style:family="text">
      <style:text-properties style:font-name="Sans-serif" fo:font-size="9pt" fo:font-style="normal" fo:font-weight="normal" officeooo:rsid="05020696" style:font-size-asian="9pt" style:font-style-asian="normal" style:font-weight-asian="normal" style:font-size-complex="9pt" style:font-style-complex="normal" style:font-weight-complex="normal"/>
    </style:style>
    <style:style style:name="T343" style:family="text">
      <style:text-properties style:font-name="Sans-serif" fo:font-size="9pt" fo:font-style="normal" fo:font-weight="normal" officeooo:rsid="0503ee05" style:font-size-asian="9pt" style:font-style-asian="normal" style:font-weight-asian="normal" style:font-size-complex="9pt" style:font-style-complex="normal" style:font-weight-complex="normal"/>
    </style:style>
    <style:style style:name="T344" style:family="text">
      <style:text-properties style:font-name="Sans-serif" fo:font-size="9pt" fo:font-style="normal" fo:font-weight="normal" officeooo:rsid="056119b6" style:font-size-asian="9pt" style:font-style-asian="normal" style:font-weight-asian="normal" style:font-size-complex="9pt" style:font-style-complex="normal" style:font-weight-complex="normal"/>
    </style:style>
    <style:style style:name="T345" style:family="text">
      <style:text-properties style:font-name="Sans-serif" fo:font-size="9pt" fo:font-style="normal" fo:font-weight="normal" officeooo:rsid="05622a6b" style:font-size-asian="9pt" style:font-style-asian="normal" style:font-weight-asian="normal" style:font-size-complex="9pt" style:font-style-complex="normal" style:font-weight-complex="normal"/>
    </style:style>
    <style:style style:name="T346" style:family="text">
      <style:text-properties style:font-name="Sans-serif" fo:font-size="9pt" fo:font-style="normal" fo:font-weight="normal" officeooo:rsid="05636e1a" style:font-size-asian="9pt" style:font-style-asian="normal" style:font-weight-asian="normal" style:font-size-complex="9pt" style:font-style-complex="normal" style:font-weight-complex="normal"/>
    </style:style>
    <style:style style:name="T347" style:family="text">
      <style:text-properties style:font-name="Sans-serif" fo:font-size="9pt" fo:font-style="normal" fo:font-weight="normal" officeooo:rsid="05643e22" style:font-size-asian="9pt" style:font-style-asian="normal" style:font-weight-asian="normal" style:font-size-complex="9pt" style:font-style-complex="normal" style:font-weight-complex="normal"/>
    </style:style>
    <style:style style:name="T348" style:family="text">
      <style:text-properties style:font-name="Sans-serif" fo:font-size="9pt" fo:font-style="normal" fo:font-weight="normal" officeooo:rsid="0564cdff" style:font-size-asian="9pt" style:font-style-asian="normal" style:font-weight-asian="normal" style:font-size-complex="9pt" style:font-style-complex="normal" style:font-weight-complex="normal"/>
    </style:style>
    <style:style style:name="T349" style:family="text">
      <style:text-properties style:font-name="Sans-serif" fo:font-size="9pt" fo:font-style="normal" fo:font-weight="normal" officeooo:rsid="057470a3" style:font-size-asian="9pt" style:font-style-asian="normal" style:font-weight-asian="normal" style:font-size-complex="9pt" style:font-style-complex="normal" style:font-weight-complex="normal"/>
    </style:style>
    <style:style style:name="T350" style:family="text">
      <style:text-properties style:font-name="Sans-serif" fo:font-size="9pt" fo:font-style="normal" fo:font-weight="normal" officeooo:rsid="05f0cc3f" style:font-size-asian="9pt" style:font-style-asian="normal" style:font-weight-asian="normal" style:font-size-complex="9pt" style:font-style-complex="normal" style:font-weight-complex="normal"/>
    </style:style>
    <style:style style:name="T351" style:family="text">
      <style:text-properties style:font-name="Sans-serif" fo:font-size="9pt" fo:font-style="normal" fo:font-weight="normal" officeooo:rsid="05f1285d" style:font-size-asian="9pt" style:font-style-asian="normal" style:font-weight-asian="normal" style:font-size-complex="9pt" style:font-style-complex="normal" style:font-weight-complex="normal"/>
    </style:style>
    <style:style style:name="T352" style:family="text">
      <style:text-properties style:font-name="Sans-serif" fo:font-size="9pt" fo:font-style="normal" fo:font-weight="normal" officeooo:rsid="05f1becf" style:font-size-asian="9pt" style:font-style-asian="normal" style:font-weight-asian="normal" style:font-size-complex="9pt" style:font-style-complex="normal" style:font-weight-complex="normal"/>
    </style:style>
    <style:style style:name="T353" style:family="text">
      <style:text-properties style:font-name="Sans-serif" fo:font-size="9pt" fo:font-style="normal" fo:font-weight="normal" officeooo:rsid="05ff8f77" style:font-size-asian="9pt" style:font-style-asian="normal" style:font-weight-asian="normal" style:font-size-complex="9pt" style:font-style-complex="normal" style:font-weight-complex="normal"/>
    </style:style>
    <style:style style:name="T354" style:family="text">
      <style:text-properties style:font-name="Sans-serif" fo:font-size="9pt" fo:font-style="normal" fo:font-weight="normal" officeooo:rsid="06017ee6" style:font-size-asian="9pt" style:font-style-asian="normal" style:font-weight-asian="normal" style:font-size-complex="9pt" style:font-style-complex="normal" style:font-weight-complex="normal"/>
    </style:style>
    <style:style style:name="T355" style:family="text">
      <style:text-properties style:font-name="Sans-serif" fo:font-size="9pt" fo:font-style="normal" fo:font-weight="normal" officeooo:rsid="060ce2ba" style:font-size-asian="9pt" style:font-style-asian="normal" style:font-weight-asian="normal" style:font-size-complex="9pt" style:font-style-complex="normal" style:font-weight-complex="normal"/>
    </style:style>
    <style:style style:name="T356" style:family="text">
      <style:text-properties style:font-name="Sans-serif" fo:font-size="9pt" fo:font-style="normal" fo:font-weight="normal" officeooo:rsid="06686930" style:font-size-asian="9pt" style:font-style-asian="normal" style:font-weight-asian="normal" style:font-size-complex="9pt" style:font-style-complex="normal" style:font-weight-complex="normal"/>
    </style:style>
    <style:style style:name="T357" style:family="text">
      <style:text-properties style:font-name="Sans-serif" fo:font-size="9pt" fo:font-style="normal" style:font-size-asian="9pt" style:font-style-asian="normal" style:font-size-complex="9pt" style:font-style-complex="normal"/>
    </style:style>
    <style:style style:name="T358" style:family="text">
      <style:text-properties style:font-name="Sans-serif" fo:font-size="9pt" fo:font-style="normal" officeooo:rsid="0167b17e" style:font-size-asian="9pt" style:font-style-asian="normal" style:font-size-complex="9pt" style:font-style-complex="normal"/>
    </style:style>
    <style:style style:name="T359" style:family="text">
      <style:text-properties style:font-name="Sans-serif" fo:font-size="9pt" fo:font-style="normal" officeooo:rsid="01836e6f" style:font-size-asian="9pt" style:font-style-asian="normal" style:font-size-complex="9pt" style:font-style-complex="normal"/>
    </style:style>
    <style:style style:name="T360" style:family="text">
      <style:text-properties style:font-name="Sans-serif" fo:font-size="9pt" fo:font-style="normal" officeooo:rsid="0155774f" style:font-size-asian="9pt" style:font-style-asian="normal" style:font-size-complex="9pt" style:font-style-complex="normal"/>
    </style:style>
    <style:style style:name="T361" style:family="text">
      <style:text-properties style:font-name="Sans-serif" fo:font-size="9pt" fo:font-style="normal" officeooo:rsid="0155df3b" style:font-size-asian="9pt" style:font-style-asian="normal" style:font-size-complex="9pt" style:font-style-complex="normal"/>
    </style:style>
    <style:style style:name="T362" style:family="text">
      <style:text-properties style:font-name="Sans-serif" fo:font-size="9pt" fo:font-style="normal" officeooo:rsid="0183ba44" style:font-size-asian="9pt" style:font-style-asian="normal" style:font-size-complex="9pt" style:font-style-complex="normal"/>
    </style:style>
    <style:style style:name="T363" style:family="text">
      <style:text-properties style:font-name="Sans-serif" fo:font-size="9pt" fo:font-style="normal" officeooo:rsid="01ebec01" style:font-size-asian="9pt" style:font-style-asian="normal" style:font-size-complex="9pt" style:font-style-complex="normal"/>
    </style:style>
    <style:style style:name="T364" style:family="text">
      <style:text-properties style:font-name="Sans-serif" fo:font-size="9pt" fo:font-style="normal" fo:font-weight="bold" style:font-size-asian="9pt" style:font-style-asian="normal" style:font-weight-asian="bold" style:font-size-complex="9pt" style:font-style-complex="normal" style:font-weight-complex="bold"/>
    </style:style>
    <style:style style:name="T365" style:family="text">
      <style:text-properties style:font-name="Sans-serif" fo:font-size="9pt" fo:font-weight="bold" style:font-size-asian="9pt" style:font-weight-asian="bold" style:font-size-complex="9pt" style:font-weight-complex="bold"/>
    </style:style>
    <style:style style:name="T366" style:family="text">
      <style:text-properties style:font-name="Sans-serif" fo:font-size="9pt" fo:font-weight="bold" officeooo:rsid="04de0e10" style:font-size-asian="9pt" style:font-weight-asian="bold" style:font-size-complex="9pt" style:font-weight-complex="bold"/>
    </style:style>
    <style:style style:name="T367" style:family="text">
      <style:text-properties style:font-name="Sans-serif" fo:font-size="9pt" fo:font-weight="bold" officeooo:rsid="04cec56c" style:font-size-asian="9pt" style:font-weight-asian="bold" style:font-size-complex="9pt" style:font-weight-complex="bold"/>
    </style:style>
    <style:style style:name="T368" style:family="text">
      <style:text-properties style:font-name="Sans-serif" fo:font-size="9pt" fo:font-weight="bold" officeooo:rsid="0069adf0" style:font-size-asian="9pt" style:font-weight-asian="bold" style:font-size-complex="9pt" style:font-weight-complex="bold"/>
    </style:style>
    <style:style style:name="T369" style:family="text">
      <style:text-properties style:font-name="Sans-serif" officeooo:rsid="015d7ab9"/>
    </style:style>
    <style:style style:name="T370" style:family="text">
      <style:text-properties style:font-name="Sans-serif" officeooo:rsid="016181c1"/>
    </style:style>
    <style:style style:name="T371" style:family="text">
      <style:text-properties style:font-name="Sans-serif" officeooo:rsid="03a96d89"/>
    </style:style>
    <style:style style:name="T372" style:family="text">
      <style:text-properties style:font-name="Sans-serif" officeooo:rsid="03c376e4"/>
    </style:style>
    <style:style style:name="T373" style:family="text">
      <style:text-properties style:font-name="Sans-serif" officeooo:rsid="03d70e67"/>
    </style:style>
    <style:style style:name="T374" style:family="text">
      <style:text-properties style:font-name="Sans-serif" officeooo:rsid="04293207"/>
    </style:style>
    <style:style style:name="T375" style:family="text">
      <style:text-properties style:font-name="Sans-serif" officeooo:rsid="051260fe"/>
    </style:style>
    <style:style style:name="T376" style:family="text">
      <style:text-properties style:font-name="Sans-serif" officeooo:rsid="0513f1b9"/>
    </style:style>
    <style:style style:name="T377" style:family="text">
      <style:text-properties style:font-name="Sans-serif" officeooo:rsid="0515760f"/>
    </style:style>
    <style:style style:name="T378" style:family="text">
      <style:text-properties style:font-name="Sans-serif" officeooo:rsid="051767fa"/>
    </style:style>
    <style:style style:name="T379" style:family="text">
      <style:text-properties style:font-name="Sans-serif" officeooo:rsid="051b7fab"/>
    </style:style>
    <style:style style:name="T380" style:family="text">
      <style:text-properties style:font-name="Sans-serif" officeooo:rsid="052bde1f"/>
    </style:style>
    <style:style style:name="T381" style:family="text">
      <style:text-properties style:font-name="Sans-serif" officeooo:rsid="05432718"/>
    </style:style>
    <style:style style:name="T382" style:family="text">
      <style:text-properties style:font-name="Sans-serif" officeooo:rsid="05ce0d20"/>
    </style:style>
    <style:style style:name="T383" style:family="text">
      <style:text-properties style:font-name="Sans-serif" officeooo:rsid="05cf4a8e"/>
    </style:style>
    <style:style style:name="T384" style:family="text">
      <style:text-properties style:font-name="Sans-serif" officeooo:rsid="05d10b32"/>
    </style:style>
    <style:style style:name="T385" style:family="text">
      <style:text-properties officeooo:rsid="00218d85"/>
    </style:style>
    <style:style style:name="T386" style:family="text">
      <style:text-properties officeooo:rsid="0067cff2"/>
    </style:style>
    <style:style style:name="T387" style:family="text">
      <style:text-properties fo:font-style="normal" style:font-style-asian="normal" style:font-style-complex="normal"/>
    </style:style>
    <style:style style:name="T388" style:family="text">
      <style:text-properties fo:font-style="normal" officeooo:rsid="00f08a05" style:font-style-asian="normal" style:font-style-complex="normal"/>
    </style:style>
    <style:style style:name="T389" style:family="text">
      <style:text-properties fo:font-style="normal" officeooo:rsid="0113d6f4" style:font-style-asian="normal" style:font-style-complex="normal"/>
    </style:style>
    <style:style style:name="T390" style:family="text">
      <style:text-properties fo:font-style="normal" officeooo:rsid="0151f046" style:font-style-asian="normal" style:font-style-complex="normal"/>
    </style:style>
    <style:style style:name="T391" style:family="text">
      <style:text-properties fo:font-style="normal" officeooo:rsid="02179776" style:font-style-asian="normal" style:font-style-complex="normal"/>
    </style:style>
    <style:style style:name="T392" style:family="text">
      <style:text-properties fo:font-style="normal" officeooo:rsid="022da1e3" style:font-style-asian="normal" style:font-style-complex="normal"/>
    </style:style>
    <style:style style:name="T393" style:family="text">
      <style:text-properties fo:font-style="normal" officeooo:rsid="027a31ad" style:font-style-asian="normal" style:font-style-complex="normal"/>
    </style:style>
    <style:style style:name="T394" style:family="text">
      <style:text-properties fo:font-style="normal" officeooo:rsid="027b4658" style:font-style-asian="normal" style:font-style-complex="normal"/>
    </style:style>
    <style:style style:name="T395" style:family="text">
      <style:text-properties fo:font-style="normal" officeooo:rsid="0278b763" style:font-style-asian="normal" style:font-style-complex="normal"/>
    </style:style>
    <style:style style:name="T396" style:family="text">
      <style:text-properties fo:font-style="normal" officeooo:rsid="0291b3ef" style:font-style-asian="normal" style:font-style-complex="normal"/>
    </style:style>
    <style:style style:name="T397" style:family="text">
      <style:text-properties fo:font-style="normal" officeooo:rsid="028b168c" style:font-style-asian="normal" style:font-style-complex="normal"/>
    </style:style>
    <style:style style:name="T398" style:family="text">
      <style:text-properties fo:font-style="normal" officeooo:rsid="03013f25" style:font-style-asian="normal" style:font-style-complex="normal"/>
    </style:style>
    <style:style style:name="T399" style:family="text">
      <style:text-properties fo:font-style="normal" officeooo:rsid="043cb64e" style:font-style-asian="normal" style:font-style-complex="normal"/>
    </style:style>
    <style:style style:name="T400" style:family="text">
      <style:text-properties fo:font-style="normal" officeooo:rsid="048143bf" style:font-style-asian="normal" style:font-style-complex="normal"/>
    </style:style>
    <style:style style:name="T401" style:family="text">
      <style:text-properties fo:font-style="normal" officeooo:rsid="05047b0e" style:font-style-asian="normal" style:font-style-complex="normal"/>
    </style:style>
    <style:style style:name="T402" style:family="text">
      <style:text-properties fo:font-style="normal" officeooo:rsid="051e6fd3" style:font-style-asian="normal" style:font-style-complex="normal"/>
    </style:style>
    <style:style style:name="T403" style:family="text">
      <style:text-properties fo:font-style="normal" officeooo:rsid="05209bff" style:font-style-asian="normal" style:font-style-complex="normal"/>
    </style:style>
    <style:style style:name="T404" style:family="text">
      <style:text-properties fo:font-style="normal" officeooo:rsid="0572beb0" style:font-style-asian="normal" style:font-style-complex="normal"/>
    </style:style>
    <style:style style:name="T405" style:family="text">
      <style:text-properties fo:font-style="normal" officeooo:rsid="05809ec7" style:font-style-asian="normal" style:font-style-complex="normal"/>
    </style:style>
    <style:style style:name="T406" style:family="text">
      <style:text-properties fo:font-style="normal" officeooo:rsid="058d76a7" style:font-style-asian="normal" style:font-style-complex="normal"/>
    </style:style>
    <style:style style:name="T407" style:family="text">
      <style:text-properties fo:font-style="normal" officeooo:rsid="058e1921" style:font-style-asian="normal" style:font-style-complex="normal"/>
    </style:style>
    <style:style style:name="T408" style:family="text">
      <style:text-properties fo:font-style="normal" officeooo:rsid="05a18218" style:font-style-asian="normal" style:font-style-complex="normal"/>
    </style:style>
    <style:style style:name="T409" style:family="text">
      <style:text-properties fo:font-style="normal" officeooo:rsid="05df0108" style:font-style-asian="normal" style:font-style-complex="normal"/>
    </style:style>
    <style:style style:name="T410" style:family="text">
      <style:text-properties fo:font-style="normal" officeooo:rsid="05dfd410" style:font-style-asian="normal" style:font-style-complex="normal"/>
    </style:style>
    <style:style style:name="T411" style:family="text">
      <style:text-properties fo:font-style="normal" officeooo:rsid="0635d832" style:font-style-asian="normal" style:font-style-complex="normal"/>
    </style:style>
    <style:style style:name="T412" style:family="text">
      <style:text-properties fo:font-style="normal" officeooo:rsid="06365616" style:font-style-asian="normal" style:font-style-complex="normal"/>
    </style:style>
    <style:style style:name="T413" style:family="text">
      <style:text-properties fo:font-style="normal" officeooo:rsid="066ab9c0" style:font-style-asian="normal" style:font-style-complex="normal"/>
    </style:style>
    <style:style style:name="T414" style:family="text">
      <style:text-properties fo:font-style="normal" officeooo:rsid="066de7ff" style:font-style-asian="normal" style:font-style-complex="normal"/>
    </style:style>
    <style:style style:name="T415" style:family="text">
      <style:text-properties fo:font-style="normal" officeooo:rsid="06711c95" style:font-style-asian="normal" style:font-style-complex="normal"/>
    </style:style>
    <style:style style:name="T416" style:family="text">
      <style:text-properties fo:font-style="normal" officeooo:rsid="06a0b570" style:font-style-asian="normal" style:font-style-complex="normal"/>
    </style:style>
    <style:style style:name="T417" style:family="text">
      <style:text-properties fo:font-style="normal" officeooo:rsid="06a0cdc4" style:font-style-asian="normal" style:font-style-complex="normal"/>
    </style:style>
    <style:style style:name="T418" style:family="text">
      <style:text-properties fo:font-style="normal" officeooo:rsid="06a10196" style:font-style-asian="normal" style:font-style-complex="normal"/>
    </style:style>
    <style:style style:name="T419" style:family="text">
      <style:text-properties fo:font-style="normal" fo:font-weight="normal" style:font-style-asian="normal" style:font-weight-asian="normal" style:font-style-complex="normal" style:font-weight-complex="normal"/>
    </style:style>
    <style:style style:name="T420" style:family="text">
      <style:text-properties fo:font-style="normal" fo:font-weight="normal" officeooo:rsid="01b6a7b2" style:font-style-asian="normal" style:font-weight-asian="normal" style:font-style-complex="normal" style:font-weight-complex="normal"/>
    </style:style>
    <style:style style:name="T421" style:family="text">
      <style:text-properties fo:font-style="normal" fo:font-weight="normal" officeooo:rsid="01cdb643" style:font-style-asian="normal" style:font-weight-asian="normal" style:font-style-complex="normal" style:font-weight-complex="normal"/>
    </style:style>
    <style:style style:name="T422" style:family="text">
      <style:text-properties fo:font-style="normal" fo:font-weight="normal" officeooo:rsid="01d220bb" style:font-style-asian="normal" style:font-weight-asian="normal" style:font-style-complex="normal" style:font-weight-complex="normal"/>
    </style:style>
    <style:style style:name="T423" style:family="text">
      <style:text-properties fo:font-style="normal" fo:font-weight="normal" officeooo:rsid="01d8eb39" style:font-style-asian="normal" style:font-weight-asian="normal" style:font-style-complex="normal" style:font-weight-complex="normal"/>
    </style:style>
    <style:style style:name="T424" style:family="text">
      <style:text-properties fo:font-style="normal" fo:font-weight="normal" officeooo:rsid="01da591b" style:font-style-asian="normal" style:font-weight-asian="normal" style:font-style-complex="normal" style:font-weight-complex="normal"/>
    </style:style>
    <style:style style:name="T425" style:family="text">
      <style:text-properties fo:font-style="normal" fo:font-weight="normal" officeooo:rsid="01e08916" style:font-style-asian="normal" style:font-weight-asian="normal" style:font-style-complex="normal" style:font-weight-complex="normal"/>
    </style:style>
    <style:style style:name="T426" style:family="text">
      <style:text-properties fo:font-style="normal" fo:font-weight="normal" officeooo:rsid="01e3db44" style:font-style-asian="normal" style:font-weight-asian="normal" style:font-style-complex="normal" style:font-weight-complex="normal"/>
    </style:style>
    <style:style style:name="T427" style:family="text">
      <style:text-properties fo:font-style="normal" fo:font-weight="normal" officeooo:rsid="01fdecdf" style:font-style-asian="normal" style:font-weight-asian="normal" style:font-style-complex="normal" style:font-weight-complex="normal"/>
    </style:style>
    <style:style style:name="T428" style:family="text">
      <style:text-properties fo:font-style="normal" fo:font-weight="normal" officeooo:rsid="0206294a" style:font-style-asian="normal" style:font-weight-asian="normal" style:font-style-complex="normal" style:font-weight-complex="normal"/>
    </style:style>
    <style:style style:name="T429" style:family="text">
      <style:text-properties fo:font-style="normal" fo:font-weight="normal" officeooo:rsid="01dd1bb0" style:font-style-asian="normal" style:font-weight-asian="normal" style:font-style-complex="normal" style:font-weight-complex="normal"/>
    </style:style>
    <style:style style:name="T430" style:family="text">
      <style:text-properties fo:font-style="normal" fo:font-weight="normal" officeooo:rsid="01763c61" style:font-style-asian="normal" style:font-weight-asian="normal" style:font-style-complex="normal" style:font-weight-complex="normal"/>
    </style:style>
    <style:style style:name="T431" style:family="text">
      <style:text-properties fo:font-style="normal" fo:font-weight="normal" officeooo:rsid="01a162fd" style:font-style-asian="normal" style:font-weight-asian="normal" style:font-style-complex="normal" style:font-weight-complex="normal"/>
    </style:style>
    <style:style style:name="T432" style:family="text">
      <style:text-properties fo:font-style="normal" fo:font-weight="normal" officeooo:rsid="020fa4f5" style:font-style-asian="normal" style:font-weight-asian="normal" style:font-style-complex="normal" style:font-weight-complex="normal"/>
    </style:style>
    <style:style style:name="T433" style:family="text">
      <style:text-properties fo:font-style="normal" fo:font-weight="normal" officeooo:rsid="021044aa" style:font-style-asian="normal" style:font-weight-asian="normal" style:font-style-complex="normal" style:font-weight-complex="normal"/>
    </style:style>
    <style:style style:name="T434" style:family="text">
      <style:text-properties fo:font-style="normal" fo:font-weight="normal" officeooo:rsid="0211ad87" style:font-style-asian="normal" style:font-weight-asian="normal" style:font-style-complex="normal" style:font-weight-complex="normal"/>
    </style:style>
    <style:style style:name="T435" style:family="text">
      <style:text-properties fo:font-style="normal" fo:font-weight="normal" officeooo:rsid="02131e54" style:font-style-asian="normal" style:font-weight-asian="normal" style:font-style-complex="normal" style:font-weight-complex="normal"/>
    </style:style>
    <style:style style:name="T436" style:family="text">
      <style:text-properties fo:font-style="normal" fo:font-weight="normal" officeooo:rsid="0213f9b1" style:font-style-asian="normal" style:font-weight-asian="normal" style:font-style-complex="normal" style:font-weight-complex="normal"/>
    </style:style>
    <style:style style:name="T437" style:family="text">
      <style:text-properties fo:font-style="normal" fo:font-weight="normal" officeooo:rsid="021a9ac3" style:font-style-asian="normal" style:font-weight-asian="normal" style:font-style-complex="normal" style:font-weight-complex="normal"/>
    </style:style>
    <style:style style:name="T438" style:family="text">
      <style:text-properties fo:font-style="normal" fo:font-weight="normal" officeooo:rsid="021b5e66" style:font-style-asian="normal" style:font-weight-asian="normal" style:font-style-complex="normal" style:font-weight-complex="normal"/>
    </style:style>
    <style:style style:name="T439" style:family="text">
      <style:text-properties fo:font-style="normal" fo:font-weight="normal" officeooo:rsid="021b8bf3" style:font-style-asian="normal" style:font-weight-asian="normal" style:font-style-complex="normal" style:font-weight-complex="normal"/>
    </style:style>
    <style:style style:name="T440" style:family="text">
      <style:text-properties fo:font-style="normal" fo:font-weight="normal" officeooo:rsid="02662d4a" style:font-style-asian="normal" style:font-weight-asian="normal" style:font-style-complex="normal" style:font-weight-complex="normal"/>
    </style:style>
    <style:style style:name="T441" style:family="text">
      <style:text-properties fo:font-style="normal" fo:font-weight="normal" officeooo:rsid="026bd55a" style:font-style-asian="normal" style:font-weight-asian="normal" style:font-style-complex="normal" style:font-weight-complex="normal"/>
    </style:style>
    <style:style style:name="T442" style:family="text">
      <style:text-properties fo:font-style="normal" fo:font-weight="normal" officeooo:rsid="02721a9d" style:font-style-asian="normal" style:font-weight-asian="normal" style:font-style-complex="normal" style:font-weight-complex="normal"/>
    </style:style>
    <style:style style:name="T443" style:family="text">
      <style:text-properties fo:font-style="normal" fo:font-weight="normal" officeooo:rsid="0272eb10" style:font-style-asian="normal" style:font-weight-asian="normal" style:font-style-complex="normal" style:font-weight-complex="normal"/>
    </style:style>
    <style:style style:name="T444" style:family="text">
      <style:text-properties fo:font-style="normal" fo:font-weight="normal" officeooo:rsid="02754cf5" style:font-style-asian="normal" style:font-weight-asian="normal" style:font-style-complex="normal" style:font-weight-complex="normal"/>
    </style:style>
    <style:style style:name="T445" style:family="text">
      <style:text-properties fo:font-style="normal" fo:font-weight="normal" officeooo:rsid="022da1e3" style:font-style-asian="normal" style:font-weight-asian="normal" style:font-style-complex="normal" style:font-weight-complex="normal"/>
    </style:style>
    <style:style style:name="T446" style:family="text">
      <style:text-properties fo:font-style="normal" fo:font-weight="normal" officeooo:rsid="02772f4c" style:font-style-asian="normal" style:font-weight-asian="normal" style:font-style-complex="normal" style:font-weight-complex="normal"/>
    </style:style>
    <style:style style:name="T447" style:family="text">
      <style:text-properties fo:font-style="normal" fo:font-weight="normal" officeooo:rsid="027a31ad" style:font-style-asian="normal" style:font-weight-asian="normal" style:font-style-complex="normal" style:font-weight-complex="normal"/>
    </style:style>
    <style:style style:name="T448" style:family="text">
      <style:text-properties fo:font-style="normal" fo:font-weight="normal" officeooo:rsid="028667bc" style:font-style-asian="normal" style:font-weight-asian="normal" style:font-style-complex="normal" style:font-weight-complex="normal"/>
    </style:style>
    <style:style style:name="T449" style:family="text">
      <style:text-properties fo:font-style="normal" fo:font-weight="normal" officeooo:rsid="0287db41" style:font-style-asian="normal" style:font-weight-asian="normal" style:font-style-complex="normal" style:font-weight-complex="normal"/>
    </style:style>
    <style:style style:name="T450" style:family="text">
      <style:text-properties fo:font-style="normal" fo:font-weight="normal" officeooo:rsid="0288e2ec" style:font-style-asian="normal" style:font-weight-asian="normal" style:font-style-complex="normal" style:font-weight-complex="normal"/>
    </style:style>
    <style:style style:name="T451" style:family="text">
      <style:text-properties fo:font-style="normal" fo:font-weight="normal" officeooo:rsid="028b168c" style:font-style-asian="normal" style:font-weight-asian="normal" style:font-style-complex="normal" style:font-weight-complex="normal"/>
    </style:style>
    <style:style style:name="T452" style:family="text">
      <style:text-properties fo:font-style="normal" fo:font-weight="normal" officeooo:rsid="028cce98" style:font-style-asian="normal" style:font-weight-asian="normal" style:font-style-complex="normal" style:font-weight-complex="normal"/>
    </style:style>
    <style:style style:name="T453" style:family="text">
      <style:text-properties fo:font-style="normal" fo:font-weight="normal" officeooo:rsid="0290c81c" style:font-style-asian="normal" style:font-weight-asian="normal" style:font-style-complex="normal" style:font-weight-complex="normal"/>
    </style:style>
    <style:style style:name="T454" style:family="text">
      <style:text-properties fo:font-style="normal" fo:font-weight="normal" officeooo:rsid="029cf396" style:font-style-asian="normal" style:font-weight-asian="normal" style:font-style-complex="normal" style:font-weight-complex="normal"/>
    </style:style>
    <style:style style:name="T455" style:family="text">
      <style:text-properties fo:font-style="normal" fo:font-weight="normal" officeooo:rsid="02a1c961" style:font-style-asian="normal" style:font-weight-asian="normal" style:font-style-complex="normal" style:font-weight-complex="normal"/>
    </style:style>
    <style:style style:name="T456" style:family="text">
      <style:text-properties fo:font-style="normal" fo:font-weight="normal" officeooo:rsid="02abdeb6" style:font-style-asian="normal" style:font-weight-asian="normal" style:font-style-complex="normal" style:font-weight-complex="normal"/>
    </style:style>
    <style:style style:name="T457" style:family="text">
      <style:text-properties fo:font-style="normal" fo:font-weight="normal" officeooo:rsid="02acf3dd" style:font-style-asian="normal" style:font-weight-asian="normal" style:font-style-complex="normal" style:font-weight-complex="normal"/>
    </style:style>
    <style:style style:name="T458" style:family="text">
      <style:text-properties fo:font-style="normal" fo:font-weight="normal" officeooo:rsid="02af976a" style:font-style-asian="normal" style:font-weight-asian="normal" style:font-style-complex="normal" style:font-weight-complex="normal"/>
    </style:style>
    <style:style style:name="T459" style:family="text">
      <style:text-properties fo:font-style="normal" fo:font-weight="normal" officeooo:rsid="02b0e2e3" style:font-style-asian="normal" style:font-weight-asian="normal" style:font-style-complex="normal" style:font-weight-complex="normal"/>
    </style:style>
    <style:style style:name="T460" style:family="text">
      <style:text-properties fo:font-style="normal" fo:font-weight="normal" officeooo:rsid="02b9acc2" style:font-style-asian="normal" style:font-weight-asian="normal" style:font-style-complex="normal" style:font-weight-complex="normal"/>
    </style:style>
    <style:style style:name="T461" style:family="text">
      <style:text-properties fo:font-style="normal" fo:font-weight="normal" officeooo:rsid="02c16617" style:font-style-asian="normal" style:font-weight-asian="normal" style:font-style-complex="normal" style:font-weight-complex="normal"/>
    </style:style>
    <style:style style:name="T462" style:family="text">
      <style:text-properties fo:font-style="normal" fo:font-weight="normal" officeooo:rsid="02c1ec86" style:font-style-asian="normal" style:font-weight-asian="normal" style:font-style-complex="normal" style:font-weight-complex="normal"/>
    </style:style>
    <style:style style:name="T463" style:family="text">
      <style:text-properties fo:font-style="normal" fo:font-weight="normal" officeooo:rsid="02c38e56" style:font-style-asian="normal" style:font-weight-asian="normal" style:font-style-complex="normal" style:font-weight-complex="normal"/>
    </style:style>
    <style:style style:name="T464" style:family="text">
      <style:text-properties fo:font-style="normal" fo:font-weight="normal" officeooo:rsid="0291b3ef" style:font-style-asian="normal" style:font-weight-asian="normal" style:font-style-complex="normal" style:font-weight-complex="normal"/>
    </style:style>
    <style:style style:name="T465" style:family="text">
      <style:text-properties fo:font-style="normal" fo:font-weight="normal" officeooo:rsid="02cdd8e5" style:font-style-asian="normal" style:font-weight-asian="normal" style:font-style-complex="normal" style:font-weight-complex="normal"/>
    </style:style>
    <style:style style:name="T466" style:family="text">
      <style:text-properties fo:font-style="normal" fo:font-weight="normal" officeooo:rsid="02d14369" style:font-style-asian="normal" style:font-weight-asian="normal" style:font-style-complex="normal" style:font-weight-complex="normal"/>
    </style:style>
    <style:style style:name="T467" style:family="text">
      <style:text-properties fo:font-style="normal" fo:font-weight="normal" officeooo:rsid="02d99518" style:font-style-asian="normal" style:font-weight-asian="normal" style:font-style-complex="normal" style:font-weight-complex="normal"/>
    </style:style>
    <style:style style:name="T468" style:family="text">
      <style:text-properties fo:font-style="normal" fo:font-weight="normal" officeooo:rsid="02d9f5b1" style:font-style-asian="normal" style:font-weight-asian="normal" style:font-style-complex="normal" style:font-weight-complex="normal"/>
    </style:style>
    <style:style style:name="T469" style:family="text">
      <style:text-properties fo:font-style="normal" fo:font-weight="normal" officeooo:rsid="02da6f23" style:font-style-asian="normal" style:font-weight-asian="normal" style:font-style-complex="normal" style:font-weight-complex="normal"/>
    </style:style>
    <style:style style:name="T470" style:family="text">
      <style:text-properties fo:font-style="normal" fo:font-weight="normal" officeooo:rsid="02e45f61" style:font-style-asian="normal" style:font-weight-asian="normal" style:font-style-complex="normal" style:font-weight-complex="normal"/>
    </style:style>
    <style:style style:name="T471" style:family="text">
      <style:text-properties fo:font-style="normal" fo:font-weight="normal" officeooo:rsid="02e8fa3d" style:font-style-asian="normal" style:font-weight-asian="normal" style:font-style-complex="normal" style:font-weight-complex="normal"/>
    </style:style>
    <style:style style:name="T472" style:family="text">
      <style:text-properties fo:font-style="normal" fo:font-weight="normal" officeooo:rsid="02ebc038" style:font-style-asian="normal" style:font-weight-asian="normal" style:font-style-complex="normal" style:font-weight-complex="normal"/>
    </style:style>
    <style:style style:name="T473" style:family="text">
      <style:text-properties fo:font-style="normal" fo:font-weight="normal" officeooo:rsid="02fac9fe" style:font-style-asian="normal" style:font-weight-asian="normal" style:font-style-complex="normal" style:font-weight-complex="normal"/>
    </style:style>
    <style:style style:name="T474" style:family="text">
      <style:text-properties fo:font-style="normal" fo:font-weight="normal" officeooo:rsid="02fc970e" style:font-style-asian="normal" style:font-weight-asian="normal" style:font-style-complex="normal" style:font-weight-complex="normal"/>
    </style:style>
    <style:style style:name="T475" style:family="text">
      <style:text-properties fo:font-style="normal" fo:font-weight="normal" officeooo:rsid="03013f25" style:font-style-asian="normal" style:font-weight-asian="normal" style:font-style-complex="normal" style:font-weight-complex="normal"/>
    </style:style>
    <style:style style:name="T476" style:family="text">
      <style:text-properties fo:font-style="normal" fo:font-weight="normal" officeooo:rsid="0304104a" style:font-style-asian="normal" style:font-weight-asian="normal" style:font-style-complex="normal" style:font-weight-complex="normal"/>
    </style:style>
    <style:style style:name="T477" style:family="text">
      <style:text-properties fo:font-style="normal" fo:font-weight="normal" officeooo:rsid="0307c830" style:font-style-asian="normal" style:font-weight-asian="normal" style:font-style-complex="normal" style:font-weight-complex="normal"/>
    </style:style>
    <style:style style:name="T478" style:family="text">
      <style:text-properties fo:font-style="normal" fo:font-weight="normal" officeooo:rsid="0311829a" style:font-style-asian="normal" style:font-weight-asian="normal" style:font-style-complex="normal" style:font-weight-complex="normal"/>
    </style:style>
    <style:style style:name="T479" style:family="text">
      <style:text-properties fo:font-style="normal" fo:font-weight="normal" officeooo:rsid="031a80b2" style:font-style-asian="normal" style:font-weight-asian="normal" style:font-style-complex="normal" style:font-weight-complex="normal"/>
    </style:style>
    <style:style style:name="T480" style:family="text">
      <style:text-properties fo:font-style="normal" fo:font-weight="normal" officeooo:rsid="046c4575" style:font-style-asian="normal" style:font-weight-asian="normal" style:font-style-complex="normal" style:font-weight-complex="normal"/>
    </style:style>
    <style:style style:name="T481" style:family="text">
      <style:text-properties fo:font-style="normal" fo:font-weight="normal" officeooo:rsid="04738d2f" style:font-style-asian="normal" style:font-weight-asian="normal" style:font-style-complex="normal" style:font-weight-complex="normal"/>
    </style:style>
    <style:style style:name="T482" style:family="text">
      <style:text-properties fo:font-style="normal" fo:font-weight="normal" officeooo:rsid="047a00ac" style:font-style-asian="normal" style:font-weight-asian="normal" style:font-style-complex="normal" style:font-weight-complex="normal"/>
    </style:style>
    <style:style style:name="T483" style:family="text">
      <style:text-properties fo:font-style="normal" fo:font-weight="normal" officeooo:rsid="0488f38b" style:font-style-asian="normal" style:font-weight-asian="normal" style:font-style-complex="normal" style:font-weight-complex="normal"/>
    </style:style>
    <style:style style:name="T484" style:family="text">
      <style:text-properties fo:font-style="normal" fo:font-weight="normal" officeooo:rsid="0166ea6b" style:font-style-asian="normal" style:font-weight-asian="normal" style:font-style-complex="normal" style:font-weight-complex="normal"/>
    </style:style>
    <style:style style:name="T485" style:family="text">
      <style:text-properties fo:font-style="normal" fo:font-weight="normal" officeooo:rsid="0124385d" style:font-style-asian="normal" style:font-weight-asian="normal" style:font-style-complex="normal" style:font-weight-complex="normal"/>
    </style:style>
    <style:style style:name="T486" style:family="text">
      <style:text-properties fo:font-style="normal" fo:font-weight="normal" officeooo:rsid="015141a9" style:font-style-asian="normal" style:font-weight-asian="normal" style:font-style-complex="normal" style:font-weight-complex="normal"/>
    </style:style>
    <style:style style:name="T487" style:family="text">
      <style:text-properties fo:font-style="normal" fo:font-weight="normal" officeooo:rsid="01bc4387" style:font-style-asian="normal" style:font-weight-asian="normal" style:font-style-complex="normal" style:font-weight-complex="normal"/>
    </style:style>
    <style:style style:name="T488" style:family="text">
      <style:text-properties fo:font-style="normal" fo:font-weight="normal" officeooo:rsid="0157da63" style:font-style-asian="normal" style:font-weight-asian="normal" style:font-style-complex="normal" style:font-weight-complex="normal"/>
    </style:style>
    <style:style style:name="T489" style:family="text">
      <style:text-properties fo:font-style="normal" fo:font-weight="normal" officeooo:rsid="01ca1803" style:font-style-asian="normal" style:font-weight-asian="normal" style:font-style-complex="normal" style:font-weight-complex="normal"/>
    </style:style>
    <style:style style:name="T490" style:family="text">
      <style:text-properties fo:font-style="normal" fo:font-weight="normal" officeooo:rsid="01cc6557" style:font-style-asian="normal" style:font-weight-asian="normal" style:font-style-complex="normal" style:font-weight-complex="normal"/>
    </style:style>
    <style:style style:name="T491" style:family="text">
      <style:text-properties fo:font-style="normal" fo:font-weight="normal" officeooo:rsid="015fbf51" style:font-style-asian="normal" style:font-weight-asian="normal" style:font-style-complex="normal" style:font-weight-complex="normal"/>
    </style:style>
    <style:style style:name="T492" style:family="text">
      <style:text-properties fo:font-style="normal" fo:font-weight="normal" officeooo:rsid="01bde931" style:font-style-asian="normal" style:font-weight-asian="normal" style:font-style-complex="normal" style:font-weight-complex="normal"/>
    </style:style>
    <style:style style:name="T493" style:family="text">
      <style:text-properties fo:font-style="normal" fo:font-weight="normal" officeooo:rsid="015ab200" style:font-style-asian="normal" style:font-weight-asian="normal" style:font-style-complex="normal" style:font-weight-complex="normal"/>
    </style:style>
    <style:style style:name="T494" style:family="text">
      <style:text-properties fo:font-style="normal" fo:font-weight="normal" officeooo:rsid="0181850f" style:font-style-asian="normal" style:font-weight-asian="normal" style:font-style-complex="normal" style:font-weight-complex="normal"/>
    </style:style>
    <style:style style:name="T495" style:family="text">
      <style:text-properties fo:font-style="normal" fo:font-weight="normal" officeooo:rsid="0297085f" style:font-style-asian="normal" style:font-weight-asian="normal" style:font-style-complex="normal" style:font-weight-complex="normal"/>
    </style:style>
    <style:style style:name="T496" style:family="text">
      <style:text-properties fo:font-style="normal" fo:font-weight="normal" officeooo:rsid="015e2512" style:font-style-asian="normal" style:font-weight-asian="normal" style:font-style-complex="normal" style:font-weight-complex="normal"/>
    </style:style>
    <style:style style:name="T497" style:family="text">
      <style:text-properties fo:font-style="normal" fo:font-weight="normal" officeooo:rsid="0155a120" style:font-style-asian="normal" style:font-weight-asian="normal" style:font-style-complex="normal" style:font-weight-complex="normal"/>
    </style:style>
    <style:style style:name="T498" style:family="text">
      <style:text-properties fo:font-style="normal" fo:font-weight="normal" officeooo:rsid="01c08787" style:font-style-asian="normal" style:font-weight-asian="normal" style:font-style-complex="normal" style:font-weight-complex="normal"/>
    </style:style>
    <style:style style:name="T499" style:family="text">
      <style:text-properties fo:font-style="normal" fo:font-weight="normal" officeooo:rsid="00765b17" style:font-style-asian="normal" style:font-weight-asian="normal" style:font-style-complex="normal" style:font-weight-complex="normal"/>
    </style:style>
    <style:style style:name="T500" style:family="text">
      <style:text-properties fo:font-style="normal" fo:font-weight="normal" officeooo:rsid="0153b2b2" style:font-style-asian="normal" style:font-weight-asian="normal" style:font-style-complex="normal" style:font-weight-complex="normal"/>
    </style:style>
    <style:style style:name="T501" style:family="text">
      <style:text-properties fo:font-style="normal" fo:font-weight="normal" officeooo:rsid="0493fb58" style:font-style-asian="normal" style:font-weight-asian="normal" style:font-style-complex="normal" style:font-weight-complex="normal"/>
    </style:style>
    <style:style style:name="T502" style:family="text">
      <style:text-properties fo:font-style="normal" fo:font-weight="normal" officeooo:rsid="0067cff2" style:font-style-asian="normal" style:font-weight-asian="normal" style:font-style-complex="normal" style:font-weight-complex="normal"/>
    </style:style>
    <style:style style:name="T503" style:family="text">
      <style:text-properties fo:font-style="normal" fo:font-weight="normal" officeooo:rsid="01e8eb45" style:font-style-asian="normal" style:font-weight-asian="normal" style:font-style-complex="normal" style:font-weight-complex="normal"/>
    </style:style>
    <style:style style:name="T504" style:family="text">
      <style:text-properties fo:font-style="normal" fo:font-weight="normal" officeooo:rsid="01eaa17f" style:font-style-asian="normal" style:font-weight-asian="normal" style:font-style-complex="normal" style:font-weight-complex="normal"/>
    </style:style>
    <style:style style:name="T505" style:family="text">
      <style:text-properties fo:font-style="normal" fo:font-weight="normal" officeooo:rsid="03cbbd62" style:font-style-asian="normal" style:font-weight-asian="normal" style:font-style-complex="normal" style:font-weight-complex="normal"/>
    </style:style>
    <style:style style:name="T506" style:family="text">
      <style:text-properties fo:font-style="normal" fo:font-weight="normal" officeooo:rsid="032d22c7" style:font-style-asian="normal" style:font-weight-asian="normal" style:font-style-complex="normal" style:font-weight-complex="normal"/>
    </style:style>
    <style:style style:name="T507" style:family="text">
      <style:text-properties fo:font-style="normal" fo:font-weight="normal" officeooo:rsid="03d36c9e" style:font-style-asian="normal" style:font-weight-asian="normal" style:font-style-complex="normal" style:font-weight-complex="normal"/>
    </style:style>
    <style:style style:name="T508" style:family="text">
      <style:text-properties fo:font-style="normal" fo:font-weight="normal" officeooo:rsid="03d566f4" style:font-style-asian="normal" style:font-weight-asian="normal" style:font-style-complex="normal" style:font-weight-complex="normal"/>
    </style:style>
    <style:style style:name="T509" style:family="text">
      <style:text-properties fo:font-style="normal" fo:font-weight="normal" officeooo:rsid="04a57b83" style:font-style-asian="normal" style:font-weight-asian="normal" style:font-style-complex="normal" style:font-weight-complex="normal"/>
    </style:style>
    <style:style style:name="T510" style:family="text">
      <style:text-properties fo:font-style="normal" fo:font-weight="normal" officeooo:rsid="04aa37df" style:font-style-asian="normal" style:font-weight-asian="normal" style:font-style-complex="normal" style:font-weight-complex="normal"/>
    </style:style>
    <style:style style:name="T511" style:family="text">
      <style:text-properties fo:font-style="normal" fo:font-weight="normal" officeooo:rsid="04ab3081" style:font-style-asian="normal" style:font-weight-asian="normal" style:font-style-complex="normal" style:font-weight-complex="normal"/>
    </style:style>
    <style:style style:name="T512" style:family="text">
      <style:text-properties fo:font-style="normal" fo:font-weight="normal" officeooo:rsid="04adde20" style:font-style-asian="normal" style:font-weight-asian="normal" style:font-style-complex="normal" style:font-weight-complex="normal"/>
    </style:style>
    <style:style style:name="T513" style:family="text">
      <style:text-properties fo:font-style="normal" fo:font-weight="normal" officeooo:rsid="04b091d5" style:font-style-asian="normal" style:font-weight-asian="normal" style:font-style-complex="normal" style:font-weight-complex="normal"/>
    </style:style>
    <style:style style:name="T514" style:family="text">
      <style:text-properties fo:font-style="normal" fo:font-weight="normal" officeooo:rsid="04b31d89" style:font-style-asian="normal" style:font-weight-asian="normal" style:font-style-complex="normal" style:font-weight-complex="normal"/>
    </style:style>
    <style:style style:name="T515" style:family="text">
      <style:text-properties fo:font-style="normal" fo:font-weight="normal" officeooo:rsid="04c2f7e7" style:font-style-asian="normal" style:font-weight-asian="normal" style:font-style-complex="normal" style:font-weight-complex="normal"/>
    </style:style>
    <style:style style:name="T516" style:family="text">
      <style:text-properties fo:font-style="normal" fo:font-weight="normal" officeooo:rsid="04c3a395" style:font-style-asian="normal" style:font-weight-asian="normal" style:font-style-complex="normal" style:font-weight-complex="normal"/>
    </style:style>
    <style:style style:name="T517" style:family="text">
      <style:text-properties fo:font-style="normal" fo:font-weight="normal" officeooo:rsid="04c73575" style:font-style-asian="normal" style:font-weight-asian="normal" style:font-style-complex="normal" style:font-weight-complex="normal"/>
    </style:style>
    <style:style style:name="T518" style:family="text">
      <style:text-properties fo:font-style="normal" fo:font-weight="normal" officeooo:rsid="04ca2c6b" style:font-style-asian="normal" style:font-weight-asian="normal" style:font-style-complex="normal" style:font-weight-complex="normal"/>
    </style:style>
    <style:style style:name="T519" style:family="text">
      <style:text-properties fo:font-style="normal" fo:font-weight="normal" officeooo:rsid="04cb4342" style:font-style-asian="normal" style:font-weight-asian="normal" style:font-style-complex="normal" style:font-weight-complex="normal"/>
    </style:style>
    <style:style style:name="T520" style:family="text">
      <style:text-properties fo:font-style="normal" fo:font-weight="normal" officeooo:rsid="04e0d944" style:font-style-asian="normal" style:font-weight-asian="normal" style:font-style-complex="normal" style:font-weight-complex="normal"/>
    </style:style>
    <style:style style:name="T521" style:family="text">
      <style:text-properties fo:font-style="normal" fo:font-weight="normal" officeooo:rsid="04f49259" style:font-style-asian="normal" style:font-weight-asian="normal" style:font-style-complex="normal" style:font-weight-complex="normal"/>
    </style:style>
    <style:style style:name="T522" style:family="text">
      <style:text-properties fo:font-style="normal" fo:font-weight="normal" officeooo:rsid="05049a70" style:font-style-asian="normal" style:font-weight-asian="normal" style:font-style-complex="normal" style:font-weight-complex="normal"/>
    </style:style>
    <style:style style:name="T523" style:family="text">
      <style:text-properties fo:font-style="normal" fo:font-weight="normal" officeooo:rsid="05063553" style:font-style-asian="normal" style:font-weight-asian="normal" style:font-style-complex="normal" style:font-weight-complex="normal"/>
    </style:style>
    <style:style style:name="T524" style:family="text">
      <style:text-properties fo:font-style="normal" fo:font-weight="normal" officeooo:rsid="0507fedf" style:font-style-asian="normal" style:font-weight-asian="normal" style:font-style-complex="normal" style:font-weight-complex="normal"/>
    </style:style>
    <style:style style:name="T525" style:family="text">
      <style:text-properties fo:font-style="normal" fo:font-weight="normal" officeooo:rsid="0526e62c" style:font-style-asian="normal" style:font-weight-asian="normal" style:font-style-complex="normal" style:font-weight-complex="normal"/>
    </style:style>
    <style:style style:name="T526" style:family="text">
      <style:text-properties fo:font-style="normal" fo:font-weight="normal" officeooo:rsid="0570e84b" style:font-style-asian="normal" style:font-weight-asian="normal" style:font-style-complex="normal" style:font-weight-complex="normal"/>
    </style:style>
    <style:style style:name="T527" style:family="text">
      <style:text-properties fo:font-style="normal" fo:font-weight="normal" officeooo:rsid="047fc50e" style:font-style-asian="normal" style:font-weight-asian="normal" style:font-style-complex="normal" style:font-weight-complex="normal"/>
    </style:style>
    <style:style style:name="T528" style:family="text">
      <style:text-properties fo:font-style="normal" fo:font-weight="normal" officeooo:rsid="058bec30" style:font-style-asian="normal" style:font-weight-asian="normal" style:font-style-complex="normal" style:font-weight-complex="normal"/>
    </style:style>
    <style:style style:name="T529" style:family="text">
      <style:text-properties fo:font-style="normal" fo:font-weight="normal" officeooo:rsid="058beca4" style:font-style-asian="normal" style:font-weight-asian="normal" style:font-style-complex="normal" style:font-weight-complex="normal"/>
    </style:style>
    <style:style style:name="T530" style:family="text">
      <style:text-properties fo:font-style="normal" fo:font-weight="normal" officeooo:rsid="058eac97" style:font-style-asian="normal" style:font-weight-asian="normal" style:font-style-complex="normal" style:font-weight-complex="normal"/>
    </style:style>
    <style:style style:name="T531" style:family="text">
      <style:text-properties fo:font-style="normal" fo:font-weight="normal" officeooo:rsid="05912196" style:font-style-asian="normal" style:font-weight-asian="normal" style:font-style-complex="normal" style:font-weight-complex="normal"/>
    </style:style>
    <style:style style:name="T532" style:family="text">
      <style:text-properties fo:font-style="normal" fo:font-weight="normal" officeooo:rsid="05926d7e" style:font-style-asian="normal" style:font-weight-asian="normal" style:font-style-complex="normal" style:font-weight-complex="normal"/>
    </style:style>
    <style:style style:name="T533" style:family="text">
      <style:text-properties fo:font-style="normal" fo:font-weight="normal" officeooo:rsid="059a1168" style:font-style-asian="normal" style:font-weight-asian="normal" style:font-style-complex="normal" style:font-weight-complex="normal"/>
    </style:style>
    <style:style style:name="T534" style:family="text">
      <style:text-properties fo:font-style="normal" fo:font-weight="normal" officeooo:rsid="05a18218" style:font-style-asian="normal" style:font-weight-asian="normal" style:font-style-complex="normal" style:font-weight-complex="normal"/>
    </style:style>
    <style:style style:name="T535" style:family="text">
      <style:text-properties fo:font-style="normal" fo:font-weight="normal" officeooo:rsid="05bbb5dd" style:font-style-asian="normal" style:font-weight-asian="normal" style:font-style-complex="normal" style:font-weight-complex="normal"/>
    </style:style>
    <style:style style:name="T536" style:family="text">
      <style:text-properties fo:font-style="normal" fo:font-weight="normal" officeooo:rsid="05bd3069" style:font-style-asian="normal" style:font-weight-asian="normal" style:font-style-complex="normal" style:font-weight-complex="normal"/>
    </style:style>
    <style:style style:name="T537" style:family="text">
      <style:text-properties fo:font-style="normal" fo:font-weight="normal" officeooo:rsid="05bda0d8" style:font-style-asian="normal" style:font-weight-asian="normal" style:font-style-complex="normal" style:font-weight-complex="normal"/>
    </style:style>
    <style:style style:name="T538" style:family="text">
      <style:text-properties fo:font-style="normal" fo:font-weight="normal" officeooo:rsid="05e77405" style:font-style-asian="normal" style:font-weight-asian="normal" style:font-style-complex="normal" style:font-weight-complex="normal"/>
    </style:style>
    <style:style style:name="T539" style:family="text">
      <style:text-properties fo:font-style="normal" fo:font-weight="normal" officeooo:rsid="05f6bc39" style:font-style-asian="normal" style:font-weight-asian="normal" style:font-style-complex="normal" style:font-weight-complex="normal"/>
    </style:style>
    <style:style style:name="T540" style:family="text">
      <style:text-properties fo:font-style="normal" fo:font-weight="normal" officeooo:rsid="05f9772d" style:font-style-asian="normal" style:font-weight-asian="normal" style:font-style-complex="normal" style:font-weight-complex="normal"/>
    </style:style>
    <style:style style:name="T541" style:family="text">
      <style:text-properties fo:font-style="normal" fo:font-weight="normal" officeooo:rsid="05f99aab" style:font-style-asian="normal" style:font-weight-asian="normal" style:font-style-complex="normal" style:font-weight-complex="normal"/>
    </style:style>
    <style:style style:name="T542" style:family="text">
      <style:text-properties fo:font-style="normal" fo:font-weight="normal" officeooo:rsid="05fce086" style:font-style-asian="normal" style:font-weight-asian="normal" style:font-style-complex="normal" style:font-weight-complex="normal"/>
    </style:style>
    <style:style style:name="T543" style:family="text">
      <style:text-properties fo:font-style="normal" fo:font-weight="normal" officeooo:rsid="05ff1772" style:font-style-asian="normal" style:font-weight-asian="normal" style:font-style-complex="normal" style:font-weight-complex="normal"/>
    </style:style>
    <style:style style:name="T544" style:family="text">
      <style:text-properties fo:font-style="normal" fo:font-weight="normal" officeooo:rsid="06000cb7" style:font-style-asian="normal" style:font-weight-asian="normal" style:font-style-complex="normal" style:font-weight-complex="normal"/>
    </style:style>
    <style:style style:name="T545" style:family="text">
      <style:text-properties fo:font-style="normal" fo:font-weight="normal" officeooo:rsid="06002031" style:font-style-asian="normal" style:font-weight-asian="normal" style:font-style-complex="normal" style:font-weight-complex="normal"/>
    </style:style>
    <style:style style:name="T546" style:family="text">
      <style:text-properties fo:font-style="normal" fo:font-weight="normal" officeooo:rsid="06013520" style:font-style-asian="normal" style:font-weight-asian="normal" style:font-style-complex="normal" style:font-weight-complex="normal"/>
    </style:style>
    <style:style style:name="T547" style:family="text">
      <style:text-properties fo:font-style="normal" fo:font-weight="normal" officeooo:rsid="0603cdf2" style:font-style-asian="normal" style:font-weight-asian="normal" style:font-style-complex="normal" style:font-weight-complex="normal"/>
    </style:style>
    <style:style style:name="T548" style:family="text">
      <style:text-properties fo:font-style="normal" fo:font-weight="normal" officeooo:rsid="0617337d" style:font-style-asian="normal" style:font-weight-asian="normal" style:font-style-complex="normal" style:font-weight-complex="normal"/>
    </style:style>
    <style:style style:name="T549" style:family="text">
      <style:text-properties fo:font-style="normal" fo:font-weight="normal" officeooo:rsid="06185d89" style:font-style-asian="normal" style:font-weight-asian="normal" style:font-style-complex="normal" style:font-weight-complex="normal"/>
    </style:style>
    <style:style style:name="T550" style:family="text">
      <style:text-properties fo:font-style="normal" fo:font-weight="normal" officeooo:rsid="0672ebbf" style:font-style-asian="normal" style:font-weight-asian="normal" style:font-style-complex="normal" style:font-weight-complex="normal"/>
    </style:style>
    <style:style style:name="T551" style:family="text">
      <style:text-properties fo:font-style="normal" fo:font-weight="normal" officeooo:rsid="0676333c" style:font-style-asian="normal" style:font-weight-asian="normal" style:font-style-complex="normal" style:font-weight-complex="normal"/>
    </style:style>
    <style:style style:name="T552" style:family="text">
      <style:text-properties fo:font-style="normal" fo:font-weight="normal" officeooo:rsid="06783240" style:font-style-asian="normal" style:font-weight-asian="normal" style:font-style-complex="normal" style:font-weight-complex="normal"/>
    </style:style>
    <style:style style:name="T553" style:family="text">
      <style:text-properties fo:font-style="normal" fo:font-weight="normal" officeooo:rsid="0679c468" style:font-style-asian="normal" style:font-weight-asian="normal" style:font-style-complex="normal" style:font-weight-complex="normal"/>
    </style:style>
    <style:style style:name="T554" style:family="text">
      <style:text-properties fo:font-style="normal" fo:font-weight="normal" officeooo:rsid="067e4c46" style:font-style-asian="normal" style:font-weight-asian="normal" style:font-style-complex="normal" style:font-weight-complex="normal"/>
    </style:style>
    <style:style style:name="T555" style:family="text">
      <style:text-properties fo:font-style="normal" fo:font-weight="normal" officeooo:rsid="06805e38" style:font-style-asian="normal" style:font-weight-asian="normal" style:font-style-complex="normal" style:font-weight-complex="normal"/>
    </style:style>
    <style:style style:name="T556" style:family="text">
      <style:text-properties fo:font-style="normal" fo:font-weight="normal" officeooo:rsid="068f367b" style:font-style-asian="normal" style:font-weight-asian="normal" style:font-style-complex="normal" style:font-weight-complex="normal"/>
    </style:style>
    <style:style style:name="T557" style:family="text">
      <style:text-properties fo:font-style="normal" fo:font-weight="normal" officeooo:rsid="0697ec8e" style:font-style-asian="normal" style:font-weight-asian="normal" style:font-style-complex="normal" style:font-weight-complex="normal"/>
    </style:style>
    <style:style style:name="T558" style:family="text">
      <style:text-properties fo:font-style="normal" fo:font-weight="normal" officeooo:rsid="069856db" style:font-style-asian="normal" style:font-weight-asian="normal" style:font-style-complex="normal" style:font-weight-complex="normal"/>
    </style:style>
    <style:style style:name="T559" style:family="text">
      <style:text-properties fo:font-style="normal" fo:font-weight="normal" officeooo:rsid="06995fc3" style:font-style-asian="normal" style:font-weight-asian="normal" style:font-style-complex="normal" style:font-weight-complex="normal"/>
    </style:style>
    <style:style style:name="T560" style:family="text">
      <style:text-properties fo:font-style="normal" fo:font-weight="normal" officeooo:rsid="069d2ce2" style:font-style-asian="normal" style:font-weight-asian="normal" style:font-style-complex="normal" style:font-weight-complex="normal"/>
    </style:style>
    <style:style style:name="T561" style:family="text">
      <style:text-properties fo:font-style="normal" fo:font-weight="normal" officeooo:rsid="069f1f28" style:font-style-asian="normal" style:font-weight-asian="normal" style:font-style-complex="normal" style:font-weight-complex="normal"/>
    </style:style>
    <style:style style:name="T562" style:family="text">
      <style:text-properties fo:font-style="normal" fo:font-weight="normal" officeooo:rsid="06a4f958" style:font-style-asian="normal" style:font-weight-asian="normal" style:font-style-complex="normal" style:font-weight-complex="normal"/>
    </style:style>
    <style:style style:name="T563" style:family="text">
      <style:text-properties fo:font-style="normal" fo:font-weight="normal" officeooo:rsid="06a94589" style:font-style-asian="normal" style:font-weight-asian="normal" style:font-style-complex="normal" style:font-weight-complex="normal"/>
    </style:style>
    <style:style style:name="T564" style:family="text">
      <style:text-properties fo:font-style="normal" fo:font-weight="normal" officeooo:rsid="06b65996" style:font-style-asian="normal" style:font-weight-asian="normal" style:font-style-complex="normal" style:font-weight-complex="normal"/>
    </style:style>
    <style:style style:name="T565" style:family="text">
      <style:text-properties fo:font-style="normal" fo:font-weight="normal" officeooo:rsid="06b7d12f" style:font-style-asian="normal" style:font-weight-asian="normal" style:font-style-complex="normal" style:font-weight-complex="normal"/>
    </style:style>
    <style:style style:name="T566" style:family="text">
      <style:text-properties fo:font-style="normal" fo:font-weight="normal" officeooo:rsid="06b7e7e8" style:font-style-asian="normal" style:font-weight-asian="normal" style:font-style-complex="normal" style:font-weight-complex="normal"/>
    </style:style>
    <style:style style:name="T567" style:family="text">
      <style:text-properties fo:font-style="normal" fo:font-weight="bold" style:font-style-asian="normal" style:font-weight-asian="bold" style:font-style-complex="normal" style:font-weight-complex="bold"/>
    </style:style>
    <style:style style:name="T568" style:family="text">
      <style:text-properties fo:font-style="normal" fo:font-weight="bold" officeooo:rsid="00c2fb25" style:font-style-asian="normal" style:font-weight-asian="bold" style:font-style-complex="normal" style:font-weight-complex="bold"/>
    </style:style>
    <style:style style:name="T569" style:family="text">
      <style:text-properties fo:font-style="normal" fo:font-weight="bold" officeooo:rsid="0153b2b2" style:font-style-asian="normal" style:font-weight-asian="bold" style:font-style-complex="normal" style:font-weight-complex="bold"/>
    </style:style>
    <style:style style:name="T570" style:family="text">
      <style:text-properties fo:font-style="normal" fo:font-weight="bold" officeooo:rsid="00bbaccf" style:font-style-asian="normal" style:font-weight-asian="bold" style:font-style-complex="normal" style:font-weight-complex="bold"/>
    </style:style>
    <style:style style:name="T571" style:family="text">
      <style:text-properties fo:font-style="normal" fo:font-weight="bold" officeooo:rsid="04cec56c" style:font-style-asian="normal" style:font-weight-asian="bold" style:font-style-complex="normal" style:font-weight-complex="bold"/>
    </style:style>
    <style:style style:name="T572" style:family="text">
      <style:text-properties fo:font-style="normal" fo:font-weight="bold" officeooo:rsid="0069adf0" style:font-style-asian="normal" style:font-weight-asian="bold" style:font-style-complex="normal" style:font-weight-complex="bold"/>
    </style:style>
    <style:style style:name="T573" style:family="text">
      <style:text-properties fo:font-style="normal" fo:font-weight="bold" officeooo:rsid="05e937d2" style:font-style-asian="normal" style:font-weight-asian="bold" style:font-style-complex="normal" style:font-weight-complex="bold"/>
    </style:style>
    <style:style style:name="T57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75"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576"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577" style:family="text">
      <style:text-properties fo:font-style="normal" style:text-underline-style="solid" style:text-underline-width="auto" style:text-underline-color="font-color" officeooo:rsid="027a31ad" style:font-style-asian="normal" style:font-style-complex="normal"/>
    </style:style>
    <style:style style:name="T578" style:family="text">
      <style:text-properties officeooo:rsid="00bd74d7"/>
    </style:style>
    <style:style style:name="T579" style:family="text">
      <style:text-properties officeooo:rsid="00c4133c"/>
    </style:style>
    <style:style style:name="T580" style:family="text">
      <style:text-properties officeooo:rsid="012cb6fd"/>
    </style:style>
    <style:style style:name="T581" style:family="text">
      <style:text-properties officeooo:rsid="012e45ae"/>
    </style:style>
    <style:style style:name="T582" style:family="text">
      <style:text-properties officeooo:rsid="012fe74b"/>
    </style:style>
    <style:style style:name="T583" style:family="text">
      <style:text-properties officeooo:rsid="01314d6b"/>
    </style:style>
    <style:style style:name="T584" style:family="text">
      <style:text-properties officeooo:rsid="0133c3c2"/>
    </style:style>
    <style:style style:name="T585" style:family="text">
      <style:text-properties officeooo:rsid="0134fc7a"/>
    </style:style>
    <style:style style:name="T586" style:family="text">
      <style:text-properties officeooo:rsid="013a9762"/>
    </style:style>
    <style:style style:name="T587" style:family="text">
      <style:text-properties officeooo:rsid="013e5a65"/>
    </style:style>
    <style:style style:name="T588" style:family="text">
      <style:text-properties officeooo:rsid="0142a085"/>
    </style:style>
    <style:style style:name="T589" style:family="text">
      <style:text-properties officeooo:rsid="015b8a81"/>
    </style:style>
    <style:style style:name="T590" style:family="text">
      <style:text-properties officeooo:rsid="015e97ed"/>
    </style:style>
    <style:style style:name="T591" style:family="text">
      <style:text-properties officeooo:rsid="0186658c"/>
    </style:style>
    <style:style style:name="T592" style:family="text">
      <style:text-properties officeooo:rsid="01e4f499"/>
    </style:style>
    <style:style style:name="T593" style:family="text">
      <style:text-properties style:text-position="super 58%" fo:font-weight="normal" style:font-weight-asian="normal" style:font-weight-complex="normal"/>
    </style:style>
    <style:style style:name="T594" style:family="text">
      <style:text-properties officeooo:rsid="022f07d8"/>
    </style:style>
    <style:style style:name="T595" style:family="text">
      <style:text-properties officeooo:rsid="0237dc93"/>
    </style:style>
    <style:style style:name="T596" style:family="text">
      <style:text-properties officeooo:rsid="025f5d11"/>
    </style:style>
    <style:style style:name="T597" style:family="text">
      <style:text-properties officeooo:rsid="02f842e5"/>
    </style:style>
    <style:style style:name="T598" style:family="text">
      <style:text-properties officeooo:rsid="034954fc"/>
    </style:style>
    <style:style style:name="T599" style:family="text">
      <style:text-properties officeooo:rsid="034a702e"/>
    </style:style>
    <style:style style:name="T600" style:family="text">
      <style:text-properties officeooo:rsid="034a8d89"/>
    </style:style>
    <style:style style:name="T601" style:family="text">
      <style:text-properties officeooo:rsid="034aacb3"/>
    </style:style>
    <style:style style:name="T602" style:family="text">
      <style:text-properties officeooo:rsid="0386b521"/>
    </style:style>
    <style:style style:name="T603" style:family="text">
      <style:text-properties officeooo:rsid="03896b25"/>
    </style:style>
    <style:style style:name="T604" style:family="text">
      <style:text-properties officeooo:rsid="03897806"/>
    </style:style>
    <style:style style:name="T605" style:family="text">
      <style:text-properties officeooo:rsid="03906cd2"/>
    </style:style>
    <style:style style:name="T606" style:family="text">
      <style:text-properties officeooo:rsid="03981f7a"/>
    </style:style>
    <style:style style:name="T607" style:family="text">
      <style:text-properties officeooo:rsid="03b18a2c"/>
    </style:style>
    <style:style style:name="T608" style:family="text">
      <style:text-properties officeooo:rsid="03b5bfcb"/>
    </style:style>
    <style:style style:name="T609" style:family="text">
      <style:text-properties officeooo:rsid="03b9ac18"/>
    </style:style>
    <style:style style:name="T610" style:family="text">
      <style:text-properties officeooo:rsid="03bb40c3"/>
    </style:style>
    <style:style style:name="T611" style:family="text">
      <style:text-properties officeooo:rsid="03bcec3b"/>
    </style:style>
    <style:style style:name="T612" style:family="text">
      <style:text-properties officeooo:rsid="03be0d82"/>
    </style:style>
    <style:style style:name="T613" style:family="text">
      <style:text-properties officeooo:rsid="03e9ed3c"/>
    </style:style>
    <style:style style:name="T614" style:family="text">
      <style:text-properties officeooo:rsid="03ef1bed"/>
    </style:style>
    <style:style style:name="T615" style:family="text">
      <style:text-properties officeooo:rsid="03efca5d"/>
    </style:style>
    <style:style style:name="T616" style:family="text">
      <style:text-properties officeooo:rsid="0408b66e"/>
    </style:style>
    <style:style style:name="T617" style:family="text">
      <style:text-properties officeooo:rsid="04092582"/>
    </style:style>
    <style:style style:name="T618" style:family="text">
      <style:text-properties officeooo:rsid="041259c9"/>
    </style:style>
    <style:style style:name="T619" style:family="text">
      <style:text-properties officeooo:rsid="0413a438"/>
    </style:style>
    <style:style style:name="T620" style:family="text">
      <style:text-properties officeooo:rsid="04158643"/>
    </style:style>
    <style:style style:name="T621" style:family="text">
      <style:text-properties officeooo:rsid="04225803"/>
    </style:style>
    <style:style style:name="T622" style:family="text">
      <style:text-properties officeooo:rsid="0424a421"/>
    </style:style>
    <style:style style:name="T623" style:family="text">
      <style:text-properties officeooo:rsid="042534ae"/>
    </style:style>
    <style:style style:name="T624" style:family="text">
      <style:text-properties officeooo:rsid="042bdda0"/>
    </style:style>
    <style:style style:name="T625" style:family="text">
      <style:text-properties officeooo:rsid="042cb873"/>
    </style:style>
    <style:style style:name="T626" style:family="text">
      <style:text-properties officeooo:rsid="044b66e7"/>
    </style:style>
    <style:style style:name="T627" style:family="text">
      <style:text-properties officeooo:rsid="044fe267"/>
    </style:style>
    <style:style style:name="T628" style:family="text">
      <style:text-properties officeooo:rsid="045181a7"/>
    </style:style>
    <style:style style:name="T629" style:family="text">
      <style:text-properties style:text-underline-style="solid" style:text-underline-width="auto" style:text-underline-color="font-color" fo:font-weight="normal" officeooo:rsid="02578a73" style:font-weight-asian="normal" style:font-weight-complex="normal"/>
    </style:style>
    <style:style style:name="T630" style:family="text">
      <style:text-properties style:text-underline-style="solid" style:text-underline-width="auto" style:text-underline-color="font-color" fo:font-weight="normal" officeooo:rsid="05b628a9" style:font-weight-asian="normal" style:font-weight-complex="normal"/>
    </style:style>
    <style:style style:name="T631" style:family="text">
      <style:text-properties style:text-underline-style="solid" style:text-underline-width="auto" style:text-underline-color="font-color" fo:font-weight="normal" officeooo:rsid="05b05fac" style:font-weight-asian="normal" style:font-weight-complex="normal"/>
    </style:style>
    <style:style style:name="T632" style:family="text">
      <style:text-properties officeooo:rsid="04651b2e"/>
    </style:style>
    <style:style style:name="T633" style:family="text">
      <style:text-properties officeooo:rsid="046e64fb"/>
    </style:style>
    <style:style style:name="T634" style:family="text">
      <style:text-properties officeooo:rsid="0146835d"/>
    </style:style>
    <style:style style:name="T635" style:family="text">
      <style:text-properties officeooo:rsid="01761ba2"/>
    </style:style>
    <style:style style:name="T636" style:family="text">
      <style:text-properties officeooo:rsid="04b69e19"/>
    </style:style>
    <style:style style:name="T637" style:family="text">
      <style:text-properties officeooo:rsid="04bfcdb2"/>
    </style:style>
    <style:style style:name="T638" style:family="text">
      <style:text-properties officeooo:rsid="05047b0e"/>
    </style:style>
    <style:style style:name="T639" style:family="text">
      <style:text-properties officeooo:rsid="0529b619"/>
    </style:style>
    <style:style style:name="T640" style:family="text">
      <style:text-properties officeooo:rsid="052ea1f2"/>
    </style:style>
    <style:style style:name="T641" style:family="text">
      <style:text-properties officeooo:rsid="05301304"/>
    </style:style>
    <style:style style:name="T642" style:family="text">
      <style:text-properties officeooo:rsid="053361f0"/>
    </style:style>
    <style:style style:name="T643" style:family="text">
      <style:text-properties officeooo:rsid="05386411"/>
    </style:style>
    <style:style style:name="T644" style:family="text">
      <style:text-properties officeooo:rsid="053dae19"/>
    </style:style>
    <style:style style:name="T645" style:family="text">
      <style:text-properties officeooo:rsid="0546bb40"/>
    </style:style>
    <style:style style:name="T646" style:family="text">
      <style:text-properties officeooo:rsid="0551537a"/>
    </style:style>
    <style:style style:name="T647" style:family="text">
      <style:text-properties officeooo:rsid="04adde20"/>
    </style:style>
    <style:style style:name="T648" style:family="text">
      <style:text-properties officeooo:rsid="05c56ce0"/>
    </style:style>
    <style:style style:name="T649" style:family="text">
      <style:text-properties officeooo:rsid="05caa933"/>
    </style:style>
    <style:style style:name="T650" style:family="text">
      <style:text-properties officeooo:rsid="05d41352"/>
    </style:style>
    <style:style style:name="T651" style:family="text">
      <style:text-properties officeooo:rsid="05d5d1bc"/>
    </style:style>
    <style:style style:name="T652" style:family="text">
      <style:text-properties officeooo:rsid="05db0395"/>
    </style:style>
    <style:style style:name="T653" style:family="text">
      <style:text-properties officeooo:rsid="05db26e6"/>
    </style:style>
    <style:style style:name="T654" style:family="text">
      <style:text-properties officeooo:rsid="05dd1a58"/>
    </style:style>
    <style:style style:name="T655" style:family="text">
      <style:text-properties officeooo:rsid="05e36166"/>
    </style:style>
    <style:style style:name="T656" style:family="text">
      <style:text-properties officeooo:rsid="06137d4c"/>
    </style:style>
    <style:style style:name="T657" style:family="text">
      <style:text-properties officeooo:rsid="061a245a"/>
    </style:style>
    <style:style style:name="T658" style:family="text">
      <style:text-properties officeooo:rsid="061b89cc"/>
    </style:style>
    <style:style style:name="T659" style:family="text">
      <style:text-properties officeooo:rsid="061fe825"/>
    </style:style>
    <style:style style:name="T660" style:family="text">
      <style:text-properties officeooo:rsid="06205073"/>
    </style:style>
    <style:style style:name="T661" style:family="text">
      <style:text-properties officeooo:rsid="0631d1cc"/>
    </style:style>
    <style:style style:name="T662" style:family="text">
      <style:text-properties officeooo:rsid="06365616"/>
    </style:style>
    <style:style style:name="T663" style:family="text">
      <style:text-properties officeooo:rsid="06391b60"/>
    </style:style>
    <style:style style:name="T664" style:family="text">
      <style:text-properties officeooo:rsid="063bc456"/>
    </style:style>
    <style:style style:name="T665" style:family="text">
      <style:text-properties officeooo:rsid="063e79e3"/>
    </style:style>
    <style:style style:name="T666" style:family="text">
      <style:text-properties officeooo:rsid="06474b91"/>
    </style:style>
    <style:style style:name="T667" style:family="text">
      <style:text-properties officeooo:rsid="064857c8"/>
    </style:style>
    <style:style style:name="T668" style:family="text">
      <style:text-properties officeooo:rsid="0651ff66"/>
    </style:style>
    <style:style style:name="T669" style:family="text">
      <style:text-properties officeooo:rsid="0657be4d"/>
    </style:style>
    <style:style style:name="T670" style:family="text">
      <style:text-properties officeooo:rsid="065adfdc"/>
    </style:style>
    <style:style style:name="T671" style:family="text">
      <style:text-properties officeooo:rsid="06619c58"/>
    </style:style>
    <style:style style:name="T672" style:family="text">
      <style:text-properties officeooo:rsid="0689474d"/>
    </style:style>
    <style:style style:name="T673" style:family="text">
      <style:text-properties officeooo:rsid="06afe6e6"/>
    </style:style>
    <style:style style:name="T674" style:family="text">
      <style:text-properties officeooo:rsid="06cfdb04"/>
    </style:style>
    <style:style style:name="T675" style:family="text">
      <style:text-properties officeooo:rsid="06d2a104"/>
    </style:style>
    <style:style style:name="T676" style:family="text">
      <style:text-properties officeooo:rsid="06d359d9"/>
    </style:style>
    <style:style style:name="T677" style:family="text">
      <style:text-properties officeooo:rsid="06d3af2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8" text:outline-level="2">Basic Moves</text:h>
      <text:h text:style-name="P251" text:outline-level="3">Physical</text:h>
      <text:p text:style-name="P3"><text:span text:style-name="T2">Fuck ‘em up </text:span><text:span text:style-name="T3">- </text:span>When <text:span text:style-name="T676">you inflict violence on </text:span>someone, roll with <text:span text:style-name="T1">physical</text:span>. <text:span text:style-name="T591">If you attack with your fangs, you can do 1 or 2 harm and get 1 blood per harm ultimately inflicted.</text:span></text:p>
      <text:p text:style-name="P3"/>
      <text:p text:style-name="P79">⚅ On a 10+, you inflict <text:span text:style-name="T677">appropriate </text:span>harm and <text:span text:style-name="T584">choose</text:span> <text:span text:style-name="T599">1</text:span>: </text:p>
      <text:list xml:id="list1661768843" text:style-name="L1">
        <text:list-item>
          <text:p text:style-name="P102"><text:span text:style-name="T607">add 1 harm</text:span>.</text:p>
        </text:list-item>
        <text:list-item>
          <text:p text:style-name="P102"><text:span text:style-name="T608">you give them</text:span> a<text:span text:style-name="T606">n injury</text:span> Condition.</text:p>
        </text:list-item>
        <text:list-item>
          <text:p text:style-name="P104">you quell the Beast.</text:p>
        </text:list-item>
      </text:list>
      <text:p text:style-name="P240">⚅ On a 7-9, you <text:span text:style-name="T615">inflict appropriate harm,</text:span> but the Storyteller chooses <text:span text:style-name="T599">1</text:span>:</text:p>
      <text:list xml:id="list259270928" text:style-name="L2">
        <text:list-item>
          <text:p text:style-name="P140">the harm is reduced by 1.</text:p>
        </text:list-item>
        <text:list-item>
          <text:p text:style-name="P105">they harm <text:span text:style-name="T605">you in return.</text:span></text:p>
        </text:list-item>
        <text:list-item>
          <text:p text:style-name="P106"><text:span text:style-name="T646">the struggle or </text:span>your victim <text:span text:style-name="T623">i</text:span>s noisy.</text:p>
        </text:list-item>
        <text:list-item>
          <text:p text:style-name="P107">there’s collateral damage.</text:p>
        </text:list-item>
        <text:list-item>
          <text:p text:style-name="P145">you carry -1 forward to your next move.</text:p>
        </text:list-item>
        <text:list-item>
          <text:p text:style-name="P108">[Another complication.]</text:p>
        </text:list-item>
      </text:list>
      <text:p text:style-name="P14"/>
      <text:p text:style-name="P4"><text:span text:style-name="T1">Do something athletic</text:span> <text:span text:style-name="T1">-</text:span> When you perform some feat of strength, <text:span text:style-name="T649">dexterity</text:span>, agility, or <text:span text:style-name="T648">endurance,</text:span> roll with <text:span text:style-name="T1">physical</text:span>.</text:p>
      <text:p text:style-name="P4"/>
      <text:p text:style-name="P80">⚅ On a 10+, you succeed and choose <text:span text:style-name="T587">1</text:span>: </text:p>
      <text:list xml:id="list1822075036" text:style-name="L3">
        <text:list-item>
          <text:p text:style-name="P109">carry +1 forward <text:span text:style-name="T611">to</text:span> your next move.</text:p>
        </text:list-item>
        <text:list-item>
          <text:p text:style-name="P114"><text:span text:style-name="T602">you </text:span>quell the Beast.</text:p>
        </text:list-item>
      </text:list>
      <text:p text:style-name="P5">⚅ On a 7-9, you succeed, but choose <text:span text:style-name="T587">1</text:span>: </text:p>
      <text:list xml:id="list1805648345" text:style-name="L4">
        <text:list-item>
          <text:p text:style-name="P115">you break something <text:span text:style-name="T622">of consequence</text:span>.</text:p>
        </text:list-item>
        <text:list-item>
          <text:p text:style-name="P116">you make a lot of noise.</text:p>
        </text:list-item>
        <text:list-item>
          <text:p text:style-name="P103">you take 1 harm.</text:p>
        </text:list-item>
        <text:list-item>
          <text:p text:style-name="P117">carry -1 forward <text:span text:style-name="T612">to</text:span> your next move.</text:p>
        </text:list-item>
        <text:list-item>
          <text:p text:style-name="P103">the Beast stirs.</text:p>
        </text:list-item>
      </text:list>
      <text:p text:style-name="P2"/>
      <text:p text:style-name="P6"><text:span text:style-name="T1">Run for it -</text:span> When you <text:span text:style-name="T667">bodily evade or escape immediate </text:span>danger, roll with <text:span text:style-name="T1">physical</text:span>. </text:p>
      <text:p text:style-name="P6"/>
      <text:p text:style-name="P78">⚅ On a 10+, you’<text:span text:style-name="T603">re safe and choose 1:</text:span></text:p>
      <text:list xml:id="list1674116963" text:style-name="L5">
        <text:list-item>
          <text:p text:style-name="P118">you’re in a good position to <text:span text:style-name="T666">react or retaliate</text:span>.</text:p>
        </text:list-item>
        <text:list-item>
          <text:p text:style-name="P119">you quell the Beast.</text:p>
        </text:list-item>
      </text:list>
      <text:p text:style-name="P89">⚅ On a 7-9, you’<text:span text:style-name="T604">re safe</text:span>, but choose <text:span text:style-name="T600">1</text:span>:</text:p>
      <text:list xml:id="list4178011172" text:style-name="L6">
        <text:list-item>
          <text:p text:style-name="P154">you cause a big scene.</text:p>
        </text:list-item>
        <text:list-item>
          <text:p text:style-name="P156">you lose something along the way.</text:p>
        </text:list-item>
        <text:list-item>
          <text:p text:style-name="P158">someone present gets an Edge on you.</text:p>
        </text:list-item>
        <text:list-item>
          <text:p text:style-name="P157">the Beast stirs.</text:p>
        </text:list-item>
      </text:list>
      <text:h text:style-name="P253" text:outline-level="3"/>
      <text:h text:style-name="P251" text:outline-level="3">Social</text:h>
      <text:p text:style-name="P23"><text:span text:style-name="T253">Manipulate someone -</text:span><text:span text:style-name="T210"> When you </text:span><text:span text:style-name="T373">provide a </text:span><text:span text:style-name="T382">rationale, </text:span><text:span text:style-name="T384">temptation</text:span><text:span text:style-name="T373">, threat, </text:span><text:span text:style-name="T383">or </text:span><text:span text:style-name="T373">motive to</text:span><text:span text:style-name="T210"> manipulate, </text:span><text:span text:style-name="T374">convince</text:span><text:span text:style-name="T210">, </text:span><text:span text:style-name="T257">intimidate,</text:span><text:span text:style-name="T210"> or seduce someone, roll with </text:span><text:span text:style-name="T253">social</text:span><text:span text:style-name="T210">.</text:span></text:p>
      <text:p text:style-name="P7"/>
      <text:p text:style-name="P81">⚅ On a 10+, <text:span text:style-name="T616">they do it and </text:span>you <text:span text:style-name="T617">get an Edge on them.</text:span></text:p>
      <text:p text:style-name="P99"><text:span text:style-name="T322">⚅ On a 7-9, </text:span><text:span text:style-name="T324">they do it, but </text:span><text:span text:style-name="T323">the Storyteller chooses 1:</text:span></text:p>
      <text:list xml:id="list3529094336" text:style-name="L7">
        <text:list-item>
          <text:p text:style-name="P120">they comply maliciously.</text:p>
        </text:list-item>
        <text:list-item>
          <text:p text:style-name="P137">they <text:span text:style-name="T673">squeal or </text:span>gossip<text:span text:style-name="T669"> </text:span>later.</text:p>
        </text:list-item>
        <text:list-item>
          <text:p text:style-name="P138">a favor or <text:span text:style-name="T670">revenge </text:span>is owed.</text:p>
        </text:list-item>
        <text:list-item>
          <text:p text:style-name="P121">they get an Edge on you.</text:p>
        </text:list-item>
        <text:list-item>
          <text:p text:style-name="P122">[Another complication.]</text:p>
        </text:list-item>
      </text:list>
      <text:p text:style-name="P2"/>
      <text:p text:style-name="P136"><text:span text:style-name="T665">If you’re manipulating a PC: they receive</text:span> <text:span text:style-name="T613">1 XP</text:span> for <text:span text:style-name="T614">going along with a success, but they don’t have to. If they go along with a ⚅ 7-9, they choose instead of the Storyteller.</text:span></text:p>
      <text:p text:style-name="P2"/>
      <text:p text:style-name="P8"><text:span text:style-name="T1">Stand your ground -</text:span> When you <text:span text:style-name="T653">resist succumbing to overwhelming </text:span>intimidation, <text:span text:style-name="T651">discomfort, fear</text:span>, <text:span text:style-name="T652">or pressure</text:span>, roll with <text:span text:style-name="T1">social</text:span>.</text:p>
      <text:p text:style-name="P8"/>
      <text:p text:style-name="P82">⚅ On a 10+, you <text:span text:style-name="T624">stand firm</text:span> and choose <text:span text:style-name="T601">1</text:span>: </text:p>
      <text:list xml:id="list4174286688" text:style-name="L8">
        <text:list-item>
          <text:p text:style-name="P123">carry +1 forward to your next move.</text:p>
        </text:list-item>
        <text:list-item>
          <text:p text:style-name="P124">you quell the Beast.</text:p>
        </text:list-item>
      </text:list>
      <text:p text:style-name="P86">⚅ On a 7-9, you <text:span text:style-name="T625">stand firm</text:span>, but the Beast stirs.</text:p>
      <text:p text:style-name="P2"/>
      <text:p text:style-name="P9"><text:span text:style-name="T1">Show your teeth -</text:span> When you <text:span text:style-name="T661">go aggro to </text:span>shut someone down, <text:span text:style-name="T654">freak them out, drive them off</text:span>, <text:span text:style-name="T661">or overwhelm</text:span> them, roll with <text:span text:style-name="T1">social</text:span>. </text:p>
      <text:p text:style-name="P12"/>
      <text:p text:style-name="P90">⚅ On a 10+<text:span text:style-name="T388">, </text:span><text:span text:style-name="T411">choose 2:</text:span></text:p>
      <text:p text:style-name="P87">⚅ On a 7-9, choose <text:span text:style-name="T588">1</text:span>: </text:p>
      <text:list xml:id="list2769750784" text:style-name="L10">
        <text:list-item>
          <text:p text:style-name="P135">if <text:span text:style-name="T664">they’re an</text:span> NPC, they freeze up or run away.</text:p>
        </text:list-item>
        <text:list-item>
          <text:p text:style-name="P112"><text:span text:style-name="T662">if they’re a PC, they have to back down or </text:span><text:span text:style-name="T186">stand their ground</text:span><text:span text:style-name="T412">.</text:span></text:p>
        </text:list-item>
        <text:list-item>
          <text:p text:style-name="P111">you gain an Edge on them.</text:p>
        </text:list-item>
        <text:list-item>
          <text:p text:style-name="P110">give them a <text:span text:style-name="T610">mental </text:span>Condition <text:span text:style-name="T663">for the rest of the scene.</text:span></text:p>
        </text:list-item>
      </text:list>
      <text:h text:style-name="P254" text:outline-level="3"/>
      <text:h text:style-name="P252" text:outline-level="3">Mental</text:h>
      <text:p text:style-name="P13"><text:span text:style-name="T1">Do something shady -</text:span> Whether stealing a painting, sneaking into a facility, or slipping your blood into <text:span text:style-name="T589">a</text:span> drink, when <text:span text:style-name="T674">you act while avoiding discovery or suspicion</text:span>, roll with <text:span text:style-name="T1">mental</text:span>.</text:p>
      <text:p text:style-name="P13"/>
      <text:p text:style-name="P91">⚅ On a <text:span text:style-name="T618">10+</text:span>, you succeed and choose <text:span text:style-name="T586">1:</text:span></text:p>
      <text:list xml:id="list495563763" text:style-name="L11">
        <text:list-item>
          <text:p text:style-name="P113">you carry +1 forward <text:span text:style-name="T609">to your next move</text:span>.</text:p>
        </text:list-item>
        <text:list-item>
          <text:p text:style-name="P141">you quell the Beast.</text:p>
        </text:list-item>
      </text:list>
      <text:p text:style-name="P95">⚅ On a <text:span text:style-name="T619">7-9</text:span>, you <text:span text:style-name="T621">do it</text:span>, <text:span text:style-name="T620">but the Storyteller chooses 1:</text:span></text:p>
      <text:list xml:id="list3155133584" text:style-name="L12">
        <text:list-item>
          <text:p text:style-name="P142">you leave some trace behind.</text:p>
        </text:list-item>
        <text:list-item>
          <text:p text:style-name="P143">your success is temporary.</text:p>
        </text:list-item>
        <text:list-item>
          <text:p text:style-name="P147">there are unintended side effects.</text:p>
        </text:list-item>
        <text:list-item>
          <text:p text:style-name="P144">you carry -1 forward to your next move.</text:p>
        </text:list-item>
        <text:list-item>
          <text:p text:style-name="P146">[Another complication.]</text:p>
        </text:list-item>
      </text:list>
      <text:p text:style-name="P17"/>
      <text:p text:style-name="P24"><text:span text:style-name="T253">Navigate a system -</text:span><text:span text:style-name="T210"> Whether </text:span><text:span text:style-name="T256">hacking </text:span><text:span text:style-name="T210">a database, </text:span><text:span text:style-name="T375">reading market trends, or</text:span><text:span text:style-name="T210"> </text:span><text:span text:style-name="T376">investigating a crime scene</text:span><text:span text:style-name="T210">, </text:span><text:span text:style-name="T371">when</text:span><text:span text:style-name="T210"> you </text:span><text:span text:style-name="T380">analyze</text:span><text:span text:style-name="T377"> </text:span><text:span text:style-name="T381">or</text:span><text:span text:style-name="T377"> </text:span><text:span text:style-name="T378">manipulate </text:span><text:span text:style-name="T210">a </text:span><text:span text:style-name="T379">pattern of details</text:span><text:span text:style-name="T210">, roll with </text:span><text:span text:style-name="T253">mental</text:span><text:span text:style-name="T210">.</text:span></text:p>
      <text:p text:style-name="P10"/>
      <text:p text:style-name="P244">⚅ On a 10+, you achieve your goal and choose <text:span text:style-name="T640">1:</text:span></text:p>
      <text:list xml:id="list3806564515" text:style-name="L24">
        <text:list-item>
          <text:p text:style-name="P125">you gain 1 Prep related to <text:span text:style-name="T641">the system</text:span>.</text:p>
        </text:list-item>
        <text:list-item>
          <text:p text:style-name="P126">you carry +1 forward to your next move.</text:p>
        </text:list-item>
      </text:list>
      <text:p text:style-name="P88">⚅ On a 7-9, you achieve your goal, <text:span text:style-name="T642">but </text:span>choose <text:span text:style-name="T585">1:</text:span></text:p>
      <text:list xml:id="list141019132587456" text:continue-list="list3529094336" text:style-name="L7">
        <text:list-item>
          <text:p text:style-name="P130">someone notices your activities.</text:p>
        </text:list-item>
        <text:list-item>
          <text:p text:style-name="P129">you lose access to the system <text:span text:style-name="T644">somehow.</text:span></text:p>
        </text:list-item>
        <text:list-item>
          <text:p text:style-name="P128">you <text:span text:style-name="T643">disturb, disorder, or disrupt the system.</text:span></text:p>
        </text:list-item>
        <text:list-item>
          <text:p text:style-name="P127">the Beast stirs.</text:p>
        </text:list-item>
      </text:list>
      <text:p text:style-name="P2"/>
      <text:p text:style-name="P11"><text:span text:style-name="T1">Read their eyes –</text:span> <text:span text:style-name="T668">When you observe, interrogate, or consort with someone to</text:span> figure out what makes <text:span text:style-name="T672">them </text:span>tick, roll with <text:span text:style-name="T1">mental</text:span>.</text:p>
      <text:p text:style-name="P11"/>
      <text:p text:style-name="P83">⚅ On a 10+, <text:span text:style-name="T590">gain an Edge and ask 2.</text:span></text:p>
      <text:p text:style-name="P98"><text:span text:style-name="T210">⚅ On a 7-9, </text:span><text:span text:style-name="T369">ask </text:span><text:span text:style-name="T370">2</text:span><text:span text:style-name="T369">.</text:span></text:p>
      <text:list xml:id="list3628399300" text:style-name="L13">
        <text:list-item>
          <text:p text:style-name="P155">Are they acting shady?</text:p>
        </text:list-item>
        <text:list-item>
          <text:p text:style-name="P159">What’s their immediate goal?</text:p>
        </text:list-item>
        <text:list-item>
          <text:p text:style-name="P159">Do they believe or trust you?</text:p>
        </text:list-item>
        <text:list-item>
          <text:p text:style-name="P163"><text:span text:style-name="T210">What commands their </text:span><text:span text:style-name="T372">attention</text:span><text:span text:style-name="T210">?</text:span></text:p>
        </text:list-item>
        <text:list-item>
          <text:p text:style-name="P159">What might please or anger them?</text:p>
        </text:list-item>
        <text:list-item>
          <text:p text:style-name="P160">Are they hiding strong feelings?</text:p>
        </text:list-item>
        <text:list-item>
          <text:p text:style-name="P161">How do they feel about you?</text:p>
        </text:list-item>
        <text:list-item>
          <text:p text:style-name="P162">[Another similar question.]</text:p>
        </text:list-item>
      </text:list>
      <text:h text:style-name="P249" text:outline-level="2">Meta Moves</text:h>
      <text:h text:style-name="P164" text:outline-level="2"><text:span text:style-name="T392">Respect our limits</text:span><text:span text:style-name="T445"> – This game </text:span><text:span text:style-name="T460">is </text:span><text:span text:style-name="T459">for everyone at the table</text:span><text:span text:style-name="T445">. If somebody </text:span><text:span text:style-name="T446">needs to </text:span><text:span text:style-name="T189">state a limit</text:span><text:span text:style-name="T445">, immediately cut away or fade to black from whatever is upsetting them. Talk as a table about how to continue the story while </text:span><text:span text:style-name="T556">embracing</text:span><text:span text:style-name="T445"> the limit.</text:span></text:h>
      <text:list xml:id="list813250193" text:style-name="L14">
        <text:list-header>
          <text:h text:style-name="P165" text:outline-level="2"/>
          <text:h text:style-name="P165" text:outline-level="2"><text:span text:style-name="T387">State a limit – </text:span><text:span text:style-name="T419">This is a game to have fun. If some theme, activity, or imagery of the story is ruining your fun, speak up. </text:span><text:span text:style-name="T442">You don’t have to explain why, you only have to </text:span><text:span text:style-name="T443">indicate </text:span><text:span text:style-name="T442">what.</text:span></text:h>
        </text:list-header>
      </text:list>
      <text:h text:style-name="P179" text:outline-level="2"/>
      <text:h text:style-name="P166" text:outline-level="2"><text:span text:style-name="T387">Think cinematically – </text:span><text:span text:style-name="T419">This game works better when we think like we’re directing a </text:span><text:span text:style-name="T458">tv series more</text:span><text:span text:style-name="T419"> than writing a novel. Focus on what we can perceive with our (supernatural) senses </text:span><text:span text:style-name="T453">here in the moment.</text:span></text:h>
      <text:h text:style-name="P191" text:outline-level="2"/>
      <text:h text:style-name="P167" text:outline-level="2"><text:span text:style-name="T387">Invent fiction</text:span><text:span text:style-name="T419"> – </text:span><text:span text:style-name="T461">This game shines when you s</text:span><text:span text:style-name="T419">peak up </text:span><text:span text:style-name="T461">to </text:span><text:span text:style-name="T558">refine, </text:span><text:span text:style-name="T566">improve,</text:span><text:span text:style-name="T557"> or </text:span><text:span text:style-name="T565">augment</text:span><text:span text:style-name="T557"> </text:span><text:span text:style-name="T559">the </text:span><text:span text:style-name="T562">scenario</text:span><text:span text:style-name="T419">. </text:span><text:span text:style-name="T560">It needs to make sense, and t</text:span><text:span text:style-name="T481">he Storyteller has final veto, but the </text:span><text:span text:style-name="T561">only firm rule</text:span><text:span text:style-name="T481"> is: </text:span><text:span text:style-name="T444">don’t contradict anything already established. </text:span><text:span text:style-name="T393">Use this to set up </text:span><text:span text:style-name="T418">a</text:span><text:span text:style-name="T393"> move </text:span><text:span text:style-name="T577">or</text:span><text:span text:style-name="T393"> </text:span><text:span text:style-name="T394">just </text:span><text:span text:style-name="T417">to </text:span><text:span text:style-name="T393">make </text:span><text:span text:style-name="T416">shit</text:span><text:span text:style-name="T393"> cooler.</text:span></text:h>
      <text:h text:style-name="P180" text:outline-level="2"/>
      <text:h text:style-name="P193" text:outline-level="2"><text:span text:style-name="T447">Ex.</text:span><text:span text:style-name="T82"> </text:span><text:span text:style-name="T83">T</text:span><text:span text:style-name="T84">he Prince is wearing </text:span><text:span text:style-name="T85">my</text:span><text:span text:style-name="T84"> favorite </text:span><text:span text:style-name="T86">designer. </text:span><text:span text:style-name="T91">My</text:span><text:span text:style-name="T92"> </text:span><text:span text:style-name="T93">Mist </text:span><text:span text:style-name="T92">Form is </text:span><text:span text:style-name="T173">saturated violet</text:span><text:span text:style-name="T93">. </text:span><text:span text:style-name="T172">Lucky </text:span><text:span text:style-name="T87">I’ve always got my boot knife.</text:span><text:span text:style-name="T86"> </text:span><text:span text:style-name="T82">Maybe the </text:span><text:span text:style-name="T88">roof</text:span><text:span text:style-name="T82"> collapsed in one corner. </text:span><text:span text:style-name="T83">It’s a huge gun, </text:span><text:span text:style-name="T89">just</text:span><text:span text:style-name="T83"> a fucking giant revolver with shells like Vienna sausages</text:span><text:span text:style-name="T90">.</text:span><text:span text:style-name="T83"> </text:span><text:span text:style-name="T124">Surely there’s </text:span><text:span text:style-name="T123">a forklift in this warehouse.</text:span></text:h>
      <text:h text:style-name="P186" text:outline-level="2"/>
      <text:h text:style-name="P168" text:outline-level="2"><text:span text:style-name="T395">B</text:span><text:span text:style-name="T387">e curious, not cautious –</text:span><text:span text:style-name="T419"> </text:span><text:span text:style-name="T463">This</text:span><text:span text:style-name="T419"> game is more fun when we play to find out what happens </text:span><text:span text:style-name="T448">than when we play to keep our characters </text:span><text:span text:style-name="T454">happy</text:span><text:span text:style-name="T448">. </text:span><text:span text:style-name="T449">Stories about people who never </text:span><text:span text:style-name="T468">take risks, never </text:span><text:span text:style-name="T449">get hurt, who never fail </text:span><text:span text:style-name="T450">leave </text:span><text:span text:style-name="T449">fewer memories than stories about </text:span><text:span text:style-name="T450">a hot fucking mess</text:span><text:span text:style-name="T456">.</text:span></text:h>
      <text:h text:style-name="P181" text:outline-level="2"/>
      <text:h text:style-name="P169" text:outline-level="2"><text:span text:style-name="T397">D</text:span><text:span text:style-name="T396">on’t sweat the meta – </text:span><text:span text:style-name="T462">In this game, i</text:span><text:span text:style-name="T464">t’s okay for you to know things </text:span><text:span text:style-name="T479">that</text:span><text:span text:style-name="T464"> you don’t know, and to act on that knowledge when it would make </text:span><text:span text:style-name="T563">shit</text:span><text:span text:style-name="T464"> cooler.</text:span></text:h>
      <text:h text:style-name="P187" text:outline-level="2"/>
      <text:h text:style-name="P170" text:outline-level="2"><text:span text:style-name="T396">Dispute</text:span><text:span text:style-name="T387"> fiction </text:span><text:span text:style-name="T419">– Sometimes the Storyteller will say something they think is cool, but that just ruins the story </text:span><text:span text:style-name="T469">for you</text:span><text:span text:style-name="T419">. </text:span><text:span text:style-name="T451">You’</text:span><text:span text:style-name="T457">re</text:span><text:span text:style-name="T451"> </text:span><text:span text:style-name="T455">trying</text:span><text:span text:style-name="T451"> to </text:span><text:span text:style-name="T190">be curious, not cautious</text:span><text:span text:style-name="T451"> but whatever the Storyteller said just seems to cheapen the whole damn thing for you. Speak up and negotiate </text:span><text:span text:style-name="T452">an</text:span><text:span text:style-name="T451"> alternative.</text:span></text:h>
      <text:p text:style-name="P73"><text:span text:style-name="T595">Gain (or suffer) a Condition</text:span> – <text:span text:style-name="T31">When the Storyteller or a move says you gain or suffer a Condition, write it down. </text:span><text:span text:style-name="T40">A Condition can be anything </text:span><text:span text:style-name="T43">relevant and appropriate to the story</text:span><text:span text:style-name="T40">, and is not constrained </text:span><text:span text:style-name="T41">to a </text:span><text:span text:style-name="T42">predetermined list.</text:span></text:p>
      <text:p text:style-name="P57"/>
      <text:p text:style-name="P32"><text:span text:style-name="T32">So long as </text:span><text:span text:style-name="T39">a </text:span><text:span text:style-name="T32">Condition is written down, no aspect of the story can violate its truth.</text:span></text:p>
      <text:p text:style-name="P59"/>
      <text:p text:style-name="P37">Give a Condition – <text:span text:style-name="T8">When a move says you give someone a Condition, you </text:span><text:span text:style-name="T78">can</text:span><text:span text:style-name="T8"> choose anything that makes sense as a consequence of your </text:span><text:span text:style-name="T76">action</text:span><text:span text:style-name="T8">. </text:span><text:span text:style-name="T63">The Storyteller has final veto.</text:span></text:p>
      <text:p text:style-name="P58"/>
      <text:p text:style-name="P33"><text:span text:style-name="T597">Exploit a Condition</text:span><text:span text:style-name="T31"> – When you declare a move, </text:span><text:span text:style-name="T64">you can </text:span><text:span text:style-name="T45">describe</text:span><text:span text:style-name="T31"> how you’re capitalizing on a Condition </text:span><text:span text:style-name="T33">you’ve got</text:span><text:span text:style-name="T31">; </text:span><text:span text:style-name="T44">o</text:span><text:span text:style-name="T36">r i</text:span><text:span text:style-name="T31">f you’re moving against someone else, you can </text:span><text:span text:style-name="T46">describe</text:span><text:span text:style-name="T31"> how you’re exploiting a Condition </text:span><text:span text:style-name="T34">they’ve got. </text:span><text:span text:style-name="T35">Gain +1 to your roll for either (but not both).</text:span></text:p>
      <text:p text:style-name="P58"/>
      <text:p text:style-name="P34">Remove a Condition<text:span text:style-name="T8"> - </text:span><text:span text:style-name="T31">You </text:span><text:span text:style-name="T38">can </text:span><text:span text:style-name="T31">erase </text:span><text:span text:style-name="T8">a Condition </text:span><text:span text:style-name="T31">when it makes sense in the </text:span><text:span text:style-name="T61">story</text:span><text:span text:style-name="T31"> </text:span><text:span text:style-name="T47">(ask </text:span><text:span text:style-name="T37">the Storyteller</text:span><text:span text:style-name="T47">)</text:span><text:span text:style-name="T37">; </text:span><text:span text:style-name="T31">or when a move says you can.</text:span><text:span text:style-name="T55"> </text:span><text:span text:style-name="T56">If a move says a Condition is permanent, only the Storyteller can tell you to erase it.</text:span></text:p>
      <text:p text:style-name="P60"/>
      <text:p text:style-name="P35">Gain an Edge – <text:span text:style-name="T8">When </text:span><text:span text:style-name="T51">the Storyteller or </text:span><text:span text:style-name="T8">a move says you gain an Edge </text:span><text:span text:style-name="T48">on someone</text:span><text:span text:style-name="T8">, write down </text:span><text:span text:style-name="T48">their name. </text:span><text:span text:style-name="T49">This represents some instinctive insight into their nature, motivations, or </text:span><text:span text:style-name="T50">character </text:span><text:span text:style-name="T57">that you’ll exploit later</text:span><text:span text:style-name="T50">. You can have multiple Edges on the same person.</text:span></text:p>
      <text:p text:style-name="P61"/>
      <text:p text:style-name="P26">Spend an <text:span text:style-name="T596">E</text:span>dge – <text:span text:style-name="T17">At any time, e</text:span><text:span text:style-name="T8">rase an Edge on someone and choose 1:</text:span></text:p>
      <text:list xml:id="list141019835973552" text:continue-numbering="true" text:style-name="L14">
        <text:list-item>
          <text:p text:style-name="P203"><text:bookmark text:name="page46R_mcid1"/><text:span text:style-name="T10">Add +1 to your roll </text:span><text:span text:style-name="T13">against them</text:span><text:span text:style-name="T10">.</text:span></text:p>
        </text:list-item>
        <text:list-item>
          <text:p text:style-name="P212"><text:span text:style-name="T10">Subtract -1 from </text:span><text:span text:style-name="T14">their</text:span><text:span text:style-name="T12"> </text:span><text:span text:style-name="T10">roll against you.</text:span></text:p>
        </text:list-item>
        <text:list-item>
          <text:p text:style-name="P216">Force an NPC to falter or hesitate.</text:p>
        </text:list-item>
        <text:list-item>
          <text:p text:style-name="P216">Force an NPC to act at Disadvantage. </text:p>
        </text:list-item>
        <text:list-item>
          <text:p text:style-name="P212"><text:span text:style-name="T10">Add 1 extra harm </text:span><text:span text:style-name="T11">to an attack</text:span><text:span text:style-name="T10">.</text:span></text:p>
        </text:list-item>
        <text:list-item>
          <text:h text:style-name="P219" text:outline-level="2"><text:span text:style-name="T430">A</text:span><text:span text:style-name="T429">sk </text:span><text:span text:style-name="T431">1</text:span><text:span text:style-name="T429"> question from </text:span><text:span text:style-name="T188">read their eyes</text:span><text:span text:style-name="T429">.</text:span></text:h>
          <text:h text:style-name="P182" text:outline-level="2"/>
        </text:list-item>
      </text:list>
      <text:p text:style-name="P77"><text:span text:style-name="T391">We made it!</text:span><text:span text:style-name="T419"> – </text:span><text:span text:style-name="T437">If you’re still (un)alive, y</text:span><text:span text:style-name="T419">ou earn 2 XP at the end </text:span><text:span text:style-name="T440">of </text:span><text:span text:style-name="T438">the </text:span><text:span text:style-name="T419">session.</text:span></text:p>
      <text:p text:style-name="P47"/>
      <text:p text:style-name="P28"><text:span text:style-name="T387">Tag an attribute –</text:span><text:span text:style-name="T419"> </text:span><text:span text:style-name="T433">A</text:span><text:span text:style-name="T419">t the beginning of a </text:span><text:span text:style-name="T433">play </text:span><text:span text:style-name="T419">session, you </text:span><text:span text:style-name="T473">can</text:span><text:span text:style-name="T419"> ask another player or the Storyteller to tag one of your attributes (physical, social, or mental). You cannot ask the same </text:span><text:span text:style-name="T432">person </text:span><text:span text:style-name="T434">that </text:span><text:span text:style-name="T435">you </text:span><text:span text:style-name="T474">asked</text:span><text:span text:style-name="T419"> last session.</text:span></text:p>
      <text:p text:style-name="P48"/>
      <text:p text:style-name="P29"><text:span text:style-name="T387">Use a tagged attribute</text:span><text:span text:style-name="T419"> – </text:span><text:span text:style-name="T436">When you roll a basic move using a tagged attribute, you gain 1 XP and erase the tag.</text:span></text:p>
      <text:p text:style-name="P27"/>
      <text:p text:style-name="P27"><text:span text:style-name="T386">B</text:span>otch a roll – <text:span text:style-name="T629">If</text:span><text:span text:style-name="T49"> you want, y</text:span><text:span text:style-name="T8">ou may choose to convert </text:span><text:span text:style-name="T62">a</text:span><text:span text:style-name="T8"> failed roll to a botch. You receive 1 XP, but the Storyteller is obligated to choose </text:span><text:span text:style-name="T20">a Very Bad™ </text:span><text:span text:style-name="T8">outcome for your </text:span><text:span text:style-name="T19">action.</text:span></text:p>
      <text:p text:style-name="P62"/>
      <text:p text:style-name="P30">Level up – <text:span text:style-name="T8">When you fill your 6</text:span><text:span text:style-name="T593">th</text:span><text:span text:style-name="T8"> XP mark, </text:span><text:span text:style-name="T175">you </text:span><text:span text:style-name="T60">immediately</text:span><text:span text:style-name="T8"> </text:span><text:span text:style-name="T170">earn a</text:span><text:span text:style-name="T8"> </text:span><text:span text:style-name="T187">character advance</text:span><text:span text:style-name="T22">. </text:span><text:span text:style-name="T170">You may choose immediately or wait. </text:span><text:span text:style-name="T24">You </text:span><text:span text:style-name="T52">can</text:span><text:span text:style-name="T24">not </text:span><text:span text:style-name="T171">mark</text:span><text:span text:style-name="T24"> any more XP until you choose a character </text:span><text:span text:style-name="T30">advance</text:span><text:span text:style-name="T24">.</text:span></text:p>
      <text:p text:style-name="P63"/>
      <text:p text:style-name="P31">Character advance –<text:span text:style-name="T8"> </text:span><text:span text:style-name="T23">When </text:span><text:span text:style-name="T174">a move says </text:span><text:span text:style-name="T23">you </text:span><text:span text:style-name="T66">get</text:span><text:span text:style-name="T23"> a character advance, you </text:span><text:span text:style-name="T79">can</text:span><text:span text:style-name="T23"> choose 1 </text:span><text:span text:style-name="T65">from </text:span><text:span text:style-name="T53">below</text:span><text:span text:style-name="T54">.</text:span></text:p>
      <text:p text:style-name="P64"/>
      <text:p text:style-name="P36"><text:span text:style-name="T77">Representing latent power of the Blood, </text:span><text:span text:style-name="T80">you can </text:span><text:span text:style-name="T77">choose </text:span><text:span text:style-name="T81">from</text:span><text:span text:style-name="T77"> these</text:span><text:span text:style-name="T71"> </text:span><text:span text:style-name="T70">for any character advance</text:span><text:span text:style-name="T8">:</text:span></text:p>
      <text:p text:style-name="P36"><text:span text:style-name="T8"/></text:p>
      <text:list xml:id="list2892830573" text:style-name="L15">
        <text:list-item>
          <text:p text:style-name="P205"><text:bookmark text:name="page10R_mcid13"/><text:span text:style-name="T23">Add 1 to </text:span><text:span text:style-name="T594">physical</text:span><text:span text:style-name="T29">,</text:span><text:span text:style-name="T594"> social</text:span><text:span text:style-name="T29">,</text:span><text:span text:style-name="T594"> </text:span><text:span text:style-name="T29">or </text:span><text:span text:style-name="T594">mental</text:span><text:span text:style-name="T23">.</text:span></text:p>
        </text:list-item>
        <text:list-item>
          <text:p text:style-name="P217">Get a new move from one of your Clan Disciplines.</text:p>
        </text:list-item>
        <text:list-item>
          <text:p text:style-name="P228"><text:span text:style-name="T441">Add or remove </text:span><text:span text:style-name="T439">a Condition </text:span><text:span text:style-name="T564">negotiated with the Storyteller.</text:span></text:p>
        </text:list-item>
      </text:list>
      <text:p text:style-name="P100"/>
      <text:p text:style-name="P199"><text:span text:style-name="T575">I</text:span><text:span text:style-name="T574">f</text:span><text:span text:style-name="T419"> you got this advance from </text:span><text:span text:style-name="T8">level up</text:span><text:span text:style-name="T419"> </text:span><text:span text:style-name="T576">and</text:span><text:span text:style-name="T475"> </text:span><text:span text:style-name="T398">it makes sense </text:span><text:span text:style-name="T399">in</text:span><text:span text:style-name="T398"> story</text:span><text:span text:style-name="T419">, you may </text:span><text:span text:style-name="T476">instead</text:span><text:span text:style-name="T419"> choose from:</text:span></text:p>
      <text:p text:style-name="P194"><text:span text:style-name="T419"/></text:p>
      <text:list xml:id="list141018727148223" text:continue-numbering="true" text:style-name="L15">
        <text:list-item>
          <text:p text:style-name="P220"><text:span text:style-name="T23">Get a new move from a</text:span><text:span text:style-name="T72">ny</text:span><text:span text:style-name="T68"> </text:span><text:span text:style-name="T67">Discipline </text:span><text:span text:style-name="T25">by studying with someone who knows more than you.</text:span></text:p>
        </text:list-item>
        <text:list-item>
          <text:p text:style-name="P217">Get a new Background.</text:p>
        </text:list-item>
        <text:list-item>
          <text:p text:style-name="P221"><text:span text:style-name="T477">R</text:span><text:span text:style-name="T419">aise your Path rating by </text:span><text:span text:style-name="T187">seeking enlightenment.</text:span></text:p>
        </text:list-item>
        <text:list-item>
          <text:p text:style-name="P222"><text:span text:style-name="T69">Establish</text:span><text:span text:style-name="T23"> </text:span><text:span text:style-name="T28">P</text:span><text:span text:style-name="T23">ull with a </text:span><text:span text:style-name="T26">faction. </text:span><text:span text:style-name="T27">Your Pull starts at 0.</text:span></text:p>
        </text:list-item>
        <text:list-item>
          <text:h text:style-name="P223" text:outline-level="2"><text:span text:style-name="T439">Add 1 to </text:span><text:span text:style-name="T445">P</text:span><text:span text:style-name="T439">ull with a</text:span><text:span text:style-name="T478">n established</text:span><text:span text:style-name="T439"> </text:span><text:span text:style-name="T445">faction.</text:span></text:h>
        </text:list-item>
        <text:list-item>
          <text:h text:style-name="P224" text:outline-level="2"><text:span text:style-name="T482">Get a</text:span><text:span text:style-name="T467"> new special move negotiated with the Storyteller</text:span><text:span text:style-name="T419">. </text:span><text:span text:style-name="T470">The </text:span><text:span text:style-name="T472">new </text:span><text:span text:style-name="T470">move cannot replicate </text:span><text:span text:style-name="T472">an existing move</text:span><text:span text:style-name="T470">.</text:span><text:span text:style-name="T419"> You can only choose this at the beginning or end of a play session </text:span><text:span text:style-name="T471">when you have time to discuss it</text:span><text:span text:style-name="T419">.</text:span></text:h>
        </text:list-item>
      </text:list>
      <text:h text:style-name="P250" text:outline-level="2">Special Moves</text:h>
      <text:p text:style-name="P25"><text:span text:style-name="T365">Drink blood - </text:span><text:span text:style-name="T357">When you drink </text:span><text:span text:style-name="T359">blood from </text:span><text:span text:style-name="T360">a willing, immobilized, or unconscious victim</text:span><text:span text:style-name="T357">, roll with </text:span><text:span text:style-name="T364">Path</text:span><text:span text:style-name="T360">. </text:span><text:span text:style-name="T361">If your victim is resisting, you’ll need to </text:span><text:span text:style-name="T320">fuck ‘em up </text:span><text:span text:style-name="T362">instead </text:span><text:span text:style-name="T363">or </text:span><text:span text:style-name="T321">do something athletic</text:span><text:span text:style-name="T363"> to restrain them first</text:span><text:span text:style-name="T362">.</text:span></text:p>
      <text:p text:style-name="P22"/>
      <text:p text:style-name="P16">You <text:span text:style-name="T627">automatically </text:span>get <text:span text:style-name="T639">2</text:span> blood and they’re <text:span text:style-name="T183">drained</text:span> <text:span text:style-name="T628">for a week.</text:span></text:p>
      <text:p text:style-name="P16"/>
      <text:p text:style-name="P16">⚅ On a 10+, choose 3. </text:p>
      <text:p text:style-name="P16">⚅ On a 7-9, choose 2. </text:p>
      <text:p text:style-name="P16"><text:span text:style-name="T8">⚅ </text:span>On a miss, choose 1.</text:p>
      <text:p text:style-name="P16"/>
      <text:list xml:id="list3705727691" text:style-name="L16">
        <text:list-item>
          <text:p text:style-name="P204">You <text:span text:style-name="T645">get</text:span> 1 extra blood.</text:p>
        </text:list-item>
        <text:list-item>
          <text:p text:style-name="P213">You <text:span text:style-name="T645">get</text:span> 1 <text:span text:style-name="T579">more </text:span>extra blood.</text:p>
        </text:list-item>
        <text:list-item>
          <text:p text:style-name="P213">You quell the Beast.</text:p>
        </text:list-item>
        <text:list-item>
          <text:p text:style-name="P213">When the Kiss wears off, they don’t realize what you did to them.</text:p>
        </text:list-item>
        <text:list-item>
          <text:p text:style-name="P214">They <text:span text:style-name="T1">definitely</text:span> die. <text:span text:style-name="T598">You must choose this if you want to diablerize a vampire.</text:span></text:p>
        </text:list-item>
        <text:list-item>
          <text:p text:style-name="P213">They definitely <text:span text:style-name="T1">don’t</text:span> die. You can’t <text:span text:style-name="T592">choose</text:span> this if they’re <text:span text:style-name="T183">drained</text:span>.</text:p>
        </text:list-item>
      </text:list>
      <text:p text:style-name="P16"/>
      <text:p text:style-name="P149">Overfeed – <text:span text:style-name="T8">You can </text:span><text:span text:style-name="T125">temporarily carry</text:span><text:span text:style-name="T8"> up to 4 blood above your regular maximum. </text:span><text:span text:style-name="T178">E</text:span><text:span text:style-name="T177">rase this excess blood when yo</text:span><text:span text:style-name="T179">u</text:span><text:span text:style-name="T177"> </text:span><text:span text:style-name="T179">next</text:span><text:span text:style-name="T177"> </text:span><text:span text:style-name="T209">slumber</text:span><text:span text:style-name="T126">. </text:span><text:span text:style-name="T180">I</text:span><text:span text:style-name="T127">f you </text:span><text:span text:style-name="T207">slumber</text:span><text:span text:style-name="T127"> with excess blood, you can </text:span><text:span text:style-name="T208">arise</text:span><text:span text:style-name="T127"> the next evening </text:span><text:span text:style-name="T176">for free</text:span><text:span text:style-name="T127">.</text:span></text:p>
      <text:p text:style-name="P16"/>
      <text:p text:style-name="P40">Blood buff – <text:span text:style-name="T8">Spend 1 blood to carry +1 forward ongoing to physical </text:span><text:span text:style-name="T18">moves </text:span><text:span text:style-name="T8">for the rest of the scene.</text:span></text:p>
      <text:p text:style-name="P16"/>
      <text:p text:style-name="P16"><text:span text:style-name="T5">Commit d</text:span><text:span text:style-name="T4">iablerie</text:span><text:span text:style-name="T15"> </text:span><text:span text:style-name="T4">-</text:span><text:span text:style-name="T15"> When you drink the last </text:span><text:span text:style-name="T21">point</text:span><text:span text:style-name="T15"> of a vampire’s blood, you commit diablerie </text:span><text:span text:style-name="T21">and they suffer Final Death</text:span><text:span text:style-name="T15">. </text:span><text:span text:style-name="T58">You’ve committed </text:span><text:span text:style-name="T75">willful </text:span><text:span text:style-name="T58">murder, which might mean </text:span><text:span text:style-name="T191">we’re all sinners</text:span><text:span text:style-name="T465">.</text:span></text:p>
      <text:p text:style-name="P21"/>
      <text:p text:style-name="P16"><text:span text:style-name="T15">If the </text:span><text:span text:style-name="T59">victim’s </text:span><text:span text:style-name="T15">generation is lower </text:span><text:span text:style-name="T9">than </text:span><text:span text:style-name="T15">yours</text:span><text:span text:style-name="T16">:</text:span></text:p>
      <text:list xml:id="list1315504966" text:style-name="L17">
        <text:list-item>
          <text:p text:style-name="P207"><text:span text:style-name="T301">You </text:span><text:span text:style-name="T296">take on their generation </text:span><text:span text:style-name="T302">permanently</text:span><text:span text:style-name="T296">.</text:span></text:p>
        </text:list-item>
        <text:list-item>
          <text:p text:style-name="P229"><text:span text:style-name="T301">You </text:span><text:span text:style-name="T296">receive </text:span><text:span text:style-name="T297">a </text:span><text:span text:style-name="T306">free </text:span><text:span text:style-name="T310">(not earned)</text:span><text:span text:style-name="T297"> </text:span><text:span text:style-name="T313">character</text:span><text:span text:style-name="T314"> advance</text:span><text:span text:style-name="T297"> </text:span><text:span text:style-name="T298">for each point of difference </text:span><text:span text:style-name="T308">in generation. </text:span><text:span text:style-name="T311">F</text:span><text:span text:style-name="T299">or </text:span><text:span text:style-name="T309">these advances</text:span><text:span text:style-name="T299">, you may </text:span><text:span text:style-name="T304">count</text:span><text:span text:style-name="T299"> your </text:span><text:span text:style-name="T303">victim’s Clan Disciplines </text:span><text:span text:style-name="T305">as </text:span><text:span text:style-name="T307">your own</text:span><text:span text:style-name="T300">.</text:span></text:p>
        </text:list-item>
        <text:list-item>
          <text:p text:style-name="P229"><text:span text:style-name="T339">Y</text:span><text:span text:style-name="T340">our aura is marked for a year.</text:span></text:p>
        </text:list-item>
      </text:list>
      <text:p text:style-name="P19"/>
      <text:p text:style-name="P76"><text:span text:style-name="T254">T</text:span><text:span text:style-name="T255">ake harm</text:span><text:span text:style-name="T212"> –</text:span><text:span text:style-name="T255"> </text:span><text:span text:style-name="T213">When you’re </text:span><text:span text:style-name="T228">weakened or </text:span><text:span text:style-name="T213">injured, you take harm. </text:span><text:span text:style-name="T214">The Banes and some moves cause aggravated harm, which is harder to </text:span><text:span text:style-name="T227">shrug off</text:span><text:span text:style-name="T214">. </text:span><text:span text:style-name="T229">Everything else does normal harm.</text:span></text:p>
      <text:p text:style-name="P65"/>
      <text:list xml:id="list506184905" text:style-name="L18">
        <text:list-item>
          <text:p text:style-name="P208"><text:span text:style-name="T215">1 harm: m</text:span><text:span text:style-name="T214">any small injuries or </text:span><text:span text:style-name="T237">a</text:span><text:span text:style-name="T214"> </text:span><text:span text:style-name="T222">serious</text:span><text:span text:style-name="T214"> injury—</text:span><text:span text:style-name="T230">mauled by </text:span><text:span text:style-name="T231">house </text:span><text:span text:style-name="T230">cats or </text:span><text:span text:style-name="T238">a broken limb.</text:span><text:span text:style-name="T214"> </text:span></text:p>
        </text:list-item>
        <text:list-item>
          <text:p text:style-name="P230"><text:span text:style-name="T215">2 harm: a</text:span><text:span text:style-name="T214"> life-threatening wound</text:span><text:span text:style-name="T215">—</text:span><text:span text:style-name="T214">like that caused by most </text:span><text:span text:style-name="T245">personal</text:span><text:span text:style-name="T214"> weapons.</text:span></text:p>
        </text:list-item>
        <text:list-item>
          <text:p text:style-name="P230"><text:span text:style-name="T216">3 </text:span><text:span text:style-name="T217">h</text:span><text:span text:style-name="T216">arm: </text:span><text:span text:style-name="T218">an </text:span><text:span text:style-name="T216">injury that </text:span><text:span text:style-name="T224">should </text:span><text:span text:style-name="T223">immediately</text:span><text:span text:style-name="T216"> kill a morta</text:span><text:span text:style-name="T221">l</text:span><text:span text:style-name="T216">—</text:span><text:span text:style-name="T225">like </text:span><text:span text:style-name="T216">a </text:span><text:span text:style-name="T226">grenade </text:span><text:span text:style-name="T246">blast</text:span><text:span text:style-name="T226"> </text:span><text:span text:style-name="T216">or </text:span><text:span text:style-name="T219">a </text:span><text:span text:style-name="T247">long fall</text:span><text:span text:style-name="T219">.</text:span></text:p>
        </text:list-item>
      </text:list>
      <text:p text:style-name="P66"/>
      <text:p text:style-name="P46"><text:span text:style-name="T8">When you take harm, </text:span><text:span text:style-name="T74">a move or </text:span><text:span text:style-name="T8">the Storyteller may also give you a Condition </text:span><text:span text:style-name="T73">to represent a specific injury</text:span><text:span text:style-name="T8">.</text:span></text:p>
      <text:p text:style-name="P93"/>
      <text:p text:style-name="P202"><text:span text:style-name="T647">Armor –</text:span><text:span text:style-name="T145"> </text:span><text:span text:style-name="T630">I</text:span><text:span text:style-name="T631">f</text:span><text:span text:style-name="T146"> it makes sense for your armor to protect you </text:span><text:span text:style-name="T149">when you </text:span><text:span text:style-name="T200">take harm</text:span><text:span text:style-name="T141">, the harm is reduced by the rating </text:span><text:span text:style-name="T142">(1-3)</text:span><text:span text:style-name="T141"> of the armor. </text:span><text:span text:style-name="T153">If the harm is reduced to 0, you don’t </text:span><text:span text:style-name="T201">take harm</text:span><text:span text:style-name="T153">. </text:span><text:span text:style-name="T147">B</text:span><text:span text:style-name="T142">ulk and </text:span><text:span text:style-name="T148">cost</text:span><text:span text:style-name="T143"> </text:span><text:span text:style-name="T142">increase with </text:span><text:span text:style-name="T181">armor’s </text:span><text:span text:style-name="T142">rating; </text:span><text:span text:style-name="T144">stealth</text:span><text:span text:style-name="T142"> and mobility decrease.</text:span></text:p>
      <text:p text:style-name="P93"/>
      <text:p text:style-name="P71"><text:span text:style-name="T258">R</text:span><text:span text:style-name="T294">ecover from harm –</text:span><text:span text:style-name="T220"> </text:span><text:span text:style-name="T241">By resting a moment, you can spend 1 or more blood to heal an equal amount of normal harm.</text:span></text:p>
      <text:p text:style-name="P67"/>
      <text:p text:style-name="P68"><text:span text:style-name="T659">While</text:span> sleeping <text:span text:style-name="T626">through the day</text:span>, you can:</text:p>
      <text:list xml:id="list3211854302" text:style-name="L19">
        <text:list-item>
          <text:p text:style-name="P206"><text:span text:style-name="T632">Spend</text:span> 1 or more blood to heal an equal amount of aggravated <text:span text:style-name="T633">harm</text:span>. <text:span text:style-name="T658">This takes 1 hour per harm.</text:span></text:p>
        </text:list-item>
        <text:list-item>
          <text:p text:style-name="P218">Spend 2 blood <text:span text:style-name="T660">and 1 hour</text:span> to heal all normal <text:span text:style-name="T633">harm</text:span>.</text:p>
        </text:list-item>
      </text:list>
      <text:p text:style-name="P69"/>
      <text:p text:style-name="P198"><text:span text:style-name="T235">Unless </text:span><text:span text:style-name="T236">stated </text:span><text:span text:style-name="T235">otherwise, y</text:span><text:span text:style-name="T233">ou can </text:span><text:span text:style-name="T248">u</text:span><text:span text:style-name="T234">se the table under </text:span><text:span text:style-name="T251">take harm</text:span><text:span text:style-name="T280"> as a guide </text:span><text:span text:style-name="T292">to </text:span><text:span text:style-name="T239">remove</text:span><text:span text:style-name="T233"> i</text:span><text:span text:style-name="T232">njury </text:span><text:span text:style-name="T211">Conditions </text:span><text:span text:style-name="T240">proportionally to harm healed</text:span><text:span text:style-name="T211">.</text:span></text:p>
      <text:p text:style-name="P49"/>
      <text:p text:style-name="P72"><text:span text:style-name="T259">Really die – </text:span><text:span text:style-name="T279">When you </text:span><text:span text:style-name="T287">fill</text:span><text:span text:style-name="T279"> your last harm </text:span><text:span text:style-name="T288">mark</text:span><text:span text:style-name="T279">, you suffer Final Death...</text:span><text:span text:style-name="T270"> unless you choose </text:span><text:span text:style-name="T278">1</text:span><text:span text:style-name="T270">:</text:span></text:p>
      <text:list xml:id="list408906321" text:style-name="L20">
        <text:list-item>
          <text:p text:style-name="P210"><text:span text:style-name="T270">You enter </text:span><text:span text:style-name="T249">uncontrolled frenzy</text:span><text:span text:style-name="T270">. </text:span><text:span text:style-name="T274">You can’t choose this if you’re already frenzied </text:span><text:span text:style-name="T282">or </text:span><text:span text:style-name="T252">staked</text:span><text:span text:style-name="T274">.</text:span></text:p>
        </text:list-item>
        <text:list-item>
          <text:p text:style-name="P232"><text:span text:style-name="T270">You enter </text:span><text:span text:style-name="T249">torpor</text:span><text:span text:style-name="T270">. </text:span><text:span text:style-name="T274">You can’t choose this if you’re already in torpor </text:span><text:span text:style-name="T275">or </text:span><text:span text:style-name="T250">staked</text:span><text:span text:style-name="T275">.</text:span></text:p>
        </text:list-item>
        <text:list-item>
          <text:p text:style-name="P233"><text:span text:style-name="T270">You’</text:span><text:span text:style-name="T281">re out of commission for the scene. </text:span><text:span text:style-name="T286">You r</text:span><text:span text:style-name="T284">eturn </text:span><text:span text:style-name="T285">later</text:span><text:span text:style-name="T283"> with </text:span><text:span text:style-name="T271">a permanent and </text:span><text:span text:style-name="T272">severe </text:span><text:span text:style-name="T271">Condition of the Storyteller’s choice. </text:span><text:span text:style-name="T273">This Condition cannot be removed by any other move. </text:span><text:span text:style-name="T268">This is your only choice</text:span><text:span text:style-name="T260"> if you </text:span><text:span text:style-name="T261">have already </text:span><text:span text:style-name="T269">died </text:span><text:span text:style-name="T263">during</text:span><text:span text:style-name="T261"> </text:span><text:span text:style-name="T262">this</text:span><text:span text:style-name="T261"> story </text:span><text:span text:style-name="T293">or</text:span><text:span text:style-name="T264"> if all your harm is aggravated harm</text:span><text:span text:style-name="T261">.</text:span></text:p>
        </text:list-item>
      </text:list>
      <text:p text:style-name="P152"><text:span text:style-name="T270"/></text:p>
      <text:p text:style-name="P152"><text:span text:style-name="T270">If you choose to </text:span><text:span text:style-name="T276">escape </text:span><text:span text:style-name="T270">Final Death, erase all normal harm </text:span><text:span text:style-name="T277">and 1 aggravated harm.</text:span></text:p>
      <text:p text:style-name="P197"><text:span text:style-name="T265">S</text:span><text:span text:style-name="T266">unlight </text:span><text:span text:style-name="T267">(Bane)</text:span><text:span text:style-name="T266"> – </text:span><text:span text:style-name="T289">You take 1 aggravated harm for each minute of exposure to indirect or diffused sunlight. You take 1 aggravated harm for every 10 seconds of exposure to direct sunlight. </text:span><text:span text:style-name="T290">Artificial UV </text:span><text:span text:style-name="T291">or whatever doesn’t</text:span><text:span text:style-name="T290"> count, </text:span><text:span text:style-name="T291">but </text:span><text:span text:style-name="T290">magical sunlight does.</text:span></text:p>
      <text:p text:style-name="P52"/>
      <text:p text:style-name="P42"><text:span text:style-name="T636">Fire (Bane) </text:span>– <text:span text:style-name="T113">When burned by </text:span><text:span text:style-name="T114">sparks, cinders, coals, </text:span><text:span text:style-name="T115">pyrotechnics,</text:span><text:span text:style-name="T114"> </text:span><text:span text:style-name="T116">o</text:span><text:span text:style-name="T113">pen flame, </text:span><text:span text:style-name="T116">or the like</text:span><text:span text:style-name="T113">, y</text:span><text:span text:style-name="T8">ou take aggravated </text:span><text:span text:style-name="T112">harm</text:span><text:span text:style-name="T8"> relative </text:span><text:span text:style-name="T117">to how much of your body is engulfed</text:span><text:span text:style-name="T8">.</text:span></text:p>
      <text:p text:style-name="P70"/>
      <text:list xml:id="list141020304094597" text:continue-list="list506184905" text:style-name="L18">
        <text:list-item>
          <text:p text:style-name="P209"><text:span text:style-name="T215">1 </text:span><text:span text:style-name="T242">aggravated </text:span><text:span text:style-name="T215">harm: </text:span><text:span text:style-name="T243">a limb, or part of the torso</text:span></text:p>
        </text:list-item>
        <text:list-item>
          <text:p text:style-name="P231"><text:span text:style-name="T215">2 </text:span><text:span text:style-name="T242">aggravated </text:span><text:span text:style-name="T215">harm: </text:span><text:span text:style-name="T244">the head, </text:span><text:span text:style-name="T243">multiple limbs, or all of the torso</text:span></text:p>
        </text:list-item>
        <text:list-item>
          <text:p text:style-name="P225"><text:span text:style-name="T109">3 </text:span><text:span text:style-name="T111">aggravated </text:span><text:span text:style-name="T110">h</text:span><text:span text:style-name="T109">arm: </text:span><text:span text:style-name="T118">most or all of the body</text:span></text:p>
        </text:list-item>
      </text:list>
      <text:p text:style-name="P41"/>
      <text:p text:style-name="P70">Vampires are not themselves flammable, but if you remain in the fire, <text:span text:style-name="T638">you repeatedly </text:span><text:span text:style-name="T184">take harm </text:span><text:span text:style-name="T401">every few moments.</text:span></text:p>
      <text:p text:style-name="P41"/>
      <text:p text:style-name="P44">Explosions – <text:span text:style-name="T8">Unless otherwise established, most </text:span><text:span text:style-name="T122">makeshift or </text:span><text:span text:style-name="T8">accidental </text:span><text:span text:style-name="T119">home and </text:span><text:span text:style-name="T121">commercial </text:span><text:span text:style-name="T8">explosions should be treated as </text:span><text:span text:style-name="T187">fire</text:span><text:span text:style-name="T419">;</text:span><text:span text:style-name="T187"> </text:span><text:span text:style-name="T518">but </text:span><text:span text:style-name="T515">purpose-made </text:span><text:span text:style-name="T516">or </text:span><text:span text:style-name="T419">military explosives </text:span><text:span text:style-name="T520">seriously</text:span><text:span text:style-name="T515"> </text:span><text:span text:style-name="T187">fuck ‘em up</text:span><text:span text:style-name="T419"> </text:span><text:span text:style-name="T519">without much flame.</text:span></text:p>
      <text:p text:style-name="P43"/>
      <text:p text:style-name="P43"><text:span text:style-name="T637">Dismembered</text:span> – <text:span text:style-name="T8">If you’re decapitated, you </text:span><text:span text:style-name="T187">really die</text:span><text:span text:style-name="T419">. Otherwise you can reattach dismembered bits of your body by </text:span><text:span text:style-name="T509">positioning </text:span><text:span text:style-name="T419">them in proximity to the stump and </text:span><text:span text:style-name="T197">recovering </text:span><text:span text:style-name="T198">from </text:span><text:span text:style-name="T197">harm</text:span><text:span text:style-name="T509">. </text:span><text:span text:style-name="T510">This won’t work if the body part is missing or destroyed; </text:span><text:span text:style-name="T525">you’ll have to get weird.</text:span></text:p>
      <text:p text:style-name="P41"/>
      <text:p text:style-name="P45"><text:span text:style-name="T635">Staked – </text:span><text:span text:style-name="T108">Any wooden object larger than a pencil piercing your heart will give you the Condition </text:span><text:span text:style-name="T195">staked </text:span><text:span text:style-name="T502">until it is removed. While </text:span><text:span text:style-name="T195">staked</text:span><text:span text:style-name="T502"> you are completely paralyzed—</text:span><text:span text:style-name="T523">down to your eyeballs—</text:span><text:span text:style-name="T503">and you cannot use </text:span><text:span text:style-name="T522">any vampiric powers or </text:span><text:span text:style-name="T504">sorcery </text:span><text:span text:style-name="T503">(unless </text:span><text:span text:style-name="T511">stated </text:span><text:span text:style-name="T503">otherwise).</text:span></text:p>
      <text:p text:style-name="P55"/>
      <text:p text:style-name="P45"><text:span text:style-name="T505">T</text:span><text:span text:style-name="T506">o stake someone, </text:span><text:span text:style-name="T196">fuck ‘em up</text:span><text:span text:style-name="T507"> </text:span><text:span text:style-name="T513">and</text:span><text:span text:style-name="T507"> give them the Condition </text:span><text:span text:style-name="T196">staked</text:span><text:span text:style-name="T507">. </text:span><text:span text:style-name="T535">A stake </text:span><text:span text:style-name="T537">to the chest</text:span><text:span text:style-name="T535"> does 2 harm. </text:span><text:span text:style-name="T524">I</text:span><text:span text:style-name="T512">f you can’t </text:span><text:span text:style-name="T514">or don’t give them the Condition</text:span><text:span text:style-name="T508">, your stake </text:span><text:span text:style-name="T536">just </text:span><text:span text:style-name="T508">misse</text:span><text:span text:style-name="T517">s</text:span><text:span text:style-name="T508"> their heart</text:span><text:span text:style-name="T512">.</text:span></text:p>
      <text:p text:style-name="P45"><text:span text:style-name="T512"/></text:p>
      <text:p text:style-name="P200"><text:span text:style-name="T408">Torpor</text:span><text:span text:style-name="T534"> – When you enter torpor, you lie in a deathlike slumber</text:span><text:span text:style-name="T421"> </text:span><text:span text:style-name="T423">until someone pours 1 blood into your mouth. </text:span><text:span text:style-name="T424">You awaken with </text:span><text:span text:style-name="T425">0 blood and </text:span><text:span text:style-name="T466">full</text:span><text:span text:style-name="T425"> Stir marks, but you </text:span><text:span text:style-name="T426">need not </text:span><text:span text:style-name="T425">immediately roll for frenzy.</text:span></text:p>
      <text:p text:style-name="P201"><text:soft-page-break/>The Beast stirs – <text:span text:style-name="T8">When the Storyteller or a move says that the Beast stirs, </text:span><text:span text:style-name="T138">fill </text:span><text:span text:style-name="T120">1</text:span><text:span text:style-name="T8"> Stir </text:span><text:span text:style-name="T138">mark </text:span><text:span text:style-name="T140">(up to the maximum of 3) </text:span><text:span text:style-name="T155">then</text:span><text:span text:style-name="T154"> check below.</text:span></text:p>
      <text:p text:style-name="P175"><text:span text:style-name="T94"/></text:p>
      <text:p text:style-name="P176"><text:span text:style-name="T419">You </text:span><text:span text:style-name="T187">risk frenzy</text:span><text:span text:style-name="T419"> when the Beast stirs and </text:span><text:span text:style-name="T528">any of </text:span><text:span text:style-name="T531">these are true</text:span><text:span text:style-name="T419">:</text:span></text:p>
      <text:list xml:id="list657648897" text:style-name="L25">
        <text:list-item>
          <text:p text:style-name="P238"><text:span text:style-name="T527">y</text:span><text:span text:style-name="T419">ou </text:span><text:span text:style-name="T540">just </text:span><text:span text:style-name="T419">fill</text:span><text:span text:style-name="T540">ed</text:span><text:span text:style-name="T419"> your last Stir mark.</text:span></text:p>
        </text:list-item>
        <text:list-item>
          <text:p text:style-name="P227"><text:span text:style-name="T527">y</text:span><text:span text:style-name="T419">ou </text:span><text:span text:style-name="T539">already </text:span><text:span text:style-name="T541">had</text:span><text:span text:style-name="T419"> full Stir marks.</text:span></text:p>
        </text:list-item>
        <text:list-item>
          <text:p text:style-name="P226"><text:span text:style-name="T419">your Stir marks equal or exceed your </text:span><text:span text:style-name="T538">current blood</text:span><text:span text:style-name="T419">—</text:span><text:span text:style-name="T529">it’s hard to ignore the Beast when hungry.</text:span></text:p>
        </text:list-item>
      </text:list>
      <text:p text:style-name="P242"/>
      <text:p text:style-name="P174"><text:span text:style-name="T387">Risk frenzy –</text:span><text:span text:style-name="T419"> </text:span><text:span text:style-name="T543">T</text:span><text:span text:style-name="T419">he Beast is about to take control. You’ll </text:span><text:span text:style-name="T532">immediately </text:span><text:span text:style-name="T419">enter </text:span><text:span text:style-name="T187">uncontrolled frenzy</text:span><text:span text:style-name="T419"> unless you </text:span><text:span text:style-name="T187">resist frenzy</text:span><text:span text:style-name="T419"> or </text:span><text:span text:style-name="T187">ride the wave</text:span><text:span text:style-name="T419"> </text:span><text:span text:style-name="T544">(depending on your chosen </text:span><text:span text:style-name="T545">p</text:span><text:span text:style-name="T544">ath)</text:span><text:span text:style-name="T419">.</text:span></text:p>
      <text:p text:style-name="P192"/>
      <text:p text:style-name="P74"><text:span text:style-name="T387">Uncontrolled frenzy – </text:span><text:span text:style-name="T419">When you enter uncontrolled frenzy, you lash out at the source of your rage with uncon</text:span><text:span text:style-name="T428">s</text:span><text:span text:style-name="T419">t</text:span><text:span text:style-name="T428">r</text:span><text:span text:style-name="T419">ained primal fury. If you’</text:span><text:span text:style-name="T420">ve destroyed them,</text:span><text:span text:style-name="T419"> can’t reach them, or the source of your rage is inanimate, you </text:span><text:span text:style-name="T480">turn your </text:span><text:span text:style-name="T526">wrath</text:span><text:span text:style-name="T480"> on</text:span><text:span text:style-name="T419"> the nearest creature. </text:span><text:span text:style-name="T546">This</text:span><text:span text:style-name="T419"> ends </text:span><text:span text:style-name="T546">only </text:span><text:span text:style-name="T419">when there is nothing </text:span><text:span text:style-name="T427">(un)</text:span><text:span text:style-name="T419">living in sight.</text:span></text:p>
      <text:p text:style-name="P18"/>
      <text:p text:style-name="P178"><text:span text:style-name="T400">Q</text:span><text:span text:style-name="T387">uell the Beast – </text:span><text:span text:style-name="T419">When </text:span><text:span text:style-name="T483">the Storyteller or </text:span><text:span text:style-name="T419">a move says that you quell the Beast, erase </text:span><text:span text:style-name="T533">1</text:span><text:span text:style-name="T419"> Stir mark.</text:span></text:p>
      <text:p text:style-name="P18"/>
      <text:p text:style-name="P153"><text:span text:style-name="T366">Risk </text:span><text:span text:style-name="T367">r</text:span><text:span text:style-name="T368">ö</text:span><text:span text:style-name="T365">tschreck</text:span><text:bookmark text:name="page36R_mcid6"/><text:span text:style-name="T365"> –</text:span><text:span text:style-name="T295"> </text:span><text:span text:style-name="T312">When you </text:span><text:span text:style-name="T317">take harm </text:span><text:span text:style-name="T350">from the </text:span><text:span text:style-name="T351">B</text:span><text:span text:style-name="T350">anes, or if a move or the Storyteller says </text:span><text:span text:style-name="T352">so</text:span><text:span text:style-name="T350">, </text:span><text:span text:style-name="T353">the Beast demands control. Y</text:span><text:span text:style-name="T350">ou’ll immediately enter </text:span><text:span text:style-name="T317">rötschreck </text:span><text:span text:style-name="T350">unless</text:span><text:span text:style-name="T317"> </text:span><text:span text:style-name="T350">you </text:span><text:span text:style-name="T317">resist </text:span><text:span text:style-name="T318">rötschreck</text:span><text:span text:style-name="T350">.</text:span></text:p>
      <text:p text:style-name="P20"/>
      <text:p text:style-name="P134"><text:span text:style-name="T573">R</text:span><text:span text:style-name="T570">esist </text:span><text:span text:style-name="T571">r</text:span><text:span text:style-name="T572">ö</text:span><text:span text:style-name="T567">tschreck</text:span><text:bookmark text:name="page36R_mcid61"/><text:span text:style-name="T567"> - </text:span><text:span text:style-name="T419">When </text:span><text:span text:style-name="T542">primal terror</text:span><text:span text:style-name="T419"> looms, </text:span><text:span text:style-name="T521">you can </text:span><text:span text:style-name="T485">resist </text:span><text:span text:style-name="T486">and suppress </text:span><text:span text:style-name="T485">it by</text:span><text:span text:style-name="T419"> roll</text:span><text:span text:style-name="T485">ing</text:span><text:span text:style-name="T419"> with </text:span><text:span text:style-name="T567">Path</text:span><text:span text:style-name="T419">.</text:span></text:p>
      <text:p text:style-name="P15"/>
      <text:p text:style-name="P85"><text:span text:style-name="T8">⚅ On a 10+, you don’t succumb to rötschreck and you quell the </text:span><text:span text:style-name="T95">B</text:span><text:span text:style-name="T8">east. </text:span></text:p>
      <text:p text:style-name="P96">⚅ On a 7-9, you don’t succumb to rötschreck. </text:p>
      <text:p text:style-name="P94">⚅ On a miss, you enter rötschreck.</text:p>
      <text:p text:style-name="P50"/>
      <text:p text:style-name="P38"><text:span text:style-name="T387">Rötschreck – </text:span><text:span text:style-name="T419">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422">Rötschreck ends only when you escape your trigger.</text:span></text:p>
      <text:p text:style-name="P53"/>
      <text:p text:style-name="P54"/>
      <text:p text:style-name="P247"><text:span text:style-name="T1">Call in a favor</text:span><text:bookmark text:name="page28R_mcid3"/><text:span text:style-name="T1"> - </text:span><text:span text:style-name="T387">When you call in favors with a faction, roll with your </text:span><text:span text:style-name="T568">P</text:span><text:span text:style-name="T567">ull</text:span><text:span text:style-name="T387"> </text:span><text:span text:style-name="T389">for </text:span><text:span text:style-name="T387">that faction. </text:span></text:p>
      <text:p text:style-name="P132"/>
      <text:p text:style-name="P245"><text:span text:style-name="T183">⚅ </text:span>On a 10+ you get the favor. <text:span text:style-name="T578">C</text:span>hoose <text:span text:style-name="T581">1</text:span>. </text:p>
      <text:p text:style-name="P239">⚅ On a 7-9, you get the favor. <text:span text:style-name="T578">C</text:span>hoose <text:span text:style-name="T581">2.</text:span></text:p>
      <text:list xml:id="list2673451108" text:style-name="L23">
        <text:list-item>
          <text:p text:style-name="P237"><text:span text:style-name="T385">t</text:span>here are complications.</text:p>
        </text:list-item>
        <text:list-item>
          <text:p text:style-name="P215">they demand something in return.</text:p>
        </text:list-item>
        <text:list-item>
          <text:p text:style-name="P215">your <text:span text:style-name="T583">P</text:span>ull <text:span text:style-name="T582">is </text:span>reduced by 1.</text:p>
          <text:p text:style-name="P215"/>
        </text:list-item>
      </text:list>
      <text:p text:style-name="P139"><text:span text:style-name="T1">Make preparations - </text:span><text:span text:style-name="T387">When you spend time training, </text:span><text:span text:style-name="T414">staging</text:span><text:span text:style-name="T387">, </text:span><text:span text:style-name="T413">or </text:span><text:span text:style-name="T387">studying to do something </text:span><text:span text:style-name="T390">specific</text:span><text:span text:style-name="T387">, </text:span><text:span text:style-name="T410">describe your activities </text:span><text:span text:style-name="T409">and</text:span><text:span text:style-name="T387"> </text:span><text:span text:style-name="T415">earn</text:span><text:span text:style-name="T387"> </text:span><text:span text:style-name="T402">up to 2 </text:span><text:span text:style-name="T387">Prep </text:span><text:span text:style-name="T403">for that plan or scenario</text:span><text:span text:style-name="T387">.</text:span><text:span text:style-name="T502"> You </text:span><text:span text:style-name="T550">earn</text:span><text:span text:style-name="T502"> 1 Prep for every 2 nights </text:span><text:span text:style-name="T554">mostly </text:span><text:span text:style-name="T502">spent preparing.</text:span></text:p>
      <text:p text:style-name="P132"/>
      <text:p text:style-name="P172"><text:span text:style-name="T553">Y</text:span><text:span text:style-name="T502">ou can spend 1 Prep to get +1 </text:span><text:span text:style-name="T555">on</text:span><text:span text:style-name="T502"> </text:span><text:span text:style-name="T552">a </text:span><text:span text:style-name="T502">roll </text:span><text:span text:style-name="T551">related to your plan</text:span><text:span text:style-name="T502">. You can only spend 1 Prep per roll.</text:span></text:p>
      <text:p text:style-name="P183"/>
      <text:p text:style-name="P196"><text:span text:style-name="T358">S</text:span><text:span text:style-name="T357">lumber – </text:span><text:span text:style-name="T337">When the sun rises, </text:span><text:span text:style-name="T338">you must sleep—</text:span><text:span text:style-name="T349">or </text:span><text:span text:style-name="T316">awaken during the day</text:span><text:span text:style-name="T337">. </text:span><text:span text:style-name="T344">Check for </text:span><text:span text:style-name="T346">moves that might trigger </text:span><text:span text:style-name="T347">and </text:span><text:span text:style-name="T344">Conditions that </text:span><text:span text:style-name="T348">might </text:span><text:span text:style-name="T344">end </text:span><text:span text:style-name="T345">or evolve </text:span><text:span text:style-name="T344">at sunrise </text:span><text:span text:style-name="T355">or based on elapsed time</text:span><text:span text:style-name="T344">. </text:span><text:span text:style-name="T356">You might want to </text:span><text:span text:style-name="T319">recover from harm</text:span><text:span text:style-name="T356">.</text:span></text:p>
      <text:p text:style-name="P184"/>
      <text:p text:style-name="P190">Arise –<text:span text:style-name="T8"> </text:span><text:span text:style-name="T165">At dusk,</text:span><text:span text:style-name="T671"> </text:span><text:span text:style-name="T165">y</text:span><text:span text:style-name="T133">ou </text:span><text:span text:style-name="T152">can</text:span><text:span text:style-name="T133"> </text:span><text:span text:style-name="T135">spend 1 blood to </text:span><text:span text:style-name="T161">naturally </text:span><text:span text:style-name="T182">awaken</text:span><text:span text:style-name="T166"> </text:span><text:span text:style-name="T161">from </text:span><text:span text:style-name="T204">slumber</text:span><text:span text:style-name="T136">.</text:span><text:span text:style-name="T130"> </text:span><text:span text:style-name="T132">Erase all Stir marks.</text:span><text:span text:style-name="T130"> </text:span><text:span text:style-name="T134">Check for moves that might trigger and Conditions that might end or evolve</text:span><text:span text:style-name="T139">.</text:span></text:p>
      <text:p text:style-name="P185"/>
      <text:p text:style-name="P188">Remain asleep - <text:span text:style-name="T128">If you don’t wish to </text:span><text:span text:style-name="T205">arise</text:span><text:span text:style-name="T129"> </text:span><text:span text:style-name="T131">in the evening</text:span><text:span text:style-name="T128">, you can spend 1 blood to remain asleep for up to a week</text:span><text:span text:style-name="T130">. </text:span><text:span text:style-name="T167">You can repeat this as long as you have blood. </text:span><text:span text:style-name="T164">You must pay as normal to </text:span><text:span text:style-name="T206">arise</text:span><text:span text:style-name="T164"> after</text:span><text:span text:style-name="T168">ward</text:span><text:span text:style-name="T164">.</text:span></text:p>
      <text:p text:style-name="P151"><text:span text:style-name="T130"/></text:p>
      <text:p text:style-name="P189"><text:span text:style-name="T655">Out of blood –</text:span><text:span text:style-name="T150"> </text:span><text:span text:style-name="T128">If you </text:span><text:span text:style-name="T151">have 0 </text:span><text:span text:style-name="T160">blood </text:span><text:span text:style-name="T158">when you </text:span><text:span text:style-name="T169">should</text:span><text:span text:style-name="T158"> </text:span><text:span text:style-name="T202">arise</text:span><text:span text:style-name="T151"> </text:span><text:span text:style-name="T157">or </text:span><text:span text:style-name="T203">remain asleep</text:span><text:span text:style-name="T157">, </text:span><text:span text:style-name="T158">you </text:span><text:span text:style-name="T163">do neither</text:span><text:span text:style-name="T137"> </text:span><text:span text:style-name="T159">and </text:span><text:span text:style-name="T162">instead</text:span><text:span text:style-name="T159"> </text:span><text:span text:style-name="T128">enter </text:span><text:span text:style-name="T199">torpor</text:span><text:span text:style-name="T128">.</text:span></text:p>
      <text:p text:style-name="P148"/>
      <text:p text:style-name="P133"><text:span text:style-name="T1">Awaken during the day -</text:span> <text:span text:style-name="T387">When you need to awaken during the day, or remain awake after the sun rises, roll with </text:span><text:span text:style-name="T567">Path</text:span><text:span text:style-name="T387">. </text:span><text:span text:style-name="T405">You don’t </text:span><text:span text:style-name="T185">arise</text:span><text:span text:style-name="T404"> and </text:span><text:span text:style-name="T405">this </text:span><text:span text:style-name="T404">does not cost blood so long as you return to slumber </text:span><text:span text:style-name="T406">significantly </text:span><text:span text:style-name="T404">befor</text:span><text:span text:style-name="T407">e</text:span><text:span text:style-name="T404"> sunset.</text:span></text:p>
      <text:p text:style-name="P132"/>
      <text:p text:style-name="P245"><text:span text:style-name="T183">⚅ </text:span>On a 10+, you can stay <text:span text:style-name="T657">alert</text:span> for <text:span text:style-name="T657">maybe an </text:span>hour. </text:p>
      <text:p text:style-name="P239">⚅ On a 7-9, you can stay awake for ten or <text:span text:style-name="T580">twenty</text:span> <text:span text:style-name="T656">groggy </text:span>minutes.</text:p>
      <text:p text:style-name="P241"><text:span text:style-name="T422">⚅ On a miss, </text:span><text:span text:style-name="T502">only rötschreck can wake you </text:span><text:span text:style-name="T548">before sunset</text:span><text:span text:style-name="T502"> </text:span><text:span text:style-name="T549">today.</text:span></text:p>
      <text:p text:style-name="P195"><text:span text:style-name="T6">W</text:span><text:span text:style-name="T7">e’re all sinners – </text:span><text:span text:style-name="T107">When</text:span><text:span text:style-name="T500"> you do one of the actions </text:span><text:span text:style-name="T487">found at or below your Path rating on </text:span><text:span text:style-name="T530">your</text:span><text:span text:style-name="T487"> hierarchy of sin</text:span><text:span text:style-name="T500">, roll with </text:span><text:span text:style-name="T569">Path</text:span><text:span text:style-name="T500">.</text:span></text:p>
      <text:p text:style-name="P56"/>
      <text:p text:style-name="P84"><text:span text:style-name="T8">⚅ On a 10+, </text:span><text:span text:style-name="T96">you feel </text:span><text:span text:style-name="T156">genuine</text:span><text:span text:style-name="T96"> remorse, contrition, or guilt for your actions</text:span><text:span text:style-name="T97">. </text:span><text:span text:style-name="T98">Show it.</text:span></text:p>
      <text:p text:style-name="P92"><text:span text:style-name="T8">⚅ On a 7-9, </text:span><text:span text:style-name="T99">the Beast stirs. </text:span><text:span text:style-name="T100">You feel shame or embarrassment.</text:span></text:p>
      <text:p text:style-name="P97"><text:span text:style-name="T419">⚅ On a miss, </text:span><text:span text:style-name="T488">you lose a point of Path</text:span><text:span text:style-name="T489"> </text:span><text:span text:style-name="T490">and gain the Condition </text:span><text:span text:style-name="T192">seeking</text:span><text:span text:style-name="T491">. </text:span><text:span text:style-name="T492">Y</text:span><text:span text:style-name="T493">ou </text:span><text:span text:style-name="T494">feel</text:span><text:span text:style-name="T493"> </text:span><text:span text:style-name="T495">lost or </text:span><text:span text:style-name="T493">empty </text:span><text:span text:style-name="T496">inside</text:span><text:span text:style-name="T493">.</text:span></text:p>
      <text:p text:style-name="P97"><text:span text:style-name="T419">⚅ On a </text:span><text:span text:style-name="T497">botch</text:span><text:span text:style-name="T419">, </text:span><text:span text:style-name="T491">you lose a point of Path</text:span><text:span text:style-name="T497">. </text:span><text:span text:style-name="T498">You </text:span><text:span text:style-name="T547">relish in</text:span><text:span text:style-name="T498"> your transgression.</text:span></text:p>
      <text:p text:style-name="P92"/>
      <text:p text:style-name="P75"><text:span text:style-name="T634">S</text:span>eeking enlightenment – <text:span text:style-name="T101">You </text:span><text:span text:style-name="T102">can </text:span><text:span text:style-name="T98">spend </text:span><text:span text:style-name="T103">a</text:span><text:span text:style-name="T104">n earned</text:span><text:span text:style-name="T98"> character advance </text:span><text:span text:style-name="T105">to gain</text:span><text:span text:style-name="T98"> </text:span><text:span text:style-name="T106">the Condition</text:span><text:span text:style-name="T98"> </text:span><text:span text:style-name="T193">seeking</text:span><text:span text:style-name="T499">.</text:span></text:p>
      <text:p text:style-name="P51"/>
      <text:p text:style-name="P39"><text:span text:style-name="T484">If you’</text:span><text:span text:style-name="T501">re currently</text:span><text:span text:style-name="T484"> </text:span><text:span text:style-name="T194">seeking </text:span><text:span text:style-name="T499">○</text:span><text:span text:style-name="T484">:</text:span></text:p>
      <text:list xml:id="list111133516" text:style-name="L22">
        <text:list-item>
          <text:p text:style-name="P211"><text:span text:style-name="T330">Y</text:span><text:span text:style-name="T325">ou are </text:span><text:span text:style-name="T342">consciously </text:span><text:span text:style-name="T325">looking for </text:span><text:span text:style-name="T343">perspective, </text:span><text:span text:style-name="T354">guidance,</text:span><text:span text:style-name="T343"> </text:span><text:span text:style-name="T325">and meaning in your path. </text:span><text:span text:style-name="T341">Act like it.</text:span></text:p>
        </text:list-item>
        <text:list-item>
          <text:p text:style-name="P234"><text:span text:style-name="T326">Y</text:span><text:span text:style-name="T327">ou </text:span><text:span text:style-name="T328">can</text:span><text:span text:style-name="T327"> spend </text:span><text:span text:style-name="T329">an earned character advance to increase your Path rating.</text:span></text:p>
        </text:list-item>
        <text:list-item>
          <text:p text:style-name="P235"><text:span text:style-name="T331">You t</text:span><text:span text:style-name="T330">reat your </text:span><text:span text:style-name="T332">Path rating </text:span><text:span text:style-name="T330">as</text:span><text:span text:style-name="T332"> 1 higher only for </text:span><text:span text:style-name="T315">we’re all sinners</text:span><text:span text:style-name="T332">. </text:span></text:p>
        </text:list-item>
        <text:list-item>
          <text:p text:style-name="P236"><text:span text:style-name="T332">If you have to roll for </text:span><text:span text:style-name="T315">we’re all sinners</text:span><text:span text:style-name="T332">, </text:span><text:span text:style-name="T333">no matter the result,</text:span><text:span text:style-name="T332"> </text:span><text:span text:style-name="T334">erase</text:span><text:span text:style-name="T332"> </text:span><text:span text:style-name="T315">seeking</text:span><text:span text:style-name="T335">. </text:span><text:span text:style-name="T336">Y</text:span><text:span text:style-name="T332">our soul is too tumultuous to advance at this time.</text:span></text:p>
          <text:p text:style-name="P173"><text:span text:style-name="T50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9T14:10:18.330648742</dc:date>
    <meta:editing-duration>P5DT2H26M42S</meta:editing-duration>
    <meta:editing-cycles>1502</meta:editing-cycles>
    <meta:generator>LibreOffice/6.0.7.3$Linux_X86_64 LibreOffice_project/00m0$Build-3</meta:generator>
    <meta:print-date>2021-11-12T06:54:01.935995134</meta:print-date>
    <meta:document-statistic meta:table-count="0" meta:image-count="0" meta:object-count="0" meta:page-count="4" meta:paragraph-count="217" meta:word-count="3457" meta:character-count="18404" meta:non-whitespace-character-count="15212"/>
  </office:meta>
</office:document-meta>
</file>